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09C7EF3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dissolv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3"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4"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5" style:family="graphic">
      <style:graphic-properties draw:stroke="solid" svg:stroke-width="0.026cm" svg:stroke-color="#a0a0a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7.282cm" fo:min-width="0cm" fo:padding-top="0.13cm" fo:padding-bottom="0.13cm" fo:padding-left="0.25cm" fo:padding-right="0.25cm" fo:wrap-option="wrap" draw:shadow="hidden" draw:shadow-color="#808080"/>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3" style:family="presentation" style:parent-style-name="Title1-outline1">
      <style:graphic-properties draw:stroke="none" draw:fill="none" draw:fill-color="#ffffff" draw:textarea-horizontal-align="justify" draw:textarea-vertical-align="top" draw:auto-grow-height="true" draw:auto-grow-width="false" fo:min-height="14.558cm" fo:min-width="0cm" fo:padding-top="0.13cm" fo:padding-bottom="0.13cm" fo:padding-left="0.25cm" fo:padding-right="0.25cm" fo:wrap-option="wrap" draw:shadow="hidden" draw:shadow-color="#808080"/>
    </style:style>
    <style:style style:name="pr4" style:family="presentation" style:parent-style-name="Title1-notes">
      <style:graphic-properties draw:stroke="none" draw:fill="none" draw:fill-color="#ffffff" draw:auto-grow-height="true" fo:min-height="11.419cm" draw:shadow="hidden"/>
    </style:style>
    <style:style style:name="pr5" style:family="presentation" style:parent-style-name="Title1-notes">
      <style:graphic-properties draw:stroke="solid" svg:stroke-width="0.026cm" svg:stroke-color="#000000" draw:stroke-linejoin="miter" draw:fill="solid" draw:fill-color="#ffffff" draw:auto-grow-height="true" fo:min-height="11.419cm" fo:padding-top="0.013cm" fo:padding-bottom="0.013cm" fo:padding-left="0.013cm" fo:padding-right="0.013cm" draw:shadow="hidden"/>
    </style:style>
    <style:style style:name="pr6" style:family="presentation" style:parent-style-name="Title1-outline1">
      <style:graphic-properties draw:stroke="none" draw:fill="none" draw:fill-color="#ffffff" draw:textarea-horizontal-align="justify" draw:textarea-vertical-align="top" draw:auto-grow-height="true" draw:auto-grow-width="false" fo:min-height="12.517cm" fo:min-width="0cm" fo:padding-top="0.056cm" fo:padding-bottom="0cm" fo:padding-left="0cm" fo:padding-right="0cm" fo:wrap-option="wrap" draw:shadow="hidden" draw:shadow-color="#808080"/>
    </style:style>
    <style:style style:name="pr7" style:family="presentation" style:parent-style-name="Title1-outline1">
      <style:graphic-properties draw:stroke="none" draw:fill="none" draw:fill-color="#ffffff" draw:textarea-horizontal-align="justify" draw:textarea-vertical-align="top" draw:auto-grow-height="true" draw:auto-grow-width="false" fo:min-height="11.594cm" fo:min-width="0cm" fo:padding-top="0.13cm" fo:padding-bottom="0.13cm" fo:padding-left="0.25cm" fo:padding-right="0.25cm" fo:wrap-option="wrap" draw:shadow="hidden" draw:shadow-color="#808080"/>
    </style:style>
    <style:style style:name="pr8" style:family="presentation" style:parent-style-name="Title1-notes">
      <style:graphic-properties draw:stroke="solid" svg:stroke-width="0.026cm" svg:stroke-color="#000000" draw:stroke-linejoin="miter" draw:fill="solid" draw:fill-color="#ffffff" draw:textarea-horizontal-align="justify" draw:textarea-vertical-align="top" draw:auto-grow-height="true" draw:auto-grow-width="false" fo:min-height="11.181cm" fo:min-width="0cm" fo:padding-top="0.125cm" fo:padding-bottom="0.125cm" fo:padding-left="0.25cm" fo:padding-right="0.25cm" fo:wrap-option="wrap" draw:shadow="hidden"/>
    </style:style>
    <style:style style:name="pr9" style:family="presentation" style:parent-style-name="Title1-outline1">
      <style:graphic-properties draw:stroke="none" draw:fill="none" draw:fill-color="#ffffff" draw:textarea-horizontal-align="justify" draw:textarea-vertical-align="top" draw:auto-grow-height="true" draw:auto-grow-width="false" fo:min-height="14.134cm" fo:min-width="0cm" fo:padding-top="0.13cm" fo:padding-bottom="0.13cm" fo:padding-left="0.25cm" fo:padding-right="0.25cm" fo:wrap-option="wrap" draw:shadow="hidden" draw:shadow-color="#808080"/>
    </style:style>
    <style:style style:name="pr10" style:family="presentation" style:parent-style-name="Title1-outline1">
      <style:graphic-properties draw:stroke="none" draw:fill="none" draw:fill-color="#ffffff" draw:textarea-horizontal-align="justify" draw:textarea-vertical-align="top" draw:auto-grow-height="true" draw:auto-grow-width="false" fo:min-height="4.186cm" fo:min-width="0cm" fo:padding-top="0.13cm" fo:padding-bottom="0.13cm" fo:padding-left="0.25cm" fo:padding-right="0.25cm" fo:wrap-option="wrap" draw:shadow="hidden" draw:shadow-color="#808080"/>
    </style:style>
    <style:style style:name="pr11" style:family="presentation" style:parent-style-name="Title1-outline1">
      <style:graphic-properties draw:stroke="none" draw:fill="none" draw:fill-color="#ffffff" draw:textarea-horizontal-align="justify" draw:textarea-vertical-align="top" draw:auto-grow-height="true" draw:auto-grow-width="false" fo:min-height="14.095cm" fo:min-width="0cm" fo:padding-top="0.13cm" fo:padding-bottom="0.13cm" fo:padding-left="0.25cm" fo:padding-right="0.25cm" fo:wrap-option="wrap" draw:shadow="hidden" draw:shadow-color="#808080"/>
    </style:style>
    <style:style style:name="pr12" style:family="presentation" style:parent-style-name="Title1-outline1">
      <style:graphic-properties draw:stroke="none" draw:fill="none" draw:fill-color="#ffffff" draw:textarea-horizontal-align="justify" draw:textarea-vertical-align="top" draw:auto-grow-height="true" draw:auto-grow-width="false" fo:min-height="13.782cm" fo:min-width="0cm" fo:padding-top="0.13cm" fo:padding-bottom="0.13cm" fo:padding-left="0.25cm" fo:padding-right="0.25cm" fo:wrap-option="wrap" draw:shadow="hidden" draw:shadow-color="#808080"/>
    </style:style>
    <style:style style:name="pr13" style:family="presentation" style:parent-style-name="Title1-notes">
      <style:graphic-properties draw:stroke="solid" svg:stroke-width="0.026cm" svg:stroke-color="#000000" draw:stroke-linejoin="miter" draw:fill="solid" draw:fill-color="#ffffff" draw:textarea-horizontal-align="justify" draw:textarea-vertical-align="top" draw:auto-grow-height="true" draw:auto-grow-width="false" fo:min-height="17.906cm" fo:min-width="0cm" fo:padding-top="0.125cm" fo:padding-bottom="0.125cm" fo:padding-left="0.25cm" fo:padding-right="0.25cm" fo:wrap-option="wrap" draw:shadow="hidden"/>
    </style:style>
    <style:style style:name="pr14" style:family="presentation" style:parent-style-name="Title1-outline1">
      <style:graphic-properties draw:stroke="none" draw:fill="none" draw:fill-color="#ffffff" draw:textarea-horizontal-align="justify" draw:textarea-vertical-align="top" draw:auto-grow-height="true" draw:auto-grow-width="false" fo:min-height="15.616cm" fo:min-width="0cm" fo:padding-top="0.13cm" fo:padding-bottom="0.13cm" fo:padding-left="0.25cm" fo:padding-right="0.25cm" fo:wrap-option="wrap" draw:shadow="hidden" draw:shadow-color="#808080"/>
    </style:style>
    <style:style style:name="pr15" style:family="presentation" style:parent-style-name="Title1-outline1">
      <style:graphic-properties draw:stroke="none" draw:fill="none" draw:fill-color="#ffffff" draw:textarea-horizontal-align="justify" draw:textarea-vertical-align="top" draw:auto-grow-height="true" draw:auto-grow-width="false" fo:min-height="8.874cm" fo:min-width="0cm" fo:padding-top="0.13cm" fo:padding-bottom="0.13cm" fo:padding-left="0.25cm" fo:padding-right="0.25cm" fo:wrap-option="wrap" draw:shadow="hidden" draw:shadow-color="#808080"/>
    </style:style>
    <style:style style:name="pr16" style:family="presentation" style:parent-style-name="Title1-outline1">
      <style:graphic-properties draw:stroke="none" draw:fill="none" draw:fill-color="#ffffff" draw:textarea-horizontal-align="justify" draw:textarea-vertical-align="top" draw:auto-grow-height="true" draw:auto-grow-width="false" fo:min-height="13.125cm" fo:min-width="0cm" fo:padding-top="0.13cm" fo:padding-bottom="0.13cm" fo:padding-left="0.25cm" fo:padding-right="0.25cm" fo:wrap-option="wrap" draw:shadow="hidden" draw:shadow-color="#808080"/>
    </style:style>
    <style:style style:name="pr17" style:family="presentation" style:parent-style-name="Title1-outline1">
      <style:graphic-properties draw:stroke="none" draw:fill="none" draw:fill-color="#ffffff" draw:textarea-horizontal-align="justify" draw:textarea-vertical-align="top" draw:auto-grow-height="true" draw:auto-grow-width="false" fo:min-height="15.409cm" fo:min-width="0cm" fo:padding-top="0.13cm" fo:padding-bottom="0.13cm" fo:padding-left="0.25cm" fo:padding-right="0.25cm" fo:wrap-option="wrap" draw:shadow="hidden" draw:shadow-color="#808080"/>
    </style:style>
    <style:style style:name="pr18" style:family="presentation" style:parent-style-name="Title1-outline1">
      <style:graphic-properties draw:stroke="none" draw:fill="none" draw:fill-color="#ffffff" draw:textarea-horizontal-align="justify" draw:textarea-vertical-align="top" draw:auto-grow-height="true" draw:auto-grow-width="false" fo:min-height="14.734cm" fo:min-width="0cm" fo:padding-top="0.13cm" fo:padding-bottom="0.13cm" fo:padding-left="0.25cm" fo:padding-right="0.25cm" fo:wrap-option="wrap" draw:shadow="hidden" draw:shadow-color="#808080"/>
    </style:style>
    <style:style style:name="pr19" style:family="presentation" style:parent-style-name="Title1-notes">
      <style:graphic-properties draw:stroke="solid" svg:stroke-width="0.026cm" svg:stroke-color="#000000" draw:stroke-linejoin="miter" draw:fill="solid" draw:fill-color="#ffffff" draw:textarea-horizontal-align="justify" draw:textarea-vertical-align="top" draw:auto-grow-height="true" draw:auto-grow-width="false" fo:min-height="26.597cm" fo:min-width="0cm" fo:padding-top="0.125cm" fo:padding-bottom="0.125cm" fo:padding-left="0.25cm" fo:padding-right="0.25cm" fo:wrap-option="wrap" draw:shadow="hidden"/>
    </style:style>
    <style:style style:name="pr20" style:family="presentation" style:parent-style-name="Title1-outline1">
      <style:graphic-properties draw:stroke="none" draw:fill="none" draw:fill-color="#ffffff" draw:textarea-horizontal-align="justify" draw:textarea-vertical-align="top" draw:auto-grow-height="true" draw:auto-grow-width="false" fo:min-height="14.192cm" fo:min-width="0cm" fo:padding-top="0.13cm" fo:padding-bottom="0.13cm" fo:padding-left="0.25cm" fo:padding-right="0.25cm" fo:wrap-option="wrap" draw:shadow="hidden" draw:shadow-color="#808080"/>
    </style:style>
    <style:style style:name="pr21" style:family="presentation" style:parent-style-name="Title1-outline1">
      <style:graphic-properties draw:stroke="none" draw:fill="none" draw:fill-color="#ffffff" draw:textarea-horizontal-align="justify" draw:textarea-vertical-align="top" draw:auto-grow-height="true" draw:auto-grow-width="false" fo:min-height="14.641cm" fo:min-width="0cm" fo:padding-top="0.13cm" fo:padding-bottom="0.13cm" fo:padding-left="0.25cm" fo:padding-right="0.25cm" fo:wrap-option="wrap" draw:shadow="hidden" draw:shadow-color="#808080"/>
    </style:style>
    <style:style style:name="pr22" style:family="presentation" style:parent-style-name="Title1-outline1">
      <style:graphic-properties draw:stroke="none" draw:fill="none" draw:fill-color="#ffffff" draw:textarea-horizontal-align="justify" draw:textarea-vertical-align="top" draw:auto-grow-height="true" draw:auto-grow-width="false" fo:min-height="14.223cm" fo:min-width="0cm" fo:padding-top="0.13cm" fo:padding-bottom="0.13cm" fo:padding-left="0.25cm" fo:padding-right="0.25cm" fo:wrap-option="wrap" draw:shadow="hidden" draw:shadow-color="#808080"/>
    </style:style>
    <style:style style:name="pr23" style:family="presentation" style:parent-style-name="Title1-outline1">
      <style:graphic-properties draw:stroke="none" draw:fill="none" draw:fill-color="#ffffff" draw:textarea-horizontal-align="justify" draw:textarea-vertical-align="top" draw:auto-grow-height="true" draw:auto-grow-width="false" fo:min-height="12.864cm" fo:min-width="0cm" fo:padding-top="0.13cm" fo:padding-bottom="0.13cm" fo:padding-left="0.25cm" fo:padding-right="0.25cm" fo:wrap-option="wrap" draw:shadow="hidden" draw:shadow-color="#808080"/>
    </style:style>
    <style:style style:name="P1" style:family="paragraph">
      <style:paragraph-properties fo:margin-left="0cm" fo:margin-right="0cm" fo:line-height="100%"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158cm" fo:margin-bottom="0cm" fo:line-height="100%" fo:text-indent="0cm" style:punctuation-wrap="hanging" style:line-break="strict"/>
    </style:style>
    <style:style style:name="P4" style:family="paragraph">
      <style:paragraph-properties fo:margin-left="0cm" fo:margin-right="0cm" fo:margin-top="0.246cm" fo:margin-bottom="0cm" fo:line-height="100%" fo:text-align="justify" fo:text-indent="0cm" style:punctuation-wrap="hanging" style:line-break="strict"/>
    </style:style>
    <style:style style:name="P5" style:family="paragraph">
      <style:paragraph-properties fo:margin-left="0cm" fo:margin-right="0cm" fo:margin-top="0.211cm" fo:margin-bottom="0cm" fo:line-height="100%" fo:text-align="justify" fo:text-indent="0cm" style:punctuation-wrap="hanging" style:line-break="strict"/>
    </style:style>
    <style:style style:name="P6" style:family="paragraph">
      <style:paragraph-properties fo:margin-left="0cm" fo:margin-right="0cm" fo:line-height="100%" fo:text-align="center" fo:text-indent="0cm" style:punctuation-wrap="hanging" style:line-break="strict" style:writing-mode="lr-tb"/>
    </style:style>
    <style:style style:name="P7" style:family="paragraph">
      <style:paragraph-properties fo:margin-left="0cm" fo:margin-right="0cm" fo:text-align="end" fo:text-indent="0cm" style:punctuation-wrap="hanging" style:line-break="strict" style:writing-mode="lr-tb"/>
    </style:style>
    <style:style style:name="P8" style:family="paragraph">
      <style:paragraph-properties fo:margin-left="0cm" fo:margin-right="0cm" fo:text-indent="0cm" style:punctuation-wrap="hanging" style:line-break="strict" style:writing-mode="lr-tb"/>
    </style:style>
    <style:style style:name="P9" style:family="paragraph">
      <style:paragraph-properties fo:margin-left="0cm" fo:margin-right="0cm" fo:margin-top="0.176cm" fo:margin-bottom="0cm" fo:line-height="100%" fo:text-align="justify" fo:text-indent="0cm" style:punctuation-wrap="hanging" style:line-break="strict"/>
    </style:style>
    <style:style style:name="P10" style:family="paragraph">
      <style:paragraph-properties fo:margin-left="0cm" fo:margin-right="0cm" fo:margin-top="0cm" fo:margin-bottom="0.454cm" fo:line-height="95%" fo:text-indent="0cm" style:line-break="strict"/>
    </style:style>
    <style:style style:name="P11" style:family="paragraph">
      <style:paragraph-properties fo:margin-left="1.19cm" fo:margin-right="0cm" fo:margin-top="0cm" fo:margin-bottom="0.454cm" fo:line-height="95%" fo:text-indent="-0.899cm" style:line-break="strict"/>
    </style:style>
    <style:style style:name="P12" style:family="paragraph">
      <style:paragraph-properties fo:margin-left="0.952cm" fo:margin-right="0cm" fo:margin-top="0.211cm" fo:margin-bottom="0cm" fo:line-height="100%" fo:text-align="justify" fo:text-indent="-0.952cm" style:punctuation-wrap="hanging" style:line-break="strict"/>
    </style:style>
    <style:style style:name="P13" style:family="paragraph">
      <style:paragraph-properties fo:margin-left="0.952cm" fo:margin-right="0cm" fo:margin-top="0.246cm" fo:margin-bottom="0cm" fo:line-height="100%" fo:text-align="justify" fo:text-indent="-0.952cm" style:punctuation-wrap="hanging" style:line-break="strict"/>
    </style:style>
    <style:style style:name="P14" style:family="paragraph">
      <style:paragraph-properties fo:margin-left="0cm" fo:margin-right="0cm" fo:line-height="100%" fo:text-indent="0cm" style:punctuation-wrap="hanging" style:line-break="strict" style:writing-mode="lr-tb"/>
    </style:style>
    <style:style style:name="P15" style:family="paragraph">
      <style:paragraph-properties fo:margin-left="0cm" fo:margin-right="0cm" fo:margin-top="0.158cm" fo:margin-bottom="0cm" fo:line-height="100%" fo:text-align="justify" fo:text-indent="0cm" style:punctuation-wrap="hanging" style:line-break="strict"/>
    </style:style>
    <style:style style:name="P16" style:family="paragraph">
      <style:paragraph-properties fo:margin-left="0cm" fo:margin-right="0cm" fo:margin-top="0.158cm" fo:margin-bottom="0cm" fo:line-height="100%" fo:text-align="start" fo:text-indent="0cm" style:punctuation-wrap="hanging" style:line-break="strict"/>
    </style:style>
    <style:style style:name="P17" style:family="paragraph">
      <style:paragraph-properties fo:margin-left="0cm" fo:margin-right="0cm" fo:margin-top="0.194cm" fo:margin-bottom="0cm" fo:line-height="100%" fo:text-align="justify" fo:text-indent="0cm" style:punctuation-wrap="hanging" style:line-break="strict"/>
    </style:style>
    <style:style style:name="P18" style:family="paragraph">
      <style:paragraph-properties fo:margin-left="1.675cm" fo:margin-right="0cm" fo:margin-top="0.211cm" fo:margin-bottom="0cm" fo:line-height="100%" fo:text-align="justify" fo:text-indent="-1.675cm" style:punctuation-wrap="hanging" style:line-break="strict"/>
    </style:style>
    <style:style style:name="P19" style:family="paragraph">
      <style:paragraph-properties fo:margin-left="0cm" fo:margin-right="0cm" fo:margin-top="0.176cm" fo:margin-bottom="0cm" fo:line-height="100%" fo:text-align="justify" fo:text-indent="0cm" style:punctuation-wrap="hanging" style:line-break="strict" style:writing-mode="lr-tb"/>
    </style:style>
    <style:style style:name="P20" style:family="paragraph">
      <style:paragraph-properties fo:margin-left="0.952cm" fo:margin-right="0cm" fo:margin-top="0.176cm" fo:margin-bottom="0cm" fo:line-height="100%" fo:text-align="justify" fo:text-indent="-0.952cm" style:punctuation-wrap="hanging" style:line-break="strict"/>
    </style:style>
    <style:style style:name="P21" style:family="paragraph">
      <style:paragraph-properties fo:margin-left="0.952cm" fo:margin-right="0cm" fo:margin-top="0.176cm" fo:margin-bottom="0cm" fo:line-height="90%" fo:text-align="justify" fo:text-indent="-0.952cm" style:punctuation-wrap="hanging" style:line-break="strict"/>
    </style:style>
    <style:style style:name="P22" style:family="paragraph">
      <style:paragraph-properties fo:margin-left="0.952cm" fo:margin-right="0cm" fo:margin-top="0.158cm" fo:margin-bottom="0cm" fo:line-height="90%" fo:text-align="justify" fo:text-indent="-0.952cm" style:punctuation-wrap="hanging" style:line-break="strict"/>
    </style:style>
    <style:style style:name="P23" style:family="paragraph">
      <style:paragraph-properties fo:margin-left="0cm" fo:margin-right="0cm" fo:margin-top="0.141cm" fo:margin-bottom="0cm" fo:line-height="90%" fo:text-align="justify" fo:text-indent="0cm" style:punctuation-wrap="hanging" style:line-break="strict"/>
    </style:style>
    <style:style style:name="P24" style:family="paragraph">
      <style:paragraph-properties fo:margin-left="0cm" fo:margin-right="0cm" fo:margin-top="0.158cm" fo:margin-bottom="0cm" fo:line-height="90%" fo:text-align="justify" fo:text-indent="0cm" style:punctuation-wrap="hanging" style:line-break="strict"/>
    </style:style>
    <style:style style:name="P25" style:family="paragraph">
      <style:paragraph-properties fo:margin-left="0.635cm" fo:margin-right="0cm" fo:margin-top="0.158cm" fo:margin-bottom="0cm" fo:line-height="100%" fo:text-align="justify" fo:text-indent="-0.631cm" style:punctuation-wrap="hanging" style:line-break="strict"/>
    </style:style>
    <style:style style:name="P26" style:family="paragraph">
      <style:paragraph-properties fo:margin-left="1.675cm" fo:margin-right="0cm" fo:margin-top="0.176cm" fo:margin-bottom="0cm" fo:line-height="100%" fo:text-align="justify" fo:text-indent="-1.675cm" style:punctuation-wrap="hanging" style:line-break="strict"/>
    </style:style>
    <style:style style:name="P27" style:family="paragraph">
      <style:paragraph-properties fo:margin-left="1.675cm" fo:margin-right="0cm" fo:margin-top="0.396cm" fo:margin-bottom="0cm" fo:line-height="100%" fo:text-align="justify" fo:text-indent="-1.675cm" style:punctuation-wrap="hanging" style:line-break="strict"/>
    </style:style>
    <style:style style:name="P28" style:family="paragraph">
      <style:paragraph-properties fo:margin-left="1.675cm" fo:margin-right="0cm" fo:margin-top="0.396cm" fo:margin-bottom="0cm" fo:line-height="100%" fo:text-align="start" fo:text-indent="-1.675cm" style:punctuation-wrap="hanging" style:line-break="strict"/>
    </style:style>
    <style:style style:name="P29" style:family="paragraph">
      <style:paragraph-properties fo:margin-left="0cm" fo:margin-right="0cm" fo:margin-top="0.176cm" fo:margin-bottom="0cm" fo:line-height="90%" fo:text-align="justify" fo:text-indent="0cm" style:punctuation-wrap="hanging" style:line-break="strict"/>
    </style:style>
    <style:style style:name="P30" style:family="paragraph">
      <style:paragraph-properties fo:margin-left="1.9cm" fo:margin-right="0cm" fo:margin-top="0.176cm" fo:margin-bottom="0cm" fo:line-height="90%" fo:text-align="justify" fo:text-indent="-1.041cm" style:punctuation-wrap="hanging" style:line-break="strict"/>
    </style:style>
    <style:style style:name="P31" style:family="paragraph">
      <style:paragraph-properties fo:margin-left="1.896cm" fo:margin-right="0cm" fo:margin-top="0.176cm" fo:margin-bottom="0cm" fo:line-height="90%" fo:text-align="justify" fo:text-indent="-1.892cm" style:punctuation-wrap="hanging" style:line-break="strict"/>
    </style:style>
    <style:style style:name="P32" style:family="paragraph">
      <style:paragraph-properties fo:margin-left="0cm" fo:margin-right="0cm" fo:margin-top="0cm" fo:margin-bottom="0.454cm" fo:line-height="95%" fo:text-align="start" fo:text-indent="0cm" style:punctuation-wrap="simple" style:line-break="strict"/>
    </style:style>
    <style:style style:name="P33" style:family="paragraph">
      <style:paragraph-properties fo:margin-left="1.896cm" fo:margin-right="0cm" fo:margin-top="0.158cm" fo:margin-bottom="0cm" fo:line-height="90%" fo:text-align="justify" fo:text-indent="-1.892cm" style:punctuation-wrap="hanging" style:line-break="strict"/>
    </style:style>
    <style:style style:name="P34" style:family="paragraph">
      <style:paragraph-properties fo:margin-left="1.675cm" fo:margin-right="0cm" fo:margin-top="0.529cm" fo:margin-bottom="0cm" fo:line-height="100%" fo:text-align="start" fo:text-indent="-1.675cm" style:punctuation-wrap="hanging" style:line-break="strict"/>
    </style:style>
    <style:style style:name="P35" style:family="paragraph">
      <style:paragraph-properties fo:margin-left="1.675cm" fo:margin-right="0cm" fo:margin-top="0.44cm" fo:margin-bottom="0cm" fo:line-height="100%" fo:text-align="start" fo:text-indent="-1.675cm" style:punctuation-wrap="hanging" style:line-break="strict"/>
    </style:style>
    <style:style style:name="P36" style:family="paragraph">
      <style:paragraph-properties fo:margin-left="1.675cm" fo:margin-right="0cm" fo:margin-top="0.352cm" fo:margin-bottom="0cm" fo:line-height="100%" fo:text-align="start" fo:text-indent="-1.675cm" style:punctuation-wrap="hanging" style:line-break="strict"/>
    </style:style>
    <style:style style:name="P37" style:family="paragraph">
      <style:paragraph-properties fo:margin-left="0cm" fo:margin-right="0cm" fo:margin-top="0.141cm" fo:margin-bottom="0cm" fo:line-height="100%" fo:text-align="justify" fo:text-indent="0cm" style:punctuation-wrap="hanging" style:line-break="strict"/>
    </style:style>
    <style:style style:name="P38" style:family="paragraph">
      <style:paragraph-properties fo:margin-left="0cm" fo:margin-right="0cm" fo:margin-top="0.123cm" fo:margin-bottom="0cm" fo:line-height="100%" fo:text-align="justify" fo:text-indent="0cm" style:punctuation-wrap="hanging" style:line-break="strict"/>
    </style:style>
    <style:style style:name="P39" style:family="paragraph">
      <style:paragraph-properties fo:margin-left="1.675cm" fo:margin-right="0cm" fo:margin-top="0.141cm" fo:margin-bottom="0cm" fo:line-height="100%" fo:text-align="justify" fo:text-indent="-1.675cm" style:punctuation-wrap="hanging" style:line-break="strict"/>
    </style:style>
    <style:style style:name="P40" style:family="paragraph">
      <style:paragraph-properties fo:margin-left="0cm" fo:margin-right="0cm" fo:margin-top="0.119cm" fo:margin-bottom="0cm" fo:line-height="100%" fo:text-align="justify" fo:text-indent="0cm" style:punctuation-wrap="hanging" style:line-break="strict"/>
    </style:style>
    <style:style style:name="P41" style:family="paragraph">
      <style:paragraph-properties fo:margin-left="0.952cm" fo:margin-right="0cm" fo:margin-top="0.158cm" fo:margin-bottom="0cm" fo:line-height="100%" fo:text-align="justify" fo:text-indent="-0.952cm" style:punctuation-wrap="hanging" style:line-break="strict"/>
    </style:style>
    <style:style style:name="P42" style:family="paragraph">
      <style:paragraph-properties fo:margin-left="0cm" fo:margin-right="0cm" fo:margin-top="0.211cm" fo:margin-bottom="0cm" fo:line-height="90%" fo:text-align="justify" fo:text-indent="0cm" style:punctuation-wrap="hanging" style:line-break="strict"/>
    </style:style>
    <style:style style:name="P43" style:family="paragraph">
      <style:paragraph-properties fo:margin-left="1.675cm" fo:margin-right="0cm" fo:margin-top="0.529cm" fo:margin-bottom="0cm" fo:line-height="90%" fo:text-align="start" fo:text-indent="-1.675cm" style:punctuation-wrap="hanging" style:line-break="strict"/>
    </style:style>
    <style:style style:name="P44" style:family="paragraph">
      <style:paragraph-properties fo:margin-left="1.675cm" fo:margin-right="0cm" fo:margin-top="0.44cm" fo:margin-bottom="0cm" fo:line-height="90%" fo:text-align="start" fo:text-indent="-1.675cm" style:punctuation-wrap="hanging" style:line-break="strict"/>
    </style:style>
    <style:style style:name="P45" style:family="paragraph">
      <style:paragraph-properties fo:margin-left="0cm" fo:margin-right="0cm" fo:margin-top="0.44cm" fo:margin-bottom="0cm" fo:line-height="90%" fo:text-align="start" fo:text-indent="0cm" style:punctuation-wrap="hanging" style:line-break="strict"/>
    </style:style>
    <style:style style:name="P46" style:family="paragraph">
      <style:paragraph-properties fo:margin-left="0.952cm" fo:margin-right="0cm" fo:margin-top="0.44cm" fo:margin-bottom="0cm" fo:line-height="100%" fo:text-indent="-0.952cm" style:punctuation-wrap="hanging" style:line-break="strict"/>
    </style:style>
    <style:style style:name="P47" style:family="paragraph">
      <style:paragraph-properties fo:margin-left="0.952cm" fo:margin-right="0cm" fo:margin-top="0.396cm" fo:margin-bottom="0cm" fo:line-height="100%" fo:text-indent="-0.952cm" style:punctuation-wrap="hanging" style:line-break="strict"/>
    </style:style>
    <style:style style:name="P48" style:family="paragraph">
      <style:paragraph-properties fo:margin-left="0cm" fo:margin-right="0cm" fo:margin-top="0.158cm" fo:margin-bottom="0cm" fo:line-height="100%" fo:text-align="justify" fo:text-indent="0cm" style:punctuation-wrap="hanging" style:line-break="strict" style:writing-mode="lr-tb"/>
    </style:style>
    <style:style style:name="P49" style:family="paragraph">
      <style:paragraph-properties fo:margin-left="1.675cm" fo:margin-right="0cm" fo:margin-top="0.158cm" fo:margin-bottom="0cm" fo:line-height="100%" fo:text-align="justify" fo:text-indent="-1.675cm" style:punctuation-wrap="hanging" style:line-break="strict"/>
    </style:style>
    <style:style style:name="P50" style:family="paragraph">
      <style:paragraph-properties fo:margin-left="0.952cm" fo:margin-right="0cm" fo:margin-top="0.141cm" fo:margin-bottom="0cm" fo:line-height="100%" fo:text-align="justify" fo:text-indent="-0.952cm" style:punctuation-wrap="hanging" style:line-break="strict"/>
    </style:style>
    <style:style style:name="P51" style:family="paragraph">
      <style:paragraph-properties fo:margin-left="0.952cm" fo:margin-right="0cm" fo:margin-top="0.352cm" fo:margin-bottom="0cm" fo:line-height="100%" fo:text-indent="-0.952cm" style:punctuation-wrap="hanging" style:line-break="strict"/>
    </style:style>
    <style:style style:name="T1" style:family="text">
      <style:text-properties fo:font-size="54pt" fo:language="en" fo:country="US" style:font-size-asian="54pt" style:font-size-complex="54pt"/>
    </style:style>
    <style:style style:name="T2" style:family="text">
      <style:text-properties fo:font-size="32pt" fo:language="en" fo:country="US" style:font-size-asian="32pt" style:font-size-complex="32pt"/>
    </style:style>
    <style:style style:name="T3" style:family="text">
      <style:text-properties fo:font-family="Arial" style:font-family-generic="roman" style:font-pitch="variable" fo:font-size="24pt" fo:language="en" fo:country="US" style:font-family-asian="'MS Gothic'" style:font-pitch-asian="variable" style:font-size-asian="24pt" style:font-family-complex="'MS Gothic'" style:font-pitch-complex="variable" style:font-size-complex="24pt"/>
    </style:style>
    <style:style style:name="T4" style:family="text">
      <style:text-properties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5" style:family="text">
      <style:text-properties fo:color="#ffff66"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6" style:family="text">
      <style:text-properties fo:font-size="28pt" fo:language="en" fo:country="US" style:font-size-asian="28pt" style:font-size-complex="28pt"/>
    </style:style>
    <style:style style:name="T7" style:family="text">
      <style:text-properties fo:color="#ffff66" fo:font-size="24pt" fo:language="en" fo:country="US" style:font-size-asian="24pt" style:font-size-complex="24pt"/>
    </style:style>
    <style:style style:name="T8" style:family="text">
      <style:text-properties fo:color="#ffff66"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9" style:family="text">
      <style:text-properties fo:font-size="24pt" fo:language="en" fo:country="US" style:font-size-asian="24pt" style:font-size-complex="24pt"/>
    </style:style>
    <style:style style:name="T10" style:family="text">
      <style:text-properties fo:color="#ffffff" fo:font-family="Arial-BoldMT" style:font-pitch="variable" fo:font-size="44pt" fo:language="en" fo:country="US" fo:font-style="italic" fo:font-weight="bold" style:font-size-asian="44pt" style:font-style-asian="italic" style:font-weight-asian="bold" style:font-size-complex="44pt" style:font-style-complex="italic" style:font-weight-complex="bold"/>
    </style:style>
    <style:style style:name="T11" style:family="text">
      <style:text-properties fo:font-size="12pt" fo:language="en" fo:country="US" style:font-family-asian="'Lucida Sans Unicode'" style:font-pitch-asian="variable" style:font-size-asian="12pt" style:font-family-complex="'Lucida Sans Unicode'" style:font-pitch-complex="variable" style:font-size-complex="12pt"/>
    </style:style>
    <style:style style:name="T12" style:family="text">
      <style:text-properties fo:font-family="'Arial Unicode MS'" style:font-pitch="variable" fo:font-size="28pt" fo:language="en" fo:country="US" style:font-family-asian="'Arial Unicode MS'" style:font-pitch-asian="variable" style:font-size-asian="28pt" style:font-family-complex="'Arial Unicode MS'" style:font-pitch-complex="variable" style:font-size-complex="28pt"/>
    </style:style>
    <style:style style:name="T13" style:family="text">
      <style:text-properties fo:color="#ffff99" fo:font-family="'Arial Unicode MS'" style:font-pitch="variable" fo:font-size="28pt" fo:language="en" fo:country="US" style:font-family-asian="'Arial Unicode MS'" style:font-pitch-asian="variable" style:font-size-asian="28pt" style:font-family-complex="'Arial Unicode MS'" style:font-pitch-complex="variable" style:font-size-complex="28pt"/>
    </style:style>
    <style:style style:name="T14" style:family="text">
      <style:text-properties fo:color="#99ff66" fo:font-size="28pt" fo:language="en" fo:country="US" style:font-size-asian="28pt" style:font-size-complex="28pt"/>
    </style:style>
    <style:style style:name="T15" style:family="text">
      <style:text-properties fo:color="#ff99ff" fo:font-size="28pt" fo:language="en" fo:country="US" style:font-size-asian="28pt" style:font-size-complex="28pt"/>
    </style:style>
    <style:style style:name="T16" style:family="text">
      <style:text-properties fo:color="#cc0000" fo:font-family="Arial-BoldMT" style:font-pitch="variable" fo:font-size="44pt" fo:language="en" fo:country="US" fo:font-weight="bold" style:font-size-asian="44pt" style:font-weight-asian="bold" style:font-size-complex="44pt" style:font-weight-complex="bold"/>
    </style:style>
    <style:style style:name="T17" style:family="text">
      <style:text-properties fo:color="#ffff99" fo:font-size="32pt" fo:language="en" fo:country="US" style:font-size-asian="32pt" style:font-size-complex="32pt"/>
    </style:style>
    <style:style style:name="T18" style:family="text">
      <style:text-properties fo:color="#ffff99" fo:font-family="'Arial Unicode MS'" style:font-pitch="variable"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19" style:family="text">
      <style:text-properties fo:font-family="'Arial Unicode MS'" style:font-pitch="variable" fo:font-size="28pt" fo:language="en" fo:country="US"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20" style:family="text">
      <style:text-properties fo:color="#ffffff" fo:font-family="'Arial Black'" style:font-family-generic="swiss" style:font-pitch="variable" fo:font-size="10pt" fo:language="en" fo:country="US"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21" style:family="text">
      <style:text-properties fo:color="#ffffff" fo:font-family="'Arial Black'" style:font-family-generic="swiss" style:font-pitch="variable" fo:font-size="12pt" fo:language="en" fo:country="US" fo:font-weight="bold" style:font-family-asian="'Times New Roman'" style:font-family-generic-asian="roman" style:font-pitch-asian="variable" style:font-size-asian="12pt" style:font-weight-asian="bold" style:font-family-complex="'Times New Roman'" style:font-family-generic-complex="roman" style:font-pitch-complex="variable" style:font-size-complex="12pt" style:font-weight-complex="bold"/>
    </style:style>
    <style:style style:name="T22" style:family="text">
      <style:text-properties fo:font-family="'Arial Unicode MS'" style:font-pitch="variable" fo:font-size="24pt" fo:language="en" fo:country="US" style:font-family-asian="'Arial Unicode MS'" style:font-pitch-asian="variable" style:font-size-asian="24pt" style:font-family-complex="'Arial Unicode MS'" style:font-pitch-complex="variable" style:font-size-complex="24pt"/>
    </style:style>
    <style:style style:name="T23" style:family="text">
      <style:text-properties fo:color="#ffff99" fo:font-family="'Arial Unicode MS'" style:font-pitch="variable" fo:font-size="22pt" fo:language="en" fo:country="US" style:font-family-asian="'Times New Roman'" style:font-family-generic-asian="roman" style:font-pitch-asian="variable" style:font-size-asian="22pt" style:font-family-complex="'Times New Roman'" style:font-family-generic-complex="roman" style:font-pitch-complex="variable" style:font-size-complex="22pt"/>
    </style:style>
    <style:style style:name="T24" style:family="text">
      <style:text-properties fo:font-family="Arial" style:font-family-generic="roman" style:font-pitch="variable"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25" style:family="text">
      <style:text-properties fo:color="#ffffff" fo:font-family="'Arial Unicode MS'"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26" style:family="text">
      <style:text-properties fo:color="#ffff99" fo:font-family="'Arial Unicode MS'"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27" style:family="text">
      <style:text-properties fo:color="#ffff99" fo:font-family="Wingdings" style:font-pitch="variable" style:font-charset="x-symbol" fo:font-size="20pt" fo:language="en" fo:country="US" fo:font-weight="bold" style:font-family-asian="Wingdings" style:font-pitch-asian="variable" style:font-charset-asian="x-symbol" style:font-size-asian="20pt" style:font-weight-asian="bold" style:font-family-complex="Wingdings" style:font-pitch-complex="variable" style:font-charset-complex="x-symbol" style:font-size-complex="20pt" style:font-weight-complex="bold"/>
    </style:style>
    <style:style style:name="T28" style:family="text">
      <style:text-properties fo:color="#ffffff" fo:font-family="Arial" style:font-family-generic="roman" style:font-pitch="variable" fo:font-size="12pt" fo:language="en" fo:country="US" fo:font-weight="bold" style:font-family-asian="'Times New Roman'" style:font-family-generic-asian="roman" style:font-pitch-asian="variable" style:font-size-asian="12pt" style:font-weight-asian="bold" style:font-family-complex="'Times New Roman'" style:font-family-generic-complex="roman" style:font-pitch-complex="variable" style:font-size-complex="12pt" style:font-weight-complex="bold"/>
    </style:style>
    <style:style style:name="T29" style:family="text">
      <style:text-properties fo:color="#ffff99" fo:font-family="'Arial Unicode MS'" style:font-pitch="variable" fo:font-size="24pt" fo:language="en" fo:country="US" style:font-family-asian="'Arial Unicode MS'" style:font-pitch-asian="variable" style:font-size-asian="24pt" style:font-family-complex="'Arial Unicode MS'" style:font-pitch-complex="variable" style:font-size-complex="24pt"/>
    </style:style>
    <style:style style:name="T30" style:family="text">
      <style:text-properties fo:color="#ffff99" fo:font-family="'Arial Unicode MS'" style:font-pitch="variable" fo:font-size="24pt" fo:language="en" fo:country="US"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31" style:family="text">
      <style:text-properties fo:font-family="'Arial Unicode MS'" style:font-pitch="variable"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32" style:family="text">
      <style:text-properties fo:font-family="'Arial Unicode MS'" style:font-pitch="variable" fo:font-size="24pt" fo:language="en" fo:country="US" fo:font-weight="bold" style:font-family-asian="'Arial Unicode MS'" style:font-pitch-asian="variable" style:font-size-asian="24pt" style:font-weight-asian="bold" style:font-family-complex="'Arial Unicode MS'" style:font-pitch-complex="variable" style:font-size-complex="24pt" style:font-weight-complex="bold"/>
    </style:style>
    <style:style style:name="T33" style:family="text">
      <style:text-properties fo:font-family="Wingdings" style:font-pitch="variable" style:font-charset="x-symbol" fo:font-size="24pt" fo:language="en" fo:country="US" fo:font-weight="bold" style:font-family-asian="Wingdings" style:font-pitch-asian="variable" style:font-charset-asian="x-symbol" style:font-size-asian="24pt" style:font-weight-asian="bold" style:font-family-complex="Wingdings" style:font-pitch-complex="variable" style:font-charset-complex="x-symbol" style:font-size-complex="24pt" style:font-weight-complex="bold"/>
    </style:style>
    <style:style style:name="T34" style:family="text">
      <style:text-properties fo:color="#99ff66" fo:font-family="'Arial Unicode MS'" style:font-pitch="variable" fo:font-size="24pt" fo:language="en" fo:country="US" fo:font-weight="bold" style:font-family-asian="'Arial Unicode MS'" style:font-pitch-asian="variable" style:font-size-asian="24pt" style:font-weight-asian="bold" style:font-family-complex="'Arial Unicode MS'" style:font-pitch-complex="variable" style:font-size-complex="24pt" style:font-weight-complex="bold"/>
    </style:style>
    <style:style style:name="T35" style:family="text">
      <style:text-properties fo:color="#99ff66" fo:font-family="'Arial Unicode MS'" style:font-pitch="variable" fo:font-size="24pt" fo:language="en" fo:country="US" style:text-underline-style="solid" style:text-underline-width="auto" style:text-underline-color="font-color" fo:font-weight="bold" style:font-family-asian="'Arial Unicode MS'" style:font-pitch-asian="variable" style:font-size-asian="24pt" style:font-weight-asian="bold" style:font-family-complex="'Arial Unicode MS'" style:font-pitch-complex="variable" style:font-size-complex="24pt" style:font-weight-complex="bold"/>
    </style:style>
    <style:style style:name="T36" style:family="text">
      <style:text-properties fo:font-family="'Arial Unicode MS'" style:font-pitch="variable" fo:font-size="24pt" fo:language="en" fo:country="US"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37" style:family="text">
      <style:text-properties fo:color="#ff99ff" fo:font-family="'Arial Unicode MS'" style:font-pitch="variable" fo:font-size="24pt" fo:language="en" fo:country="US"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38" style:family="text">
      <style:text-properties fo:color="#cc0000" fo:font-family="'Arial Unicode MS'" style:font-pitch="variable" fo:font-size="24pt" fo:language="en" fo:country="US"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39" style:family="text">
      <style:text-properties fo:color="#cc0000" fo:font-family="'Arial Unicode MS'" style:font-pitch="variable" fo:font-size="26pt" fo:language="en" fo:country="US" fo:font-weight="bold" style:font-family-asian="'Times New Roman'" style:font-family-generic-asian="roman" style:font-pitch-asian="variable" style:font-size-asian="26pt" style:font-weight-asian="bold" style:font-family-complex="'Times New Roman'" style:font-family-generic-complex="roman" style:font-pitch-complex="variable" style:font-size-complex="26pt" style:font-weight-complex="bold"/>
    </style:style>
    <style:style style:name="T40" style:family="text">
      <style:text-properties fo:font-family="'Arial Unicode MS'" style:font-pitch="variable" fo:font-size="26pt" fo:language="en" fo:country="US" fo:font-weight="bold" style:font-family-asian="'Arial Unicode MS'" style:font-pitch-asian="variable" style:font-size-asian="26pt" style:font-weight-asian="bold" style:font-family-complex="'Arial Unicode MS'" style:font-pitch-complex="variable" style:font-size-complex="26pt" style:font-weight-complex="bold"/>
    </style:style>
    <style:style style:name="T41" style:family="text">
      <style:text-properties fo:font-family="Wingdings" style:font-pitch="variable" style:font-charset="x-symbol" fo:font-size="26pt" fo:language="en" fo:country="US" fo:font-weight="bold" style:font-family-asian="Wingdings" style:font-pitch-asian="variable" style:font-charset-asian="x-symbol" style:font-size-asian="26pt" style:font-weight-asian="bold" style:font-family-complex="Wingdings" style:font-pitch-complex="variable" style:font-charset-complex="x-symbol" style:font-size-complex="26pt" style:font-weight-complex="bold"/>
    </style:style>
    <style:style style:name="T42" style:family="text">
      <style:text-properties fo:color="#99ff99" fo:font-family="'Arial Unicode MS'" style:font-pitch="variable" fo:font-size="26pt" fo:language="en" fo:country="US" fo:font-weight="bold" style:font-family-asian="'Arial Unicode MS'" style:font-pitch-asian="variable" style:font-size-asian="26pt" style:font-weight-asian="bold" style:font-family-complex="'Arial Unicode MS'" style:font-pitch-complex="variable" style:font-size-complex="26pt" style:font-weight-complex="bold"/>
    </style:style>
    <style:style style:name="T43" style:family="text">
      <style:text-properties fo:font-family="'Arial Unicode MS'" style:font-pitch="variable" fo:font-size="26pt" fo:language="en" fo:country="US" fo:font-weight="bold" style:font-family-asian="'Times New Roman'" style:font-family-generic-asian="roman" style:font-pitch-asian="variable" style:font-size-asian="26pt" style:font-weight-asian="bold" style:font-family-complex="'Times New Roman'" style:font-family-generic-complex="roman" style:font-pitch-complex="variable" style:font-size-complex="26pt" style:font-weight-complex="bold"/>
    </style:style>
    <style:style style:name="T44" style:family="text">
      <style:text-properties fo:color="#ffff99" fo:font-family="'Arial Unicode MS'" style:font-pitch="variable" fo:font-size="26pt" fo:language="en" fo:country="US" fo:font-weight="bold" style:font-family-asian="'Times New Roman'" style:font-family-generic-asian="roman" style:font-pitch-asian="variable" style:font-size-asian="26pt" style:font-weight-asian="bold" style:font-family-complex="'Times New Roman'" style:font-family-generic-complex="roman" style:font-pitch-complex="variable" style:font-size-complex="26pt" style:font-weight-complex="bold"/>
    </style:style>
    <style:style style:name="T45" style:family="text">
      <style:text-properties fo:color="#ffff99" fo:font-family="'Arial Unicode MS'" style:font-pitch="variable" fo:font-size="26pt" fo:language="en" fo:country="US" style:text-underline-style="solid" style:text-underline-width="auto" style:text-underline-color="font-color" fo:font-weight="bold" style:font-family-asian="'Times New Roman'" style:font-family-generic-asian="roman" style:font-pitch-asian="variable" style:font-size-asian="26pt" style:font-weight-asian="bold" style:font-family-complex="'Times New Roman'" style:font-family-generic-complex="roman" style:font-pitch-complex="variable" style:font-size-complex="26pt" style:font-weight-complex="bold"/>
    </style:style>
    <style:style style:name="T46" style:family="text">
      <style:text-properties fo:color="#ff99ff" fo:font-family="'Arial Unicode MS'" style:font-pitch="variable" fo:font-size="26pt" fo:language="en" fo:country="US" fo:font-weight="bold" style:font-family-asian="'Times New Roman'" style:font-family-generic-asian="roman" style:font-pitch-asian="variable" style:font-size-asian="26pt" style:font-weight-asian="bold" style:font-family-complex="'Times New Roman'" style:font-family-generic-complex="roman" style:font-pitch-complex="variable" style:font-size-complex="26pt" style:font-weight-complex="bold"/>
    </style:style>
    <style:style style:name="T47" style:family="text">
      <style:text-properties fo:font-family="'Arial Unicode MS'" style:font-pitch="variable" fo:font-size="20pt" fo:language="en" fo:country="US" style:font-family-asian="'Arial Unicode MS'" style:font-pitch-asian="variable" style:font-size-asian="20pt" style:font-family-complex="'Arial Unicode MS'" style:font-pitch-complex="variable" style:font-size-complex="20pt"/>
    </style:style>
    <style:style style:name="T48" style:family="text">
      <style:text-properties fo:color="#ffffff" fo:font-family="'Arial Unicode MS'" style:font-pitch="variable" fo:font-size="20pt" fo:language="en" fo:country="US" style:font-family-asian="'Arial Unicode MS'" style:font-pitch-asian="variable" style:font-size-asian="20pt" style:font-family-complex="'Arial Unicode MS'" style:font-pitch-complex="variable" style:font-size-complex="20pt"/>
    </style:style>
    <style:style style:name="T49" style:family="text">
      <style:text-properties fo:color="#ffff99" fo:font-family="'Arial Unicode MS'" style:font-pitch="variable" fo:font-size="20pt" fo:language="en" fo:country="US" style:font-family-asian="'Arial Unicode MS'" style:font-pitch-asian="variable" style:font-size-asian="20pt" style:font-family-complex="'Arial Unicode MS'" style:font-pitch-complex="variable" style:font-size-complex="20pt"/>
    </style:style>
    <style:style style:name="T50" style:family="text">
      <style:text-properties fo:color="#ffff99"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51" style:family="text">
      <style:text-properties fo:color="#ffff99"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52" style:family="text">
      <style:text-properties fo:color="#ffff99" fo:font-family="'Arial Unicode MS'" style:font-pitch="variable" fo:font-size="18pt" fo:language="en" fo:country="US" style:text-underline-style="solid" style:text-underline-width="auto" style:text-underline-color="font-color"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53" style:family="text">
      <style:text-properties fo:color="#99ff99"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54" style:family="text">
      <style:text-properties fo:color="#99ff99"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55" style:family="text">
      <style:text-properties fo:color="#99ff99" fo:font-family="'Arial Unicode MS'" style:font-pitch="variable" fo:font-size="18pt" fo:language="en" fo:country="US" style:text-underline-style="solid" style:text-underline-width="auto" style:text-underline-color="font-color"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56" style:family="text">
      <style:text-properties fo:color="#7da647"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57" style:family="text">
      <style:text-properties fo:color="#7da647"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58" style:family="text">
      <style:text-properties fo:color="#7da647" fo:font-family="'Arial Unicode MS'" style:font-pitch="variable" fo:font-size="18pt" fo:language="en" fo:country="US" style:text-underline-style="solid" style:text-underline-width="auto" style:text-underline-color="font-color"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59" style:family="text">
      <style:text-properties fo:color="#000000" fo:font-family="'Arial Unicode MS'" style:font-pitch="variable" fo:font-size="24pt" fo:language="en" fo:country="US" style:font-family-asian="'Arial Unicode MS'" style:font-pitch-asian="variable" style:font-size-asian="24pt" style:font-family-complex="'Arial Unicode MS'" style:font-pitch-complex="variable" style:font-size-complex="24pt"/>
    </style:style>
    <style:style style:name="T60" style:family="text">
      <style:text-properties fo:color="#000000" fo:font-family="Arial" style:font-family-generic="roman" style:font-pitch="variable"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61" style:family="text">
      <style:text-properties fo:color="#000000" fo:font-family="Arial" style:font-family-generic="roman" style:font-pitch="variable" fo:font-size="24pt" fo:language="en" fo:country="US" style:font-family-asian="'MS Gothic'" style:font-pitch-asian="variable" style:font-size-asian="24pt" style:font-family-complex="'MS Gothic'" style:font-pitch-complex="variable" style:font-size-complex="24pt"/>
    </style:style>
    <style:style style:name="T62" style:family="text">
      <style:text-properties fo:font-family="'Arial Unicode MS'"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63" style:family="text">
      <style:text-properties fo:color="#ffff99" fo:font-family="'Arial Unicode MS'" style:font-pitch="variable" fo:font-size="18pt" fo:language="en" fo:country="US" style:font-family-asian="'Arial Unicode MS'" style:font-pitch-asian="variable" style:font-size-asian="18pt" style:font-family-complex="'Arial Unicode MS'" style:font-pitch-complex="variable" style:font-size-complex="18pt"/>
    </style:style>
    <style:style style:name="T64" style:family="text">
      <style:text-properties fo:color="#ffff99" fo:font-family="'Arial Unicode MS'" style:font-pitch="variable" fo:font-size="18pt" fo:language="en" fo:country="US"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65" style:family="text">
      <style:text-properties fo:color="#33cc66" fo:font-family="'Arial Unicode MS'" style:font-pitch="variable" fo:font-size="24pt" fo:language="en" fo:country="US" fo:font-weight="bold" style:font-family-asian="'Arial Unicode MS'" style:font-pitch-asian="variable" style:font-size-asian="24pt" style:font-weight-asian="bold" style:font-family-complex="'Arial Unicode MS'" style:font-pitch-complex="variable" style:font-size-complex="24pt" style:font-weight-complex="bold"/>
    </style:style>
    <style:style style:name="T66" style:family="text">
      <style:text-properties fo:color="#33cc66" fo:font-family="'Arial Unicode MS'" style:font-pitch="variable" fo:font-size="24pt" fo:language="en" fo:country="US" style:text-underline-style="solid" style:text-underline-width="auto" style:text-underline-color="font-color"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67" style:family="text">
      <style:text-properties fo:color="#33cc66" fo:font-family="'Arial Unicode MS'" style:font-pitch="variable" fo:font-size="24pt" fo:language="en" fo:country="US"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68" style:family="text">
      <style:text-properties fo:color="#ffff99" fo:font-family="Wingdings" style:font-pitch="variable" style:font-charset="x-symbol" fo:font-size="24pt" fo:language="en" fo:country="US" fo:font-weight="bold" style:font-family-asian="Wingdings" style:font-pitch-asian="variable" style:font-charset-asian="x-symbol" style:font-size-asian="24pt" style:font-weight-asian="bold" style:font-family-complex="Wingdings" style:font-pitch-complex="variable" style:font-charset-complex="x-symbol" style:font-size-complex="24pt" style:font-weight-complex="bold"/>
    </style:style>
    <style:style style:name="T69" style:family="text">
      <style:text-properties fo:color="#00ae00" fo:font-family="'Arial Unicode MS'" style:font-pitch="variable" fo:font-size="24pt" fo:language="en" fo:country="US" fo:font-weight="bold" style:font-family-asian="'Arial Unicode MS'" style:font-pitch-asian="variable" style:font-size-asian="24pt" style:font-weight-asian="bold" style:font-family-complex="'Arial Unicode MS'" style:font-pitch-complex="variable" style:font-size-complex="24pt" style:font-weight-complex="bold"/>
    </style:style>
    <style:style style:name="T70" style:family="text">
      <style:text-properties fo:color="#00ae00" fo:font-family="'Arial Unicode MS'" style:font-pitch="variable" fo:font-size="24pt" fo:language="en" fo:country="US" style:text-underline-style="solid" style:text-underline-width="auto" style:text-underline-color="font-color" fo:font-weight="bold" style:font-family-asian="'Arial Unicode MS'" style:font-pitch-asian="variable" style:font-size-asian="24pt" style:font-weight-asian="bold" style:font-family-complex="'Arial Unicode MS'" style:font-pitch-complex="variable" style:font-size-complex="24pt" style:font-weight-complex="bold"/>
    </style:style>
    <style:style style:name="T71" style:family="text">
      <style:text-properties fo:color="#ffffff" fo:font-family="Arial-BoldMT" style:font-pitch="variable" fo:font-size="44pt" fo:language="en" fo:country="US" fo:font-weight="bold" style:font-size-asian="44pt" style:font-weight-asian="bold" style:font-size-complex="44pt" style:font-weight-complex="bold"/>
    </style:style>
    <style:style style:name="T72" style:family="text">
      <style:text-properties fo:color="#ffff99" fo:font-family="'Arial Unicode MS'"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73" style:family="text">
      <style:text-properties fo:color="#ffff99" fo:font-family="'Arial Unicode MS'" style:font-pitch="variable" fo:font-size="20pt" fo:language="en" fo:country="US" style:text-underline-style="solid" style:text-underline-width="auto" style:text-underline-color="font-color"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74" style:family="text">
      <style:text-properties fo:color="#00ae00" fo:font-family="'Arial Unicode MS'"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75" style:family="text">
      <style:text-properties fo:color="#00ae00" fo:font-family="Wingdings" style:font-pitch="variable" style:font-charset="x-symbol" fo:font-size="20pt" fo:language="en" fo:country="US" fo:font-weight="bold" style:font-family-asian="Wingdings" style:font-pitch-asian="variable" style:font-charset-asian="x-symbol" style:font-size-asian="20pt" style:font-weight-asian="bold" style:font-family-complex="Wingdings" style:font-pitch-complex="variable" style:font-charset-complex="x-symbol" style:font-size-complex="20pt" style:font-weight-complex="bold"/>
    </style:style>
    <style:style style:name="T76" style:family="text">
      <style:text-properties fo:color="#00ae00" fo:font-family="'Arial Unicode MS'" style:font-pitch="variable" fo:font-size="20pt" fo:language="en" fo:country="US" style:text-underline-style="solid" style:text-underline-width="auto" style:text-underline-color="font-color"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77" style:family="text">
      <style:text-properties fo:color="#00ae00" fo:font-family="'Arial Unicode MS'"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78" style:family="text">
      <style:text-properties fo:color="#ffff99" fo:font-family="'Arial Unicode MS'" style:font-pitch="variable" fo:font-size="20pt" fo:language="en" fo:country="US" style:text-underline-style="solid" style:text-underline-width="auto" style:text-underline-color="font-color"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79" style:family="text">
      <style:text-properties fo:color="#00ae00" fo:font-family="'Arial Unicode MS'" style:font-pitch="variable" fo:font-size="20pt" fo:language="en" fo:country="US" style:text-underline-style="solid" style:text-underline-width="auto" style:text-underline-color="font-color"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80" style:family="text">
      <style:text-properties fo:color="#0000ff" fo:font-family="'Arial Unicode MS'" style:font-pitch="variable" fo:font-size="24pt" fo:language="en" fo:country="US" style:font-family-asian="'Arial Unicode MS'" style:font-pitch-asian="variable" style:font-size-asian="24pt" style:font-family-complex="'Arial Unicode MS'" style:font-pitch-complex="variable" style:font-size-complex="24pt"/>
    </style:style>
    <style:style style:name="T81" style:family="text">
      <style:text-properties fo:color="#0000ff" fo:font-family="Wingdings" style:font-pitch="variable" style:font-charset="x-symbol" fo:font-size="24pt" fo:language="en" fo:country="US" style:font-family-asian="Wingdings" style:font-pitch-asian="variable" style:font-charset-asian="x-symbol" style:font-size-asian="24pt" style:font-family-complex="Wingdings" style:font-pitch-complex="variable" style:font-charset-complex="x-symbol" style:font-size-complex="24pt"/>
    </style:style>
    <style:style style:name="T82" style:family="text">
      <style:text-properties fo:color="#0000ff" fo:font-family="'Arial Unicode MS'" style:font-pitch="variable" fo:font-size="24pt" fo:language="en" fo:country="US" style:font-family-asian="'Times New Roman'" style:font-family-generic-asian="roman" style:font-pitch-asian="variable" style:font-size-asian="24pt" style:font-family-complex="'Times New Roman'" style:font-family-generic-complex="roman" style:font-pitch-complex="variable" style:font-size-complex="24pt"/>
    </style:style>
    <style:style style:name="T83" style:family="text">
      <style:text-properties fo:font-family="'Arial Unicode MS'" style:font-pitch="variable" fo:font-size="18pt" fo:language="en" fo:country="US" style:font-family-asian="'Arial Unicode MS'" style:font-pitch-asian="variable" style:font-size-asian="18pt" style:font-family-complex="'Arial Unicode MS'" style:font-pitch-complex="variable" style:font-size-complex="18pt"/>
    </style:style>
    <style:style style:name="T84" style:family="text">
      <style:text-properties fo:color="#cc0000"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85" style:family="text">
      <style:text-properties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86" style:family="text">
      <style:text-properties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87" style:family="text">
      <style:text-properties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88" style:family="text">
      <style:text-properties fo:color="#23b8dc"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89" style:family="text">
      <style:text-properties fo:color="#23b8dc"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90" style:family="text">
      <style:text-properties fo:color="#ffff99"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91" style:family="text">
      <style:text-properties fo:color="#ffffff" fo:font-family="Arial-BoldMT" style:font-pitch="variable" fo:font-size="36pt" fo:language="en" fo:country="US" fo:font-weight="bold" style:font-size-asian="36pt" style:font-weight-asian="bold" style:font-size-complex="36pt" style:font-weight-complex="bold"/>
    </style:style>
    <style:style style:name="T92" style:family="text">
      <style:text-properties fo:font-family="Arial" style:font-family-generic="roman" style:font-pitch="variable" fo:font-size="24pt" fo:language="en" fo:country="US" fo:font-style="italic" style:font-family-asian="'Times New Roman'" style:font-family-generic-asian="roman" style:font-pitch-asian="variable" style:font-size-asian="24pt" style:font-style-asian="italic" style:font-family-complex="'Times New Roman'" style:font-family-generic-complex="roman" style:font-pitch-complex="variable" style:font-size-complex="24pt" style:font-style-complex="italic"/>
    </style:style>
    <style:style style:name="T93" style:family="text">
      <style:text-properties fo:color="#cc0000" fo:font-family="'Arial Unicode MS'" style:font-pitch="variable" fo:font-size="9pt" fo:language="en" fo:country="US" style:font-family-asian="'Times New Roman'" style:font-family-generic-asian="roman" style:font-pitch-asian="variable" style:font-size-asian="9pt" style:font-family-complex="'Times New Roman'" style:font-family-generic-complex="roman" style:font-pitch-complex="variable" style:font-size-complex="9pt"/>
    </style:style>
    <style:style style:name="T94" style:family="text">
      <style:text-properties fo:font-family="Arial" style:font-family-generic="roman" style:font-pitch="variable" fo:font-size="24pt" fo:language="en" fo:country="US" fo:font-weight="bold" style:font-family-asian="'Times New Roman'" style:font-family-generic-asian="roman" style:font-pitch-asian="variable" style:font-size-asian="24pt" style:font-weight-asian="bold" style:font-family-complex="'Times New Roman'" style:font-family-generic-complex="roman" style:font-pitch-complex="variable" style:font-size-complex="24pt" style:font-weight-complex="bold"/>
    </style:style>
    <style:style style:name="T95" style:family="text">
      <style:text-properties fo:color="#cc0000"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96" style:family="text">
      <style:text-properties fo:color="#ccccff"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97" style:family="text">
      <style:text-properties fo:color="#ccccff"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98" style:family="text">
      <style:text-properties fo:color="#94bd5e"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99" style:family="text">
      <style:text-properties fo:color="#94bd5e"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100" style:family="text">
      <style:text-properties fo:color="#ffd320"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01" style:family="text">
      <style:text-properties fo:color="#ffd320"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102" style:family="text">
      <style:text-properties fo:color="#ffd320" fo:font-family="'Arial Unicode MS'"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103" style:family="text">
      <style:text-properties fo:color="#ffd320" fo:font-family="Wingdings" style:font-pitch="variable" style:font-charset="x-symbol" fo:font-size="20pt" fo:language="en" fo:country="US" fo:font-weight="bold" style:font-family-asian="Wingdings" style:font-pitch-asian="variable" style:font-charset-asian="x-symbol" style:font-size-asian="20pt" style:font-weight-asian="bold" style:font-family-complex="Wingdings" style:font-pitch-complex="variable" style:font-charset-complex="x-symbol" style:font-size-complex="20pt" style:font-weight-complex="bold"/>
    </style:style>
    <style:style style:name="T104" style:family="text">
      <style:text-properties fo:font-family="Wingdings" style:font-pitch="variable" style:font-charset="x-symbol" fo:font-size="20pt" fo:language="en" fo:country="US" fo:font-weight="bold" style:font-family-asian="Wingdings" style:font-pitch-asian="variable" style:font-charset-asian="x-symbol" style:font-size-asian="20pt" style:font-weight-asian="bold" style:font-family-complex="Wingdings" style:font-pitch-complex="variable" style:font-charset-complex="x-symbol" style:font-size-complex="20pt" style:font-weight-complex="bold"/>
    </style:style>
    <style:style style:name="T105" style:family="text">
      <style:text-properties fo:color="#ff8080" fo:font-family="'Arial Unicode MS'"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106" style:family="text">
      <style:text-properties fo:color="#ff8080" fo:font-family="Wingdings" style:font-pitch="variable" style:font-charset="x-symbol" fo:font-size="20pt" fo:language="en" fo:country="US" fo:font-weight="bold" style:font-family-asian="Wingdings" style:font-pitch-asian="variable" style:font-charset-asian="x-symbol" style:font-size-asian="20pt" style:font-weight-asian="bold" style:font-family-complex="Wingdings" style:font-pitch-complex="variable" style:font-charset-complex="x-symbol" style:font-size-complex="20pt" style:font-weight-complex="bold"/>
    </style:style>
    <style:style style:name="T107" style:family="text">
      <style:text-properties fo:color="#cc0000" fo:font-family="'Arial Unicode MS'"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108" style:family="text">
      <style:text-properties fo:color="#ff9966"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109" style:family="text">
      <style:text-properties fo:color="#ff9966"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110" style:family="text">
      <style:text-properties fo:color="#e6ff00"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111" style:family="text">
      <style:text-properties fo:color="#e6ff00"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112" style:family="text">
      <style:text-properties fo:color="#ffffff" fo:font-family="'Arial Unicode MS'"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113" style:family="text">
      <style:text-properties fo:color="#ffffff" fo:font-family="'Arial Unicode MS'" style:font-pitch="variable" fo:font-size="24pt" fo:language="en" fo:country="US" fo:font-weight="bold" style:font-family-asian="'Arial Unicode MS'" style:font-pitch-asian="variable" style:font-size-asian="24pt" style:font-weight-asian="bold" style:font-family-complex="'Arial Unicode MS'" style:font-pitch-complex="variable" style:font-size-complex="24pt" style:font-weight-complex="bold"/>
    </style:style>
    <style:style style:name="T114" style:family="text">
      <style:text-properties fo:color="#ffff99" style:text-line-through-style="none" style:text-position="0% 100%" fo:font-family="'Arial Unicode MS'" style:font-pitch="variable" fo:font-size="18pt" fo:language="en" fo:country="US"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T115" style:family="text">
      <style:text-properties fo:color="#cc0000" fo:font-family="'Arial Unicode MS'" style:font-pitch="variable" fo:font-size="20pt" fo:language="en" fo:country="US" fo:font-weight="bold" style:font-family-asian="'Arial Unicode MS'" style:font-pitch-asian="variable" style:font-size-asian="20pt" style:font-weight-asian="bold" style:font-family-complex="'Arial Unicode MS'" style:font-pitch-complex="variable" style:font-size-complex="20pt" style:font-weight-complex="bold"/>
    </style:style>
    <style:style style:name="T116" style:family="text">
      <style:text-properties fo:color="#ffffff"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117" style:family="text">
      <style:text-properties fo:color="#ffffff"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118" style:family="text">
      <style:text-properties fo:color="#ffffff" style:text-line-through-style="none" style:text-position="0% 100%" fo:font-family="'Arial Unicode MS'" style:font-pitch="variable" fo:font-size="18pt" fo:language="en" fo:country="US" fo:font-style="normal" fo:text-shadow="none" style:text-underline-style="none" fo:font-weight="bold" style:font-family-asian="'Times New Roman'" style:font-family-generic-asian="roman" style:font-pitch-asian="variable" style:font-size-asian="18pt" style:font-style-asian="normal" style:font-weight-asian="bold" style:font-family-complex="'Times New Roman'" style:font-family-generic-complex="roman" style:font-pitch-complex="variable" style:font-size-complex="18pt" style:font-style-complex="normal" style:font-weight-complex="bold" style:font-relief="none"/>
    </style:style>
    <style:style style:name="T119" style:family="text">
      <style:text-properties fo:color="#ffffff" style:text-line-through-style="none" style:text-position="0% 100%" fo:font-family="'Arial Unicode MS'" style:font-pitch="variable" fo:font-size="18pt" fo:language="en" fo:country="US" fo:font-style="normal" fo:text-shadow="none" style:text-underline-style="none" fo:font-weight="bold" style:font-family-asian="'Arial Unicode MS'" style:font-pitch-asian="variable" style:font-size-asian="18pt" style:font-style-asian="normal" style:font-weight-asian="bold" style:font-family-complex="'Arial Unicode MS'" style:font-pitch-complex="variable" style:font-size-complex="18pt" style:font-style-complex="normal" style:font-weight-complex="bold" style:font-relief="none"/>
    </style:style>
    <style:style style:name="T120" style:family="text">
      <style:text-properties fo:color="#ffffff" fo:font-family="Arial-BoldMT" style:font-pitch="variable" fo:font-size="40pt" fo:language="en" fo:country="US" fo:font-weight="bold" style:font-size-asian="40pt" style:font-weight-asian="bold" style:font-size-complex="40pt" style:font-weight-complex="bold"/>
    </style:style>
    <style:style style:name="T121" style:family="text">
      <style:text-properties fo:color="#cc0000" fo:font-family="'Arial Unicode MS'" style:font-pitch="variable" fo:font-size="16pt" fo:language="en" fo:country="US" fo:font-weight="bold" style:font-size-asian="16pt" style:font-weight-asian="bold" style:font-size-complex="16pt" style:font-weight-complex="bold"/>
    </style:style>
    <style:style style:name="T122" style:family="text">
      <style:text-properties fo:font-family="'Arial Unicode MS'" style:font-pitch="variable" fo:font-size="16pt" fo:language="en" fo:country="US" fo:font-weight="bold" style:font-family-asian="'Arial Unicode MS'" style:font-pitch-asian="variable" style:font-size-asian="16pt" style:font-weight-asian="bold" style:font-family-complex="'Arial Unicode MS'" style:font-pitch-complex="variable" style:font-size-complex="16pt" style:font-weight-complex="bold"/>
    </style:style>
    <style:style style:name="T123" style:family="text">
      <style:text-properties fo:font-family="'Arial Unicode MS'" style:font-pitch="variable" fo:font-size="20pt" fo:language="en" fo:country="US"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124" style:family="text">
      <style:text-properties fo:color="#ffff99" fo:font-family="'Arial Unicode MS'" style:font-pitch="variable" fo:font-size="16pt" fo:language="en" fo:country="US"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125" style:family="text">
      <style:text-properties fo:color="#ffff99" fo:font-family="Wingdings" style:font-pitch="variable" style:font-charset="x-symbol" fo:font-size="16pt" fo:language="en" fo:country="US" fo:font-weight="bold" style:font-family-asian="Wingdings" style:font-pitch-asian="variable" style:font-charset-asian="x-symbol" style:font-size-asian="16pt" style:font-weight-asian="bold" style:font-family-complex="Wingdings" style:font-pitch-complex="variable" style:font-charset-complex="x-symbol" style:font-size-complex="16pt" style:font-weight-complex="bold"/>
    </style:style>
    <style:style style:name="T126" style:family="text">
      <style:text-properties fo:font-family="'Arial Unicode MS'" style:font-pitch="variable" fo:font-size="16pt" fo:language="en" fo:country="US"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127" style:family="text">
      <style:text-properties fo:color="#ff8080" fo:font-family="'Arial Unicode MS'" style:font-pitch="variable" fo:font-size="18pt" fo:language="en" fo:country="US"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128" style:family="text">
      <style:text-properties fo:color="#ff8080" fo:font-family="Wingdings" style:font-pitch="variable" style:font-charset="x-symbol" fo:font-size="18pt" fo:language="en" fo:country="US" fo:font-weight="bold" style:font-family-asian="Wingdings" style:font-pitch-asian="variable" style:font-charset-asian="x-symbol" style:font-size-asian="18pt" style:font-weight-asian="bold" style:font-family-complex="Wingdings" style:font-pitch-complex="variable" style:font-charset-complex="x-symbol" style:font-size-complex="18pt" style:font-weight-complex="bold"/>
    </style:style>
    <style:style style:name="T129" style:family="text">
      <style:text-properties fo:color="#ff8080" fo:font-family="'Arial Unicode MS'" style:font-pitch="variable" fo:font-size="18pt" fo:language="en" fo:country="US" style:text-underline-style="solid" style:text-underline-width="auto" style:text-underline-color="font-color" fo:font-weight="bold" style:font-family-asian="'Arial Unicode MS'" style:font-pitch-asian="variable" style:font-size-asian="18pt" style:font-weight-asian="bold" style:font-family-complex="'Arial Unicode MS'" style:font-pitch-complex="variable" style:font-size-complex="18pt" style:font-weight-complex="bold"/>
    </style:style>
    <style:style style:name="T130" style:family="text">
      <style:text-properties fo:color="#ff8080" fo:font-family="'Arial Unicode MS'" style:font-pitch="variable" fo:font-size="18pt" fo:language="en" fo:country="US" style:text-underline-style="solid" style:text-underline-width="auto" style:text-underline-color="font-color"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31" style:family="text">
      <style:text-properties fo:color="#ff8080" fo:font-family="'Arial Unicode MS'" style:font-pitch="variable" fo:font-size="18pt" fo:language="en" fo:country="US"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132" style:family="text">
      <style:text-properties fo:color="#cc0000" fo:font-family="'Arial Unicode MS'" style:font-pitch="variable" fo:font-size="16pt" fo:language="en" fo:country="US"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text:list-style style:name="L1">
      <text:list-level-style-bullet text:level="1" text:bullet-char="•">
        <style:list-level-properties/>
        <style:text-properties fo:font-family="'Times New Roman'" style:font-family-generic="roman" style:font-pitch="variable" fo:color="#000000" fo:font-size="100%"/>
      </text:list-level-style-bullet>
    </text:list-style>
    <text:list-style style:name="L2">
      <text:list-level-style-bullet text:level="1" text:bullet-char="•">
        <style:list-level-properties text:min-label-width="1.46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556cm" text:min-label-width="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1.464cm"/>
        <style:text-properties fo:font-family="'Arial Unicode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91cm" text:min-label-width="0.899cm"/>
        <style:text-properties fo:font-family="Wingdings" style:font-pitch="variable" style:font-charset="x-symbol" fo:color="#ffff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291cm" text:min-label-width="0.899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suffix="." style:num-format="1">
        <style:list-level-properties text:min-label-width="1.67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1.675cm"/>
        <style:text-properties fo:font-family="'Arial Unicode MS'" style:font-family-generic="swiss" style:font-pitch="variable" fo:color="#ffff99"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style:text-properties fo:font-family="'Arial Unicode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Arial Unicode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565cm" text:min-label-width="1.473cm"/>
        <style:text-properties fo:font-family="'Arial Unicode MS'"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text:min-label-width="0.952cm"/>
        <style:text-properties fo:font-family="'Arial Unicode MS'"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suffix="." style:num-format="1">
        <style:list-level-properties text:space-before="1.565cm" text:min-label-width="1.473cm"/>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952cm"/>
        <style:text-properties fo:font-family="'Arial Unicode MS'" style:font-family-generic="swiss" style:font-pitch="variable" fo:color="#cc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text:space-before="0.004cm" text:min-label-width="0.63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number text:level="1" style:num-suffix="." style:num-format="1">
        <style:list-level-properties text:space-before="0.004cm" text:min-label-width="0.631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text:space-before="0.004cm" text:min-label-width="0.631cm"/>
        <style:text-properties fo:font-family="Arial"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bullet text:level="1" text:bullet-char="•">
        <style:list-level-properties text:min-label-width="1.675cm"/>
        <style:text-properties fo:font-family="'Arial Unicode MS'" style:font-family-generic="swiss" style:font-pitch="variable" fo:color="#99ff99"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min-label-width="1.675cm"/>
        <style:text-properties fo:font-family="'Arial Unicode MS'" style:font-family-generic="swiss" style:font-pitch="variable" fo:color="#7da647"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text:space-before="0.859cm" text:min-label-width="1.04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bullet text:level="1" text:bullet-char="–">
        <style:list-level-properties text:space-before="0.859cm" text:min-label-width="1.041cm"/>
        <style:text-properties fo:font-family="'Arial Unicode MS'"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text:space-before="0.859cm" text:min-label-width="1.041cm"/>
        <style:text-properties fo:font-family="'Arial Unicode MS'" style:font-family-generic="swiss" style:font-pitch="variable" fo:color="#ffff99"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text:space-before="0.004cm" text:min-label-width="1.89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number text:level="1" style:num-suffix="." style:num-format="1">
        <style:list-level-properties text:space-before="0.004cm" text:min-label-width="1.892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text:space-before="0.004cm" text:min-label-width="1.892cm"/>
        <style:text-properties fo:font-family="'Arial Unicode MS'"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text:min-label-width="1.675cm"/>
        <style:text-properties fo:font-family="'Arial Unicode MS'" style:font-family-generic="swiss" style:font-pitch="variable" fo:color="#cc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text:min-label-width="1.675cm"/>
        <style:text-properties fo:font-family="'Arial Unicode MS'" style:font-family-generic="swiss" style:font-pitch="variable" fo:color="#00ae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bullet text:level="1" text:bullet-char="•">
        <style:list-level-properties text:min-label-width="1.675cm"/>
        <style:text-properties fo:font-family="'Arial Unicode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text:min-label-width="1.675cm"/>
        <style:text-properties fo:font-family="'Arial Unicode MS'" style:font-family-generic="swiss" style:font-pitch="variable" fo:color="#cc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text:min-label-width="1.675cm"/>
        <style:text-properties fo:font-family="'Arial Unicode MS'"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1.675cm"/>
        <style:text-properties fo:font-family="'Arial Unicode MS'" style:font-family-generic="swiss" style:font-pitch="variable" fo:color="#ffd32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text:min-label-width="1.675cm"/>
        <style:text-properties fo:font-family="'Arial Unicode MS'" style:font-family-generic="swiss" style:font-pitch="variable" fo:color="#ff808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text:min-label-width="1.675cm"/>
        <style:text-properties fo:font-family="'Arial Unicode MS'" style:font-family-generic="swiss" style:font-pitch="variable" fo:color="#ffff99"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952cm"/>
        <style:text-properties fo:font-family="'Arial Unicode MS'"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bullet text:level="1" text:bullet-char="•">
        <style:list-level-properties text:space-before="0.004cm" text:min-label-width="0.631cm"/>
        <style:text-properties fo:font-family="'Arial Unicode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675cm"/>
        <style:text-properties fo:font-family="'Arial Unicode MS'"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bullet text:level="1" text:bullet-char="•">
        <style:list-level-properties text:min-label-width="1.675cm"/>
        <style:text-properties fo:font-family="'Arial Unicode MS'" style:font-family-generic="swiss" style:font-pitch="variable" fo:color="#ff808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itle1" presentation:presentation-page-layout-name="AL1T0" draw:id="id1">
        <draw:frame presentation:style-name="pr1" draw:text-style-name="P2" draw:layer="layout" svg:width="21.59cm" svg:height="7.542cm" svg:x="1.905cm" svg:y="5.674cm" presentation:class="title" presentation:user-transformed="true">
          <draw:text-box>
            <text:p text:style-name="P1"><text:span text:style-name="T1">Normalization</text:span><text:span text:style-name="T1"><text:line-break/></text:span><text:span text:style-name="T1"><text:line-break/></text:span><text:span text:style-name="T2"><text:line-break/></text:span><text:span text:style-name="T2">Barnali Goswami</text:span></text:p>
          </draw:text-box>
        </draw:frame>
        <anim:par smil:dur="indefinite" smil:fill="hold" presentation:node-type="timing-root">
          <anim:par smil:begin="id1.begin">
            <anim:transitionFilter smil:dur="1s" smil:type="dissolve"/>
          </anim:par>
          <anim:seq smil:dur="indefinite" smil:fill="hold" presentation:node-type="main-sequence"/>
        </anim:par>
        <presentation:notes draw:style-name="dp2">
          <draw:custom-shape draw:style-name="gr1" draw:text-style-name="P2" draw:layer="layout" svg:width="12.7cm" svg:height="9.525cm" svg:x="3.175cm" svg:y="1.905cm">
            <text:p/>
            <draw:enhanced-geometry svg:viewBox="0 0 21600 21600" draw:type="mso-spt202" draw:enhanced-path="M 0 0 L 21600 0 21600 21600 0 21600 0 0 Z N"/>
          </draw:custom-shape>
          <draw:frame presentation:style-name="pr2" draw:text-style-name="P2" draw:layer="layout" svg:width="13.97cm" svg:height="11.431cm" svg:x="2.54cm" svg:y="12.065cm" presentation:class="notes" presentation:user-transformed="true">
            <draw:text-box>
              <text:p text:style-name="P3"><text:span text:style-name="T3"/></text:p>
              <text:p text:style-name="P3"><text:span text:style-name="T3"/></text:p>
            </draw:text-box>
          </draw:frame>
        </presentation:notes>
      </draw:page>
      <draw:page draw:name="page2" draw:style-name="dp1" draw:master-page-name="Title1" presentation:presentation-page-layout-name="AL2T1" draw:id="id2">
        <draw:frame presentation:style-name="pr3" draw:text-style-name="P2" draw:layer="layout" svg:width="24.553cm" svg:height="14.818cm" svg:x="0.846cm" svg:y="3.174cm" presentation:class="outline" presentation:user-transformed="true">
          <draw:text-box>
            <text:list text:style-name="L2">
              <text:list-item>
                <text:p text:style-name="P4"><text:span text:style-name="T4">The process to remove redundant data within the database. </text:span></text:p>
              </text:list-item>
              <text:list-item>
                <text:p text:style-name="P4"><text:span text:style-name="T5">Involves restructuring the tables to successively meeting higher forms of Normalization.</text:span><text:span text:style-name="T4"> </text:span></text:p>
              </text:list-item>
              <text:list-item>
                <text:p text:style-name="P4"><text:span text:style-name="T6">A properly normalized database should have the following characteristics</text:span></text:p>
              </text:list-item>
            </text:list>
            <text:list text:style-name="L3">
              <text:list-item>
                <text:list>
                  <text:list-item>
                    <text:p text:style-name="P5"><text:span text:style-name="T7">Scalar (atomic) values in each fields.</text:span></text:p>
                  </text:list-item>
                  <text:list-item>
                    <text:p text:style-name="P5"><text:span text:style-name="T7">Absence of redundancy.</text:span></text:p>
                  </text:list-item>
                  <text:list-item>
                    <text:p text:style-name="P5"><text:span text:style-name="T7">Minimal use of null values.</text:span></text:p>
                  </text:list-item>
                  <text:list-item>
                    <text:p text:style-name="P5"><text:span text:style-name="T8">Minimal loss of information.</text:span><text:span text:style-name="T9"> </text:span></text:p>
                  </text:list-item>
                </text:list>
              </text:list-item>
            </text:list>
          </draw:text-box>
        </draw:frame>
        <draw:custom-shape draw:style-name="gr2" draw:text-style-name="P2" draw:layer="layout" svg:width="21.59cm" svg:height="3.175cm" svg:x="1.905cm" svg:y="0.212cm">
          <text:p text:style-name="P6"><text:span text:style-name="T10">Definition </text:span></text:p>
          <draw:enhanced-geometry svg:viewBox="0 0 21600 21600" draw:type="rectangle" draw:enhanced-path="M 0 0 L 21600 0 21600 21600 0 21600 0 0 Z N"/>
        </draw:custom-shape>
        <anim:par smil:dur="indefinite" smil:fill="hold" presentation:node-type="timing-root">
          <anim:par smil:begin="id2.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lt;number&gt;</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4" draw:layer="layout" svg:width="15.227cm" svg:height="11.419cm" svg:x="1.904cm" svg:y="12.064cm" presentation:class="notes" presentation:placeholder="true">
            <draw:text-box/>
          </draw:frame>
        </presentation:notes>
      </draw:page>
      <draw:page draw:name="page3" draw:style-name="dp1" draw:master-page-name="Title1" presentation:presentation-page-layout-name="AL2T1" draw:id="id3">
        <draw:frame presentation:style-name="pr3" draw:text-style-name="P2" draw:layer="layout" svg:width="24.553cm" svg:height="14.818cm" svg:x="0.846cm" svg:y="3.174cm" presentation:class="outline" presentation:user-transformed="true">
          <draw:text-box>
            <text:list text:style-name="L4">
              <text:list-item>
                <text:p text:style-name="P4"><text:span text:style-name="T12">Levels of normalization based on the amount of redundancy in the database.</text:span></text:p>
              </text:list-item>
              <text:list-item>
                <text:p text:style-name="P4"><text:span text:style-name="T13">Various levels of normalization are:</text:span></text:p>
              </text:list-item>
            </text:list>
            <text:list text:style-name="L3">
              <text:list-item>
                <text:list>
                  <text:list-item>
                    <text:p text:style-name="P9"><text:span text:style-name="T14">First Normal Form (1NF)</text:span></text:p>
                  </text:list-item>
                  <text:list-item>
                    <text:p text:style-name="P9"><text:span text:style-name="T14">Second Normal Form (2NF)</text:span></text:p>
                  </text:list-item>
                  <text:list-item>
                    <text:p text:style-name="P9"><text:span text:style-name="T14">Third Normal Form (3NF)</text:span></text:p>
                  </text:list-item>
                  <text:list-item>
                    <text:p text:style-name="P9"><text:span text:style-name="T14">Boyce-Codd Normal Form (BCNF)</text:span></text:p>
                  </text:list-item>
                  <text:list-item>
                    <text:p text:style-name="P9"><text:span text:style-name="T14">Fourth Normal Form (4NF)</text:span></text:p>
                  </text:list-item>
                  <text:list-item>
                    <text:p text:style-name="P9"><text:span text:style-name="T15">Fifth Normal Form (5NF)</text:span></text:p>
                  </text:list-item>
                  <text:list-item>
                    <text:p text:style-name="P9"><text:span text:style-name="T15">Domain Key Normal Form (DKNF) </text:span></text:p>
                  </text:list-item>
                </text:list>
              </text:list-item>
            </text:list>
          </draw:text-box>
        </draw:frame>
        <draw:custom-shape draw:style-name="gr2" draw:text-style-name="P2" draw:layer="layout" svg:width="21.59cm" svg:height="3.175cm" svg:x="1.905cm" svg:y="0.212cm">
          <text:p text:style-name="P6"><text:span text:style-name="T10">Levels of Normalization </text:span></text:p>
          <draw:enhanced-geometry svg:viewBox="0 0 21600 21600" draw:type="rectangle" draw:enhanced-path="M 0 0 L 21600 0 21600 21600 0 21600 0 0 Z N"/>
        </draw:custom-shape>
        <anim:par smil:dur="indefinite" smil:fill="hold" presentation:node-type="timing-root">
          <anim:par smil:begin="id3.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lt;number&gt;</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5" draw:layer="layout" svg:width="15.227cm" svg:height="11.445cm" svg:x="1.904cm" svg:y="12.064cm" presentation:class="notes" presentation:placeholder="true">
            <draw:text-box/>
          </draw:frame>
        </presentation:notes>
      </draw:page>
      <draw:page draw:name="page4" draw:style-name="dp1" draw:master-page-name="Title1" presentation:presentation-page-layout-name="AL2T1" draw:id="id4">
        <draw:custom-shape draw:style-name="gr2" draw:text-style-name="P2" draw:layer="layout" svg:width="21.59cm" svg:height="3.175cm" svg:x="1.905cm" svg:y="0.212cm">
          <text:p text:style-name="P6"><text:span text:style-name="T10">Levels of Normalization</text:span><text:span text:style-name="T16"> </text:span></text:p>
          <draw:enhanced-geometry svg:viewBox="0 0 21600 21600" draw:type="rectangle" draw:enhanced-path="M 0 0 L 21600 0 21600 21600 0 21600 0 0 Z N"/>
        </draw:custom-shape>
        <draw:frame presentation:style-name="pr6" draw:text-style-name="P2" draw:layer="layout" svg:width="22.86cm" svg:height="12.573cm" svg:x="1.27cm" svg:y="4.458cm" presentation:class="outline" presentation:user-transformed="true">
          <draw:text-box>
            <text:list text:style-name="L5">
              <text:list-item>
                <text:p text:style-name="P10"><text:span text:style-name="T2">Each higher level is a subset of the lower level.</text:span></text:p>
              </text:list-item>
            </text:list>
            <text:p text:style-name="P11"><text:span text:style-name="T2"/></text:p>
            <text:list text:continue-numbering="true" text:style-name="L5">
              <text:list-item>
                <text:p text:style-name="P10"><text:span text:style-name="T17">Most databases should be in 3NF or BCNF in order to avoid database anomalies.</text:span></text:p>
              </text:list-item>
            </text:list>
          </draw:text-box>
        </draw:frame>
        <anim:par smil:dur="indefinite" smil:fill="hold" presentation:node-type="timing-root">
          <anim:par smil:begin="id4.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lt;number&gt;</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5" draw:layer="layout" svg:width="15.227cm" svg:height="11.445cm" svg:x="1.904cm" svg:y="12.064cm" presentation:class="notes" presentation:placeholder="true">
            <draw:text-box/>
          </draw:frame>
        </presentation:notes>
      </draw:page>
      <draw:page draw:name="page5" draw:style-name="dp1" draw:master-page-name="Title1" presentation:presentation-page-layout-name="AL2T1" draw:id="id5">
        <draw:frame presentation:style-name="pr7" draw:text-style-name="P2" draw:layer="layout" svg:width="22.225cm" svg:height="11.854cm" svg:x="0.846cm" svg:y="3.174cm" presentation:class="outline" presentation:user-transformed="true">
          <draw:text-box>
            <text:p text:style-name="P12"><text:span text:style-name="T18">A table is considered to be in 1NF if all the fields contain</text:span></text:p>
            <text:p text:style-name="P13"><text:span text:style-name="T18">only scalar (atomic) values (as opposed to list of values).</text:span><text:span text:style-name="T19"> </text:span></text:p>
            <text:p text:style-name="P12"><text:span text:style-name="T19"/></text:p>
          </draw:text-box>
        </draw:frame>
        <draw:custom-shape draw:style-name="gr2" draw:text-style-name="P2" draw:layer="layout" svg:width="21.59cm" svg:height="3.175cm" svg:x="1.905cm" svg:y="0.212cm">
          <text:p text:style-name="P6"><text:span text:style-name="T10">First Normal Form <text:s/>(1NF) </text:span></text:p>
          <draw:enhanced-geometry svg:viewBox="0 0 21600 21600" draw:type="rectangle" draw:enhanced-path="M 0 0 L 21600 0 21600 21600 0 21600 0 0 Z N"/>
        </draw:custom-shape>
        <draw:g>
          <draw:custom-shape draw:style-name="gr4" draw:text-style-name="P2" draw:layer="layout" svg:width="3.378cm" svg:height="3.1cm" svg:x="1.027cm" svg:y="8.568cm">
            <text:p text:style-name="P14"><text:span text:style-name="T20">0-321-32132-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22cm" svg:height="3.1cm" svg:x="0.855cm" svg:y="8.568cm">
            <text:p/>
            <draw:enhanced-geometry svg:viewBox="0 0 21600 21600" draw:type="rectangle" draw:enhanced-path="M 0 0 L 21600 0 21600 21600 0 21600 0 0 Z N"/>
          </draw:custom-shape>
        </draw:g>
        <draw:g>
          <draw:custom-shape draw:style-name="gr4" draw:text-style-name="P2" draw:layer="layout" svg:width="2.783cm" svg:height="3.1cm" svg:x="4.736cm" svg:y="8.568cm">
            <text:p text:style-name="P14"><text:span text:style-name="T20">Balloon</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3cm" svg:height="3.1cm" svg:x="4.586cm" svg:y="8.568cm">
            <text:p/>
            <draw:enhanced-geometry svg:viewBox="0 0 21600 21600" draw:type="rectangle" draw:enhanced-path="M 0 0 L 21600 0 21600 21600 0 21600 0 0 Z N"/>
          </draw:custom-shape>
        </draw:g>
        <draw:g>
          <draw:custom-shape draw:style-name="gr4" draw:text-style-name="P2" draw:layer="layout" svg:width="2.849cm" svg:height="3.1cm" svg:x="7.858cm" svg:y="8.568cm">
            <text:p text:style-name="P14"><text:span text:style-name="T20">Sleepy, Snoopy, Grumpy</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188cm" svg:height="3.1cm" svg:x="7.691cm" svg:y="8.568cm">
            <text:p/>
            <draw:enhanced-geometry svg:viewBox="0 0 21600 21600" draw:type="rectangle" draw:enhanced-path="M 0 0 L 21600 0 21600 21600 0 21600 0 0 Z N"/>
          </draw:custom-shape>
        </draw:g>
        <draw:g>
          <draw:custom-shape draw:style-name="gr4" draw:text-style-name="P2" draw:layer="layout" svg:width="3.436cm" svg:height="3.1cm" svg:x="11.068cm" svg:y="8.568cm">
            <text:p text:style-name="P14"><text:span text:style-name="T20">321-321-1111, 232-234-1234, 665-235-6532</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1cm" svg:height="3.1cm" svg:x="10.883cm" svg:y="8.568cm">
            <text:p/>
            <draw:enhanced-geometry svg:viewBox="0 0 21600 21600" draw:type="rectangle" draw:enhanced-path="M 0 0 L 21600 0 21600 21600 0 21600 0 0 Z N"/>
          </draw:custom-shape>
        </draw:g>
        <draw:g>
          <draw:custom-shape draw:style-name="gr4" draw:text-style-name="P2" draw:layer="layout" svg:width="3.188cm" svg:height="3.1cm" svg:x="14.848cm" svg:y="8.568cm">
            <text:p text:style-name="P14"><text:span text:style-name="T20">Small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492cm" svg:height="3.1cm" svg:x="14.698cm" svg:y="8.568cm">
            <text:p/>
            <draw:enhanced-geometry svg:viewBox="0 0 21600 21600" draw:type="rectangle" draw:enhanced-path="M 0 0 L 21600 0 21600 21600 0 21600 0 0 Z N"/>
          </draw:custom-shape>
        </draw:g>
        <draw:g>
          <draw:custom-shape draw:style-name="gr4" draw:text-style-name="P2" draw:layer="layout" svg:width="3.369cm" svg:height="3.1cm" svg:x="18.362cm" svg:y="8.568cm">
            <text:p text:style-name="P14"><text:span text:style-name="T20">714-000-0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08cm" svg:height="3.1cm" svg:x="18.195cm" svg:y="8.568cm">
            <text:p/>
            <draw:enhanced-geometry svg:viewBox="0 0 21600 21600" draw:type="rectangle" draw:enhanced-path="M 0 0 L 21600 0 21600 21600 0 21600 0 0 Z N"/>
          </draw:custom-shape>
        </draw:g>
        <draw:g>
          <draw:custom-shape draw:style-name="gr4" draw:text-style-name="P2" draw:layer="layout" svg:width="2.095cm" svg:height="3.1cm" svg:x="22.097cm" svg:y="8.568cm">
            <text:p text:style-name="P14"><text:span text:style-name="T20">$34.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469cm" svg:height="3.1cm" svg:x="21.908cm" svg:y="8.568cm">
            <text:p/>
            <draw:enhanced-geometry svg:viewBox="0 0 21600 21600" draw:type="rectangle" draw:enhanced-path="M 0 0 L 21600 0 21600 21600 0 21600 0 0 Z N"/>
          </draw:custom-shape>
        </draw:g>
        <draw:g>
          <draw:custom-shape draw:style-name="gr4" draw:text-style-name="P2" draw:layer="layout" svg:width="3.378cm" svg:height="1.945cm" svg:x="1.027cm" svg:y="11.677cm">
            <text:p text:style-name="P14"><text:span text:style-name="T20">0-55-123456-9</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22cm" svg:height="1.945cm" svg:x="0.855cm" svg:y="11.677cm">
            <text:p/>
            <draw:enhanced-geometry svg:viewBox="0 0 21600 21600" draw:type="rectangle" draw:enhanced-path="M 0 0 L 21600 0 21600 21600 0 21600 0 0 Z N"/>
          </draw:custom-shape>
        </draw:g>
        <draw:g>
          <draw:custom-shape draw:style-name="gr4" draw:text-style-name="P2" draw:layer="layout" svg:width="2.783cm" svg:height="1.945cm" svg:x="4.736cm" svg:y="11.677cm">
            <text:p text:style-name="P14"><text:span text:style-name="T20">Main Street</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3cm" svg:height="1.945cm" svg:x="4.586cm" svg:y="11.677cm">
            <text:p/>
            <draw:enhanced-geometry svg:viewBox="0 0 21600 21600" draw:type="rectangle" draw:enhanced-path="M 0 0 L 21600 0 21600 21600 0 21600 0 0 Z N"/>
          </draw:custom-shape>
        </draw:g>
        <draw:g>
          <draw:custom-shape draw:style-name="gr4" draw:text-style-name="P2" draw:layer="layout" svg:width="2.849cm" svg:height="1.945cm" svg:x="7.858cm" svg:y="11.677cm">
            <text:p text:style-name="P14"><text:span text:style-name="T20">Jones, Smith</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188cm" svg:height="1.945cm" svg:x="7.691cm" svg:y="11.677cm">
            <text:p/>
            <draw:enhanced-geometry svg:viewBox="0 0 21600 21600" draw:type="rectangle" draw:enhanced-path="M 0 0 L 21600 0 21600 21600 0 21600 0 0 Z N"/>
          </draw:custom-shape>
        </draw:g>
        <draw:g>
          <draw:custom-shape draw:style-name="gr4" draw:text-style-name="P2" draw:layer="layout" svg:width="3.436cm" svg:height="1.945cm" svg:x="11.068cm" svg:y="11.677cm">
            <text:p text:style-name="P14"><text:span text:style-name="T20">123-333-3333, 654-223-3455</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1cm" svg:height="1.945cm" svg:x="10.883cm" svg:y="11.677cm">
            <text:p/>
            <draw:enhanced-geometry svg:viewBox="0 0 21600 21600" draw:type="rectangle" draw:enhanced-path="M 0 0 L 21600 0 21600 21600 0 21600 0 0 Z N"/>
          </draw:custom-shape>
        </draw:g>
        <draw:g>
          <draw:custom-shape draw:style-name="gr4" draw:text-style-name="P2" draw:layer="layout" svg:width="3.188cm" svg:height="1.945cm" svg:x="14.848cm" svg:y="11.677cm">
            <text:p text:style-name="P14"><text:span text:style-name="T20">Small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492cm" svg:height="1.945cm" svg:x="14.698cm" svg:y="11.677cm">
            <text:p/>
            <draw:enhanced-geometry svg:viewBox="0 0 21600 21600" draw:type="rectangle" draw:enhanced-path="M 0 0 L 21600 0 21600 21600 0 21600 0 0 Z N"/>
          </draw:custom-shape>
        </draw:g>
        <draw:g>
          <draw:custom-shape draw:style-name="gr4" draw:text-style-name="P2" draw:layer="layout" svg:width="3.369cm" svg:height="1.945cm" svg:x="18.362cm" svg:y="11.677cm">
            <text:p text:style-name="P14"><text:span text:style-name="T20">714-000-0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08cm" svg:height="1.945cm" svg:x="18.195cm" svg:y="11.677cm">
            <text:p/>
            <draw:enhanced-geometry svg:viewBox="0 0 21600 21600" draw:type="rectangle" draw:enhanced-path="M 0 0 L 21600 0 21600 21600 0 21600 0 0 Z N"/>
          </draw:custom-shape>
        </draw:g>
        <draw:g>
          <draw:custom-shape draw:style-name="gr4" draw:text-style-name="P2" draw:layer="layout" svg:width="2.095cm" svg:height="1.945cm" svg:x="22.097cm" svg:y="11.677cm">
            <text:p text:style-name="P14"><text:span text:style-name="T20">$22.95</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469cm" svg:height="1.945cm" svg:x="21.908cm" svg:y="11.677cm">
            <text:p/>
            <draw:enhanced-geometry svg:viewBox="0 0 21600 21600" draw:type="rectangle" draw:enhanced-path="M 0 0 L 21600 0 21600 21600 0 21600 0 0 Z N"/>
          </draw:custom-shape>
        </draw:g>
        <draw:g>
          <draw:custom-shape draw:style-name="gr4" draw:text-style-name="P2" draw:layer="layout" svg:width="3.378cm" svg:height="1.945cm" svg:x="1.027cm" svg:y="13.626cm">
            <text:p text:style-name="P14"><text:span text:style-name="T20">0-123-45678-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22cm" svg:height="1.945cm" svg:x="0.855cm" svg:y="13.626cm">
            <text:p/>
            <draw:enhanced-geometry svg:viewBox="0 0 21600 21600" draw:type="rectangle" draw:enhanced-path="M 0 0 L 21600 0 21600 21600 0 21600 0 0 Z N"/>
          </draw:custom-shape>
        </draw:g>
        <draw:g>
          <draw:custom-shape draw:style-name="gr4" draw:text-style-name="P2" draw:layer="layout" svg:width="2.783cm" svg:height="1.945cm" svg:x="4.736cm" svg:y="13.626cm">
            <text:p text:style-name="P14"><text:span text:style-name="T20">Ulysse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3cm" svg:height="1.945cm" svg:x="4.586cm" svg:y="13.626cm">
            <text:p/>
            <draw:enhanced-geometry svg:viewBox="0 0 21600 21600" draw:type="rectangle" draw:enhanced-path="M 0 0 L 21600 0 21600 21600 0 21600 0 0 Z N"/>
          </draw:custom-shape>
        </draw:g>
        <draw:g>
          <draw:custom-shape draw:style-name="gr4" draw:text-style-name="P2" draw:layer="layout" svg:width="2.849cm" svg:height="1.945cm" svg:x="7.858cm" svg:y="13.626cm">
            <text:p text:style-name="P14"><text:span text:style-name="T20">Joyc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188cm" svg:height="1.945cm" svg:x="7.691cm" svg:y="13.626cm">
            <text:p/>
            <draw:enhanced-geometry svg:viewBox="0 0 21600 21600" draw:type="rectangle" draw:enhanced-path="M 0 0 L 21600 0 21600 21600 0 21600 0 0 Z N"/>
          </draw:custom-shape>
        </draw:g>
        <draw:g>
          <draw:custom-shape draw:style-name="gr4" draw:text-style-name="P2" draw:layer="layout" svg:width="3.436cm" svg:height="1.945cm" svg:x="11.068cm" svg:y="13.626cm">
            <text:p text:style-name="P14"><text:span text:style-name="T20">666-666-6666</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1cm" svg:height="1.945cm" svg:x="10.883cm" svg:y="13.626cm">
            <text:p/>
            <draw:enhanced-geometry svg:viewBox="0 0 21600 21600" draw:type="rectangle" draw:enhanced-path="M 0 0 L 21600 0 21600 21600 0 21600 0 0 Z N"/>
          </draw:custom-shape>
        </draw:g>
        <draw:g>
          <draw:custom-shape draw:style-name="gr4" draw:text-style-name="P2" draw:layer="layout" svg:width="3.188cm" svg:height="1.945cm" svg:x="14.848cm" svg:y="13.626cm">
            <text:p text:style-name="P14"><text:span text:style-name="T20">Alpha Pres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492cm" svg:height="1.945cm" svg:x="14.698cm" svg:y="13.626cm">
            <text:p/>
            <draw:enhanced-geometry svg:viewBox="0 0 21600 21600" draw:type="rectangle" draw:enhanced-path="M 0 0 L 21600 0 21600 21600 0 21600 0 0 Z N"/>
          </draw:custom-shape>
        </draw:g>
        <draw:g>
          <draw:custom-shape draw:style-name="gr4" draw:text-style-name="P2" draw:layer="layout" svg:width="3.369cm" svg:height="1.945cm" svg:x="18.362cm" svg:y="13.626cm">
            <text:p text:style-name="P14"><text:span text:style-name="T20">999-999-9999</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08cm" svg:height="1.945cm" svg:x="18.195cm" svg:y="13.626cm">
            <text:p/>
            <draw:enhanced-geometry svg:viewBox="0 0 21600 21600" draw:type="rectangle" draw:enhanced-path="M 0 0 L 21600 0 21600 21600 0 21600 0 0 Z N"/>
          </draw:custom-shape>
        </draw:g>
        <draw:g>
          <draw:custom-shape draw:style-name="gr4" draw:text-style-name="P2" draw:layer="layout" svg:width="2.095cm" svg:height="1.945cm" svg:x="22.097cm" svg:y="13.626cm">
            <text:p text:style-name="P14"><text:span text:style-name="T20">$34.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469cm" svg:height="1.945cm" svg:x="21.908cm" svg:y="13.626cm">
            <text:p/>
            <draw:enhanced-geometry svg:viewBox="0 0 21600 21600" draw:type="rectangle" draw:enhanced-path="M 0 0 L 21600 0 21600 21600 0 21600 0 0 Z N"/>
          </draw:custom-shape>
        </draw:g>
        <draw:g>
          <draw:custom-shape draw:style-name="gr4" draw:text-style-name="P2" draw:layer="layout" svg:width="3.378cm" svg:height="1.945cm" svg:x="1.027cm" svg:y="15.575cm">
            <text:p text:style-name="P14"><text:span text:style-name="T20">1-22-2337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22cm" svg:height="1.945cm" svg:x="0.855cm" svg:y="15.575cm">
            <text:p/>
            <draw:enhanced-geometry svg:viewBox="0 0 21600 21600" draw:type="rectangle" draw:enhanced-path="M 0 0 L 21600 0 21600 21600 0 21600 0 0 Z N"/>
          </draw:custom-shape>
        </draw:g>
        <draw:g>
          <draw:custom-shape draw:style-name="gr4" draw:text-style-name="P2" draw:layer="layout" svg:width="2.783cm" svg:height="1.945cm" svg:x="4.736cm" svg:y="15.575cm">
            <text:p text:style-name="P14"><text:span text:style-name="T20">Visual Basic</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3cm" svg:height="1.945cm" svg:x="4.586cm" svg:y="15.575cm">
            <text:p/>
            <draw:enhanced-geometry svg:viewBox="0 0 21600 21600" draw:type="rectangle" draw:enhanced-path="M 0 0 L 21600 0 21600 21600 0 21600 0 0 Z N"/>
          </draw:custom-shape>
        </draw:g>
        <draw:g>
          <draw:custom-shape draw:style-name="gr4" draw:text-style-name="P2" draw:layer="layout" svg:width="2.849cm" svg:height="1.945cm" svg:x="7.858cm" svg:y="15.575cm">
            <text:p text:style-name="P14"><text:span text:style-name="T20">Roman</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188cm" svg:height="1.945cm" svg:x="7.691cm" svg:y="15.575cm">
            <text:p/>
            <draw:enhanced-geometry svg:viewBox="0 0 21600 21600" draw:type="rectangle" draw:enhanced-path="M 0 0 L 21600 0 21600 21600 0 21600 0 0 Z N"/>
          </draw:custom-shape>
        </draw:g>
        <draw:g>
          <draw:custom-shape draw:style-name="gr4" draw:text-style-name="P2" draw:layer="layout" svg:width="3.436cm" svg:height="1.945cm" svg:x="11.068cm" svg:y="15.575cm">
            <text:p text:style-name="P14"><text:span text:style-name="T20">444-444-4444</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1cm" svg:height="1.945cm" svg:x="10.883cm" svg:y="15.575cm">
            <text:p/>
            <draw:enhanced-geometry svg:viewBox="0 0 21600 21600" draw:type="rectangle" draw:enhanced-path="M 0 0 L 21600 0 21600 21600 0 21600 0 0 Z N"/>
          </draw:custom-shape>
        </draw:g>
        <draw:g>
          <draw:custom-shape draw:style-name="gr4" draw:text-style-name="P2" draw:layer="layout" svg:width="3.188cm" svg:height="1.945cm" svg:x="14.848cm" svg:y="15.575cm">
            <text:p text:style-name="P14"><text:span text:style-name="T20">Big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492cm" svg:height="1.945cm" svg:x="14.698cm" svg:y="15.575cm">
            <text:p/>
            <draw:enhanced-geometry svg:viewBox="0 0 21600 21600" draw:type="rectangle" draw:enhanced-path="M 0 0 L 21600 0 21600 21600 0 21600 0 0 Z N"/>
          </draw:custom-shape>
        </draw:g>
        <draw:g>
          <draw:custom-shape draw:style-name="gr4" draw:text-style-name="P2" draw:layer="layout" svg:width="3.369cm" svg:height="1.945cm" svg:x="18.362cm" svg:y="15.575cm">
            <text:p text:style-name="P14"><text:span text:style-name="T20">123-456-789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708cm" svg:height="1.945cm" svg:x="18.195cm" svg:y="15.575cm">
            <text:p/>
            <draw:enhanced-geometry svg:viewBox="0 0 21600 21600" draw:type="rectangle" draw:enhanced-path="M 0 0 L 21600 0 21600 21600 0 21600 0 0 Z N"/>
          </draw:custom-shape>
        </draw:g>
        <draw:g>
          <draw:custom-shape draw:style-name="gr4" draw:text-style-name="P2" draw:layer="layout" svg:width="2.095cm" svg:height="1.945cm" svg:x="22.097cm" svg:y="15.575cm">
            <text:p text:style-name="P14"><text:span text:style-name="T20">$25.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469cm" svg:height="1.945cm" svg:x="21.908cm" svg:y="15.575cm">
            <text:p/>
            <draw:enhanced-geometry svg:viewBox="0 0 21600 21600" draw:type="rectangle" draw:enhanced-path="M 0 0 L 21600 0 21600 21600 0 21600 0 0 Z N"/>
          </draw:custom-shape>
        </draw:g>
        <draw:g>
          <draw:custom-shape draw:style-name="gr4" draw:text-style-name="P2" draw:layer="layout" svg:width="3.377cm" svg:height="1.944cm" svg:x="1.019cm" svg:y="6.606cm">
            <text:p text:style-name="P14"><text:span text:style-name="T21">ISBN</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721cm" svg:height="1.944cm" svg:x="0.847cm" svg:y="6.606cm">
            <text:p/>
            <draw:enhanced-geometry svg:viewBox="0 0 21600 21600" draw:type="rectangle" draw:enhanced-path="M 0 0 L 21600 0 21600 21600 0 21600 0 0 Z N"/>
          </draw:custom-shape>
        </draw:g>
        <draw:g>
          <draw:custom-shape draw:style-name="gr4" draw:text-style-name="P2" draw:layer="layout" svg:width="2.787cm" svg:height="1.944cm" svg:x="4.723cm" svg:y="6.606cm">
            <text:p text:style-name="P14"><text:span text:style-name="T21">Titl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082cm" svg:height="1.944cm" svg:x="4.573cm" svg:y="6.606cm">
            <text:p/>
            <draw:enhanced-geometry svg:viewBox="0 0 21600 21600" draw:type="rectangle" draw:enhanced-path="M 0 0 L 21600 0 21600 21600 0 21600 0 0 Z N"/>
          </draw:custom-shape>
        </draw:g>
        <draw:g>
          <draw:custom-shape draw:style-name="gr4" draw:text-style-name="P2" draw:layer="layout" svg:width="2.849cm" svg:height="1.944cm" svg:x="7.84cm" svg:y="6.606cm">
            <text:p text:style-name="P14"><text:span text:style-name="T21">AuNam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188cm" svg:height="1.944cm" svg:x="7.673cm" svg:y="6.606cm">
            <text:p/>
            <draw:enhanced-geometry svg:viewBox="0 0 21600 21600" draw:type="rectangle" draw:enhanced-path="M 0 0 L 21600 0 21600 21600 0 21600 0 0 Z N"/>
          </draw:custom-shape>
        </draw:g>
        <draw:g>
          <draw:custom-shape draw:style-name="gr4" draw:text-style-name="P2" draw:layer="layout" svg:width="3.435cm" svg:height="1.944cm" svg:x="11.064cm" svg:y="6.606cm">
            <text:p text:style-name="P14"><text:span text:style-name="T21">AuPhon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805cm" svg:height="1.944cm" svg:x="10.879cm" svg:y="6.606cm">
            <text:p/>
            <draw:enhanced-geometry svg:viewBox="0 0 21600 21600" draw:type="rectangle" draw:enhanced-path="M 0 0 L 21600 0 21600 21600 0 21600 0 0 Z N"/>
          </draw:custom-shape>
        </draw:g>
        <draw:g>
          <draw:custom-shape draw:style-name="gr4" draw:text-style-name="P2" draw:layer="layout" svg:width="3.192cm" svg:height="1.944cm" svg:x="14.839cm" svg:y="6.606cm">
            <text:p text:style-name="P14"><text:span text:style-name="T21">PubNam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493cm" svg:height="1.944cm" svg:x="14.693cm" svg:y="6.606cm">
            <text:p/>
            <draw:enhanced-geometry svg:viewBox="0 0 21600 21600" draw:type="rectangle" draw:enhanced-path="M 0 0 L 21600 0 21600 21600 0 21600 0 0 Z N"/>
          </draw:custom-shape>
        </draw:g>
        <draw:g>
          <draw:custom-shape draw:style-name="gr4" draw:text-style-name="P2" draw:layer="layout" svg:width="3.364cm" svg:height="1.944cm" svg:x="18.358cm" svg:y="6.606cm">
            <text:p text:style-name="P14"><text:span text:style-name="T21">PubPhon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709cm" svg:height="1.944cm" svg:x="18.19cm" svg:y="6.606cm">
            <text:p/>
            <draw:enhanced-geometry svg:viewBox="0 0 21600 21600" draw:type="rectangle" draw:enhanced-path="M 0 0 L 21600 0 21600 21600 0 21600 0 0 Z N"/>
          </draw:custom-shape>
        </draw:g>
        <draw:g>
          <draw:custom-shape draw:style-name="gr4" draw:text-style-name="P2" draw:layer="layout" svg:width="2.094cm" svg:height="1.944cm" svg:x="22.093cm" svg:y="6.606cm">
            <text:p text:style-name="P14"><text:span text:style-name="T21">Pric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2.474cm" svg:height="1.944cm" svg:x="21.903cm" svg:y="6.606cm">
            <text:p/>
            <draw:enhanced-geometry svg:viewBox="0 0 21600 21600" draw:type="rectangle" draw:enhanced-path="M 0 0 L 21600 0 21600 21600 0 21600 0 0 Z N"/>
          </draw:custom-shape>
        </draw:g>
        <anim:par smil:dur="indefinite" smil:fill="hold" presentation:node-type="timing-root">
          <anim:par smil:begin="id5.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lt;number&gt;</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15"><text:span text:style-name="T22">Having scalar values also means that all instances of a record type must contain the same number of fields.</text:span></text:p>
              <text:p text:style-name="P15"><text:span text:style-name="T22">A table not in first normal form is called un normalized</text:span></text:p>
              <text:p text:style-name="P16"><text:span text:style-name="T22"/></text:p>
            </draw:text-box>
          </draw:frame>
        </presentation:notes>
      </draw:page>
      <draw:page draw:name="page6" draw:style-name="dp1" draw:master-page-name="Title1" presentation:presentation-page-layout-name="AL2T1" draw:id="id6">
        <draw:frame presentation:style-name="pr9" draw:text-style-name="P2" draw:layer="layout" svg:width="22.225cm" svg:height="14.394cm" svg:x="0.846cm" svg:y="3.386cm" presentation:class="outline" presentation:user-transformed="true">
          <draw:text-box>
            <text:list text:style-name="L8">
              <text:list-item>
                <text:p text:style-name="P17"><text:span text:style-name="T23">Place all items that appear in the repeating group in a new table</text:span></text:p>
              </text:list-item>
              <text:list-item>
                <text:p text:style-name="P17"><text:span text:style-name="T23">Designate a primary key for each new table produced. <text:s/></text:span></text:p>
              </text:list-item>
            </text:list>
            <text:p text:style-name="P18"><text:span text:style-name="T23"/></text:p>
          </draw:text-box>
        </draw:frame>
        <draw:custom-shape draw:style-name="gr2" draw:text-style-name="P2" draw:layer="layout" svg:width="21.59cm" svg:height="3.175cm" svg:x="1.905cm" svg:y="0.212cm">
          <text:p text:style-name="P6"><text:span text:style-name="T10">1NF - Decomposition</text:span></text:p>
          <draw:enhanced-geometry svg:viewBox="0 0 21600 21600" draw:type="rectangle" draw:enhanced-path="M 0 0 L 21600 0 21600 21600 0 21600 0 0 Z N"/>
        </draw:custom-shape>
        <draw:g>
          <draw:custom-shape draw:style-name="gr4" draw:text-style-name="P2" draw:layer="layout" svg:width="2.945cm" svg:height="1.283cm" svg:x="0.415cm" svg:y="12.211cm">
            <text:p text:style-name="P14"><text:span text:style-name="T20">0-321-32132-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5cm" svg:height="1.283cm" svg:x="0.265cm" svg:y="12.211cm">
            <text:p/>
            <draw:enhanced-geometry svg:viewBox="0 0 21600 21600" draw:type="rectangle" draw:enhanced-path="M 0 0 L 21600 0 21600 21600 0 21600 0 0 Z N"/>
          </draw:custom-shape>
        </draw:g>
        <draw:g>
          <draw:custom-shape draw:style-name="gr4" draw:text-style-name="P2" draw:layer="layout" svg:width="2.43cm" svg:height="1.283cm" svg:x="3.647cm" svg:y="12.211cm">
            <text:p text:style-name="P14"><text:span text:style-name="T20">Balloon</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69cm" svg:height="1.283cm" svg:x="3.519cm" svg:y="12.211cm">
            <text:p/>
            <draw:enhanced-geometry svg:viewBox="0 0 21600 21600" draw:type="rectangle" draw:enhanced-path="M 0 0 L 21600 0 21600 21600 0 21600 0 0 Z N"/>
          </draw:custom-shape>
        </draw:g>
        <draw:g>
          <draw:custom-shape draw:style-name="gr4" draw:text-style-name="P2" draw:layer="layout" svg:width="2.782cm" svg:height="1.283cm" svg:x="6.346cm" svg:y="12.211cm">
            <text:p text:style-name="P14"><text:span text:style-name="T20">Small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52cm" svg:height="1.283cm" svg:x="6.213cm" svg:y="12.211cm">
            <text:p/>
            <draw:enhanced-geometry svg:viewBox="0 0 21600 21600" draw:type="rectangle" draw:enhanced-path="M 0 0 L 21600 0 21600 21600 0 21600 0 0 Z N"/>
          </draw:custom-shape>
        </draw:g>
        <draw:g>
          <draw:custom-shape draw:style-name="gr4" draw:text-style-name="P2" draw:layer="layout" svg:width="2.937cm" svg:height="1.283cm" svg:x="9.415cm" svg:y="12.211cm">
            <text:p text:style-name="P14"><text:span text:style-name="T20">714-000-0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33cm" svg:height="1.283cm" svg:x="9.269cm" svg:y="12.211cm">
            <text:p/>
            <draw:enhanced-geometry svg:viewBox="0 0 21600 21600" draw:type="rectangle" draw:enhanced-path="M 0 0 L 21600 0 21600 21600 0 21600 0 0 Z N"/>
          </draw:custom-shape>
        </draw:g>
        <draw:g>
          <draw:custom-shape draw:style-name="gr4" draw:text-style-name="P2" draw:layer="layout" svg:width="1.826cm" svg:height="1.283cm" svg:x="12.669cm" svg:y="12.211cm">
            <text:p text:style-name="P14"><text:span text:style-name="T20">$34.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156cm" svg:height="1.283cm" svg:x="12.506cm" svg:y="12.211cm">
            <text:p/>
            <draw:enhanced-geometry svg:viewBox="0 0 21600 21600" draw:type="rectangle" draw:enhanced-path="M 0 0 L 21600 0 21600 21600 0 21600 0 0 Z N"/>
          </draw:custom-shape>
        </draw:g>
        <draw:g>
          <draw:custom-shape draw:style-name="gr4" draw:text-style-name="P2" draw:layer="layout" svg:width="2.945cm" svg:height="1.283cm" svg:x="0.415cm" svg:y="13.498cm">
            <text:p text:style-name="P14"><text:span text:style-name="T20">0-55-123456-9</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5cm" svg:height="1.283cm" svg:x="0.265cm" svg:y="13.498cm">
            <text:p/>
            <draw:enhanced-geometry svg:viewBox="0 0 21600 21600" draw:type="rectangle" draw:enhanced-path="M 0 0 L 21600 0 21600 21600 0 21600 0 0 Z N"/>
          </draw:custom-shape>
        </draw:g>
        <draw:g>
          <draw:custom-shape draw:style-name="gr4" draw:text-style-name="P2" draw:layer="layout" svg:width="2.43cm" svg:height="1.283cm" svg:x="3.647cm" svg:y="13.498cm">
            <text:p text:style-name="P14"><text:span text:style-name="T20">Main Street</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69cm" svg:height="1.283cm" svg:x="3.519cm" svg:y="13.498cm">
            <text:p/>
            <draw:enhanced-geometry svg:viewBox="0 0 21600 21600" draw:type="rectangle" draw:enhanced-path="M 0 0 L 21600 0 21600 21600 0 21600 0 0 Z N"/>
          </draw:custom-shape>
        </draw:g>
        <draw:g>
          <draw:custom-shape draw:style-name="gr4" draw:text-style-name="P2" draw:layer="layout" svg:width="2.782cm" svg:height="1.283cm" svg:x="6.346cm" svg:y="13.498cm">
            <text:p text:style-name="P14"><text:span text:style-name="T20">Small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52cm" svg:height="1.283cm" svg:x="6.213cm" svg:y="13.498cm">
            <text:p/>
            <draw:enhanced-geometry svg:viewBox="0 0 21600 21600" draw:type="rectangle" draw:enhanced-path="M 0 0 L 21600 0 21600 21600 0 21600 0 0 Z N"/>
          </draw:custom-shape>
        </draw:g>
        <draw:g>
          <draw:custom-shape draw:style-name="gr4" draw:text-style-name="P2" draw:layer="layout" svg:width="2.937cm" svg:height="1.283cm" svg:x="9.415cm" svg:y="13.498cm">
            <text:p text:style-name="P14"><text:span text:style-name="T20">714-000-0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33cm" svg:height="1.283cm" svg:x="9.269cm" svg:y="13.498cm">
            <text:p/>
            <draw:enhanced-geometry svg:viewBox="0 0 21600 21600" draw:type="rectangle" draw:enhanced-path="M 0 0 L 21600 0 21600 21600 0 21600 0 0 Z N"/>
          </draw:custom-shape>
        </draw:g>
        <draw:g>
          <draw:custom-shape draw:style-name="gr4" draw:text-style-name="P2" draw:layer="layout" svg:width="1.826cm" svg:height="1.283cm" svg:x="12.669cm" svg:y="13.498cm">
            <text:p text:style-name="P14"><text:span text:style-name="T20">$22.95</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156cm" svg:height="1.283cm" svg:x="12.506cm" svg:y="13.498cm">
            <text:p/>
            <draw:enhanced-geometry svg:viewBox="0 0 21600 21600" draw:type="rectangle" draw:enhanced-path="M 0 0 L 21600 0 21600 21600 0 21600 0 0 Z N"/>
          </draw:custom-shape>
        </draw:g>
        <draw:g>
          <draw:custom-shape draw:style-name="gr4" draw:text-style-name="P2" draw:layer="layout" svg:width="2.945cm" svg:height="1.284cm" svg:x="0.415cm" svg:y="14.781cm">
            <text:p text:style-name="P14"><text:span text:style-name="T20">0-123-45678-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5cm" svg:height="1.284cm" svg:x="0.265cm" svg:y="14.781cm">
            <text:p/>
            <draw:enhanced-geometry svg:viewBox="0 0 21600 21600" draw:type="rectangle" draw:enhanced-path="M 0 0 L 21600 0 21600 21600 0 21600 0 0 Z N"/>
          </draw:custom-shape>
        </draw:g>
        <draw:g>
          <draw:custom-shape draw:style-name="gr4" draw:text-style-name="P2" draw:layer="layout" svg:width="2.43cm" svg:height="1.284cm" svg:x="3.647cm" svg:y="14.781cm">
            <text:p text:style-name="P14"><text:span text:style-name="T20">Ulysse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69cm" svg:height="1.284cm" svg:x="3.519cm" svg:y="14.781cm">
            <text:p/>
            <draw:enhanced-geometry svg:viewBox="0 0 21600 21600" draw:type="rectangle" draw:enhanced-path="M 0 0 L 21600 0 21600 21600 0 21600 0 0 Z N"/>
          </draw:custom-shape>
        </draw:g>
        <draw:g>
          <draw:custom-shape draw:style-name="gr4" draw:text-style-name="P2" draw:layer="layout" svg:width="2.782cm" svg:height="1.284cm" svg:x="6.346cm" svg:y="14.781cm">
            <text:p text:style-name="P14"><text:span text:style-name="T20">Alpha Pres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52cm" svg:height="1.284cm" svg:x="6.213cm" svg:y="14.781cm">
            <text:p/>
            <draw:enhanced-geometry svg:viewBox="0 0 21600 21600" draw:type="rectangle" draw:enhanced-path="M 0 0 L 21600 0 21600 21600 0 21600 0 0 Z N"/>
          </draw:custom-shape>
        </draw:g>
        <draw:g>
          <draw:custom-shape draw:style-name="gr4" draw:text-style-name="P2" draw:layer="layout" svg:width="2.937cm" svg:height="1.284cm" svg:x="9.415cm" svg:y="14.781cm">
            <text:p text:style-name="P14"><text:span text:style-name="T20">999-999-9999</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33cm" svg:height="1.284cm" svg:x="9.269cm" svg:y="14.781cm">
            <text:p/>
            <draw:enhanced-geometry svg:viewBox="0 0 21600 21600" draw:type="rectangle" draw:enhanced-path="M 0 0 L 21600 0 21600 21600 0 21600 0 0 Z N"/>
          </draw:custom-shape>
        </draw:g>
        <draw:g>
          <draw:custom-shape draw:style-name="gr4" draw:text-style-name="P2" draw:layer="layout" svg:width="1.826cm" svg:height="1.284cm" svg:x="12.669cm" svg:y="14.781cm">
            <text:p text:style-name="P14"><text:span text:style-name="T20">$34.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156cm" svg:height="1.284cm" svg:x="12.506cm" svg:y="14.781cm">
            <text:p/>
            <draw:enhanced-geometry svg:viewBox="0 0 21600 21600" draw:type="rectangle" draw:enhanced-path="M 0 0 L 21600 0 21600 21600 0 21600 0 0 Z N"/>
          </draw:custom-shape>
        </draw:g>
        <draw:g>
          <draw:custom-shape draw:style-name="gr4" draw:text-style-name="P2" draw:layer="layout" svg:width="2.945cm" svg:height="1.283cm" svg:x="0.415cm" svg:y="16.069cm">
            <text:p text:style-name="P14"><text:span text:style-name="T20">1-22-2337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5cm" svg:height="1.283cm" svg:x="0.265cm" svg:y="16.069cm">
            <text:p/>
            <draw:enhanced-geometry svg:viewBox="0 0 21600 21600" draw:type="rectangle" draw:enhanced-path="M 0 0 L 21600 0 21600 21600 0 21600 0 0 Z N"/>
          </draw:custom-shape>
        </draw:g>
        <draw:g>
          <draw:custom-shape draw:style-name="gr4" draw:text-style-name="P2" draw:layer="layout" svg:width="2.43cm" svg:height="1.283cm" svg:x="3.647cm" svg:y="16.069cm">
            <text:p text:style-name="P14"><text:span text:style-name="T20">Visual Basic</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69cm" svg:height="1.283cm" svg:x="3.519cm" svg:y="16.069cm">
            <text:p/>
            <draw:enhanced-geometry svg:viewBox="0 0 21600 21600" draw:type="rectangle" draw:enhanced-path="M 0 0 L 21600 0 21600 21600 0 21600 0 0 Z N"/>
          </draw:custom-shape>
        </draw:g>
        <draw:g>
          <draw:custom-shape draw:style-name="gr4" draw:text-style-name="P2" draw:layer="layout" svg:width="2.782cm" svg:height="1.283cm" svg:x="6.346cm" svg:y="16.069cm">
            <text:p text:style-name="P14"><text:span text:style-name="T20">Big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52cm" svg:height="1.283cm" svg:x="6.213cm" svg:y="16.069cm">
            <text:p/>
            <draw:enhanced-geometry svg:viewBox="0 0 21600 21600" draw:type="rectangle" draw:enhanced-path="M 0 0 L 21600 0 21600 21600 0 21600 0 0 Z N"/>
          </draw:custom-shape>
        </draw:g>
        <draw:g>
          <draw:custom-shape draw:style-name="gr4" draw:text-style-name="P2" draw:layer="layout" svg:width="2.937cm" svg:height="1.283cm" svg:x="9.415cm" svg:y="16.069cm">
            <text:p text:style-name="P14"><text:span text:style-name="T20">123-456-789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33cm" svg:height="1.283cm" svg:x="9.269cm" svg:y="16.069cm">
            <text:p/>
            <draw:enhanced-geometry svg:viewBox="0 0 21600 21600" draw:type="rectangle" draw:enhanced-path="M 0 0 L 21600 0 21600 21600 0 21600 0 0 Z N"/>
          </draw:custom-shape>
        </draw:g>
        <draw:g>
          <draw:custom-shape draw:style-name="gr4" draw:text-style-name="P2" draw:layer="layout" svg:width="1.826cm" svg:height="1.283cm" svg:x="12.669cm" svg:y="16.069cm">
            <text:p text:style-name="P14"><text:span text:style-name="T20">$25.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156cm" svg:height="1.283cm" svg:x="12.506cm" svg:y="16.069cm">
            <text:p/>
            <draw:enhanced-geometry svg:viewBox="0 0 21600 21600" draw:type="rectangle" draw:enhanced-path="M 0 0 L 21600 0 21600 21600 0 21600 0 0 Z N"/>
          </draw:custom-shape>
        </draw:g>
        <draw:g>
          <draw:custom-shape draw:style-name="gr4" draw:text-style-name="P2" draw:layer="layout" svg:width="2.945cm" svg:height="1.283cm" svg:x="0.406cm" svg:y="10.923cm">
            <text:p text:style-name="P14"><text:span text:style-name="T21">ISBN</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25cm" svg:height="1.283cm" svg:x="0.256cm" svg:y="10.923cm">
            <text:p/>
            <draw:enhanced-geometry svg:viewBox="0 0 21600 21600" draw:type="rectangle" draw:enhanced-path="M 0 0 L 21600 0 21600 21600 0 21600 0 0 Z N"/>
          </draw:custom-shape>
        </draw:g>
        <draw:g>
          <draw:custom-shape draw:style-name="gr4" draw:text-style-name="P2" draw:layer="layout" svg:width="2.43cm" svg:height="1.283cm" svg:x="3.638cm" svg:y="10.923cm">
            <text:p text:style-name="P14"><text:span text:style-name="T21">Titl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2.69cm" svg:height="1.283cm" svg:x="3.506cm" svg:y="10.923cm">
            <text:p/>
            <draw:enhanced-geometry svg:viewBox="0 0 21600 21600" draw:type="rectangle" draw:enhanced-path="M 0 0 L 21600 0 21600 21600 0 21600 0 0 Z N"/>
          </draw:custom-shape>
        </draw:g>
        <draw:g>
          <draw:custom-shape draw:style-name="gr4" draw:text-style-name="P2" draw:layer="layout" svg:width="2.783cm" svg:height="1.283cm" svg:x="6.341cm" svg:y="10.923cm">
            <text:p text:style-name="P14"><text:span text:style-name="T21">PubNam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047cm" svg:height="1.283cm" svg:x="6.209cm" svg:y="10.923cm">
            <text:p/>
            <draw:enhanced-geometry svg:viewBox="0 0 21600 21600" draw:type="rectangle" draw:enhanced-path="M 0 0 L 21600 0 21600 21600 0 21600 0 0 Z N"/>
          </draw:custom-shape>
        </draw:g>
        <draw:g>
          <draw:custom-shape draw:style-name="gr4" draw:text-style-name="P2" draw:layer="layout" svg:width="2.937cm" svg:height="1.283cm" svg:x="9.41cm" svg:y="10.923cm">
            <text:p text:style-name="P14"><text:span text:style-name="T21">PubPhon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232cm" svg:height="1.283cm" svg:x="9.265cm" svg:y="10.923cm">
            <text:p/>
            <draw:enhanced-geometry svg:viewBox="0 0 21600 21600" draw:type="rectangle" draw:enhanced-path="M 0 0 L 21600 0 21600 21600 0 21600 0 0 Z N"/>
          </draw:custom-shape>
        </draw:g>
        <draw:g>
          <draw:custom-shape draw:style-name="gr4" draw:text-style-name="P2" draw:layer="layout" svg:width="1.826cm" svg:height="1.283cm" svg:x="12.669cm" svg:y="10.923cm">
            <text:p text:style-name="P14"><text:span text:style-name="T21">Pric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2.156cm" svg:height="1.283cm" svg:x="12.502cm" svg:y="10.923cm">
            <text:p/>
            <draw:enhanced-geometry svg:viewBox="0 0 21600 21600" draw:type="rectangle" draw:enhanced-path="M 0 0 L 21600 0 21600 21600 0 21600 0 0 Z N"/>
          </draw:custom-shape>
        </draw:g>
        <draw:g>
          <draw:custom-shape draw:style-name="gr4" draw:text-style-name="P2" draw:layer="layout" svg:width="3.267cm" svg:height="1.125cm" svg:x="15.161cm" svg:y="9.397cm">
            <text:p text:style-name="P14"><text:span text:style-name="T21">ISBN</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607cm" svg:height="1.125cm" svg:x="14.989cm" svg:y="9.397cm">
            <text:p/>
            <draw:enhanced-geometry svg:viewBox="0 0 21600 21600" draw:type="rectangle" draw:enhanced-path="M 0 0 L 21600 0 21600 21600 0 21600 0 0 Z N"/>
          </draw:custom-shape>
        </draw:g>
        <draw:g>
          <draw:custom-shape draw:style-name="gr4" draw:text-style-name="P2" draw:layer="layout" svg:width="2.76cm" svg:height="1.125cm" svg:x="18.768cm" svg:y="9.397cm">
            <text:p text:style-name="P14"><text:span text:style-name="T21">AuNam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086cm" svg:height="1.125cm" svg:x="18.605cm" svg:y="9.397cm">
            <text:p/>
            <draw:enhanced-geometry svg:viewBox="0 0 21600 21600" draw:type="rectangle" draw:enhanced-path="M 0 0 L 21600 0 21600 21600 0 21600 0 0 Z N"/>
          </draw:custom-shape>
        </draw:g>
        <draw:g>
          <draw:custom-shape draw:style-name="gr4" draw:text-style-name="P2" draw:layer="layout" svg:width="3.325cm" svg:height="1.125cm" svg:x="21.885cm" svg:y="9.397cm">
            <text:p text:style-name="P14"><text:span text:style-name="T21">AuPhon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687cm" svg:height="1.125cm" svg:x="21.709cm" svg:y="9.397cm">
            <text:p/>
            <draw:enhanced-geometry svg:viewBox="0 0 21600 21600" draw:type="rectangle" draw:enhanced-path="M 0 0 L 21600 0 21600 21600 0 21600 0 0 Z N"/>
          </draw:custom-shape>
        </draw:g>
        <draw:g>
          <draw:custom-shape draw:style-name="gr4" draw:text-style-name="P2" draw:layer="layout" svg:width="3.267cm" svg:height="1.124cm" svg:x="15.161cm" svg:y="16.162cm">
            <text:p text:style-name="P14"><text:span text:style-name="T20">0-123-45678-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07cm" svg:height="1.124cm" svg:x="14.989cm" svg:y="16.162cm">
            <text:p/>
            <draw:enhanced-geometry svg:viewBox="0 0 21600 21600" draw:type="rectangle" draw:enhanced-path="M 0 0 L 21600 0 21600 21600 0 21600 0 0 Z N"/>
          </draw:custom-shape>
        </draw:g>
        <draw:g>
          <draw:custom-shape draw:style-name="gr4" draw:text-style-name="P2" draw:layer="layout" svg:width="2.761cm" svg:height="1.124cm" svg:x="18.772cm" svg:y="16.162cm">
            <text:p text:style-name="P14"><text:span text:style-name="T20">Joyc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7cm" svg:height="1.124cm" svg:x="18.613cm" svg:y="16.162cm">
            <text:p/>
            <draw:enhanced-geometry svg:viewBox="0 0 21600 21600" draw:type="rectangle" draw:enhanced-path="M 0 0 L 21600 0 21600 21600 0 21600 0 0 Z N"/>
          </draw:custom-shape>
        </draw:g>
        <draw:g>
          <draw:custom-shape draw:style-name="gr4" draw:text-style-name="P2" draw:layer="layout" svg:width="3.325cm" svg:height="1.124cm" svg:x="21.881cm" svg:y="16.162cm">
            <text:p text:style-name="P14"><text:span text:style-name="T20">666-666-6666</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86cm" svg:height="1.124cm" svg:x="21.705cm" svg:y="16.162cm">
            <text:p/>
            <draw:enhanced-geometry svg:viewBox="0 0 21600 21600" draw:type="rectangle" draw:enhanced-path="M 0 0 L 21600 0 21600 21600 0 21600 0 0 Z N"/>
          </draw:custom-shape>
        </draw:g>
        <draw:g>
          <draw:custom-shape draw:style-name="gr4" draw:text-style-name="P2" draw:layer="layout" svg:width="3.267cm" svg:height="1.125cm" svg:x="15.161cm" svg:y="17.286cm">
            <text:p text:style-name="P14"><text:span text:style-name="T20">1-22-2337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07cm" svg:height="1.125cm" svg:x="14.989cm" svg:y="17.286cm">
            <text:p/>
            <draw:enhanced-geometry svg:viewBox="0 0 21600 21600" draw:type="rectangle" draw:enhanced-path="M 0 0 L 21600 0 21600 21600 0 21600 0 0 Z N"/>
          </draw:custom-shape>
        </draw:g>
        <draw:g>
          <draw:custom-shape draw:style-name="gr4" draw:text-style-name="P2" draw:layer="layout" svg:width="2.761cm" svg:height="1.125cm" svg:x="18.772cm" svg:y="17.286cm">
            <text:p text:style-name="P14"><text:span text:style-name="T20">Roman</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7cm" svg:height="1.125cm" svg:x="18.613cm" svg:y="17.286cm">
            <text:p/>
            <draw:enhanced-geometry svg:viewBox="0 0 21600 21600" draw:type="rectangle" draw:enhanced-path="M 0 0 L 21600 0 21600 21600 0 21600 0 0 Z N"/>
          </draw:custom-shape>
        </draw:g>
        <draw:g>
          <draw:custom-shape draw:style-name="gr4" draw:text-style-name="P2" draw:layer="layout" svg:width="3.325cm" svg:height="1.125cm" svg:x="21.881cm" svg:y="17.286cm">
            <text:p text:style-name="P14"><text:span text:style-name="T20">444-444-4444</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86cm" svg:height="1.125cm" svg:x="21.705cm" svg:y="17.286cm">
            <text:p/>
            <draw:enhanced-geometry svg:viewBox="0 0 21600 21600" draw:type="rectangle" draw:enhanced-path="M 0 0 L 21600 0 21600 21600 0 21600 0 0 Z N"/>
          </draw:custom-shape>
        </draw:g>
        <draw:g>
          <draw:custom-shape draw:style-name="gr4" draw:text-style-name="P2" draw:layer="layout" svg:width="3.267cm" svg:height="1.12cm" svg:x="15.161cm" svg:y="15.033cm">
            <text:p text:style-name="P14"><text:span text:style-name="T20">0-55-123456-9</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07cm" svg:height="1.12cm" svg:x="14.989cm" svg:y="15.033cm">
            <text:p/>
            <draw:enhanced-geometry svg:viewBox="0 0 21600 21600" draw:type="rectangle" draw:enhanced-path="M 0 0 L 21600 0 21600 21600 0 21600 0 0 Z N"/>
          </draw:custom-shape>
        </draw:g>
        <draw:g>
          <draw:custom-shape draw:style-name="gr4" draw:text-style-name="P2" draw:layer="layout" svg:width="2.761cm" svg:height="1.12cm" svg:x="18.772cm" svg:y="15.033cm">
            <text:p text:style-name="P14"><text:span text:style-name="T20">Smith</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7cm" svg:height="1.12cm" svg:x="18.613cm" svg:y="15.033cm">
            <text:p/>
            <draw:enhanced-geometry svg:viewBox="0 0 21600 21600" draw:type="rectangle" draw:enhanced-path="M 0 0 L 21600 0 21600 21600 0 21600 0 0 Z N"/>
          </draw:custom-shape>
        </draw:g>
        <draw:g>
          <draw:custom-shape draw:style-name="gr4" draw:text-style-name="P2" draw:layer="layout" svg:width="3.325cm" svg:height="1.12cm" svg:x="21.881cm" svg:y="15.033cm">
            <text:p text:style-name="P14"><text:span text:style-name="T20">654-223-3455</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86cm" svg:height="1.12cm" svg:x="21.705cm" svg:y="15.033cm">
            <text:p/>
            <draw:enhanced-geometry svg:viewBox="0 0 21600 21600" draw:type="rectangle" draw:enhanced-path="M 0 0 L 21600 0 21600 21600 0 21600 0 0 Z N"/>
          </draw:custom-shape>
        </draw:g>
        <draw:g>
          <draw:custom-shape draw:style-name="gr4" draw:text-style-name="P2" draw:layer="layout" svg:width="3.272cm" svg:height="1.125cm" svg:x="15.152cm" svg:y="13.908cm">
            <text:p text:style-name="P14"><text:span text:style-name="T20">0-55-123456-9</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07cm" svg:height="1.125cm" svg:x="14.984cm" svg:y="13.908cm">
            <text:p/>
            <draw:enhanced-geometry svg:viewBox="0 0 21600 21600" draw:type="rectangle" draw:enhanced-path="M 0 0 L 21600 0 21600 21600 0 21600 0 0 Z N"/>
          </draw:custom-shape>
        </draw:g>
        <draw:g>
          <draw:custom-shape draw:style-name="gr4" draw:text-style-name="P2" draw:layer="layout" svg:width="2.76cm" svg:height="1.125cm" svg:x="18.768cm" svg:y="13.908cm">
            <text:p text:style-name="P14"><text:span text:style-name="T20">Jone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086cm" svg:height="1.125cm" svg:x="18.605cm" svg:y="13.908cm">
            <text:p/>
            <draw:enhanced-geometry svg:viewBox="0 0 21600 21600" draw:type="rectangle" draw:enhanced-path="M 0 0 L 21600 0 21600 21600 0 21600 0 0 Z N"/>
          </draw:custom-shape>
        </draw:g>
        <draw:g>
          <draw:custom-shape draw:style-name="gr4" draw:text-style-name="P2" draw:layer="layout" svg:width="3.325cm" svg:height="1.125cm" svg:x="21.877cm" svg:y="13.908cm">
            <text:p text:style-name="P14"><text:span text:style-name="T20">123-333-3333</text:span></text:p>
            <draw:enhanced-geometry svg:viewBox="0 0 21600 21600" draw:type="rectangle" draw:enhanced-path="M 0 0 L 21600 0 21600 21600 0 21600 0 0 Z N"/>
          </draw:custom-shape>
          <draw:custom-shape draw:style-name="gr5" draw:text-style-name="P2" draw:layer="layout" svg:width="3.687cm" svg:height="1.125cm" svg:x="21.7cm" svg:y="13.908cm">
            <text:p/>
            <draw:enhanced-geometry svg:viewBox="0 0 21600 21600" draw:type="rectangle" draw:enhanced-path="M 0 0 L 21600 0 21600 21600 0 21600 0 0 Z N"/>
          </draw:custom-shape>
        </draw:g>
        <draw:g>
          <draw:custom-shape draw:style-name="gr4" draw:text-style-name="P2" draw:layer="layout" svg:width="3.267cm" svg:height="1.125cm" svg:x="15.161cm" svg:y="12.779cm">
            <text:p text:style-name="P14"><text:span text:style-name="T20">0-321-32132-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07cm" svg:height="1.125cm" svg:x="14.989cm" svg:y="12.779cm">
            <text:p/>
            <draw:enhanced-geometry svg:viewBox="0 0 21600 21600" draw:type="rectangle" draw:enhanced-path="M 0 0 L 21600 0 21600 21600 0 21600 0 0 Z N"/>
          </draw:custom-shape>
        </draw:g>
        <draw:g>
          <draw:custom-shape draw:style-name="gr4" draw:text-style-name="P2" draw:layer="layout" svg:width="2.761cm" svg:height="1.125cm" svg:x="18.772cm" svg:y="12.779cm">
            <text:p text:style-name="P14"><text:span text:style-name="T20">Grumpy</text:span></text:p>
            <draw:enhanced-geometry svg:viewBox="0 0 21600 21600" draw:type="rectangle" draw:enhanced-path="M 0 0 L 21600 0 21600 21600 0 21600 0 0 Z N"/>
          </draw:custom-shape>
          <draw:custom-shape draw:style-name="gr5" draw:text-style-name="P2" draw:layer="layout" svg:width="3.087cm" svg:height="1.125cm" svg:x="18.613cm" svg:y="12.779cm">
            <text:p/>
            <draw:enhanced-geometry svg:viewBox="0 0 21600 21600" draw:type="rectangle" draw:enhanced-path="M 0 0 L 21600 0 21600 21600 0 21600 0 0 Z N"/>
          </draw:custom-shape>
        </draw:g>
        <draw:g>
          <draw:custom-shape draw:style-name="gr4" draw:text-style-name="P2" draw:layer="layout" svg:width="3.325cm" svg:height="1.125cm" svg:x="21.881cm" svg:y="12.779cm">
            <text:p text:style-name="P14"><text:span text:style-name="T20">665-235-6532</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86cm" svg:height="1.125cm" svg:x="21.705cm" svg:y="12.779cm">
            <text:p/>
            <draw:enhanced-geometry svg:viewBox="0 0 21600 21600" draw:type="rectangle" draw:enhanced-path="M 0 0 L 21600 0 21600 21600 0 21600 0 0 Z N"/>
          </draw:custom-shape>
        </draw:g>
        <draw:g>
          <draw:custom-shape draw:style-name="gr4" draw:text-style-name="P2" draw:layer="layout" svg:width="3.267cm" svg:height="1.12cm" svg:x="15.161cm" svg:y="11.655cm">
            <text:p text:style-name="P14"><text:span text:style-name="T20">0-321-32132-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07cm" svg:height="1.12cm" svg:x="14.989cm" svg:y="11.655cm">
            <text:p/>
            <draw:enhanced-geometry svg:viewBox="0 0 21600 21600" draw:type="rectangle" draw:enhanced-path="M 0 0 L 21600 0 21600 21600 0 21600 0 0 Z N"/>
          </draw:custom-shape>
        </draw:g>
        <draw:g>
          <draw:custom-shape draw:style-name="gr4" draw:text-style-name="P2" draw:layer="layout" svg:width="2.761cm" svg:height="1.12cm" svg:x="18.772cm" svg:y="11.655cm">
            <text:p text:style-name="P14"><text:span text:style-name="T20">Snoopy</text:span></text:p>
            <draw:enhanced-geometry svg:viewBox="0 0 21600 21600" draw:type="rectangle" draw:enhanced-path="M 0 0 L 21600 0 21600 21600 0 21600 0 0 Z N"/>
          </draw:custom-shape>
          <draw:custom-shape draw:style-name="gr5" draw:text-style-name="P2" draw:layer="layout" svg:width="3.087cm" svg:height="1.12cm" svg:x="18.613cm" svg:y="11.655cm">
            <text:p/>
            <draw:enhanced-geometry svg:viewBox="0 0 21600 21600" draw:type="rectangle" draw:enhanced-path="M 0 0 L 21600 0 21600 21600 0 21600 0 0 Z N"/>
          </draw:custom-shape>
        </draw:g>
        <draw:g>
          <draw:custom-shape draw:style-name="gr4" draw:text-style-name="P2" draw:layer="layout" svg:width="3.325cm" svg:height="1.12cm" svg:x="21.881cm" svg:y="11.655cm">
            <text:p text:style-name="P14"><text:span text:style-name="T20">232-234-1234</text:span></text:p>
            <draw:enhanced-geometry svg:viewBox="0 0 21600 21600" draw:type="rectangle" draw:enhanced-path="M 0 0 L 21600 0 21600 21600 0 21600 0 0 Z N"/>
          </draw:custom-shape>
          <draw:custom-shape draw:style-name="gr5" draw:text-style-name="P2" draw:layer="layout" svg:width="3.686cm" svg:height="1.12cm" svg:x="21.705cm" svg:y="11.655cm">
            <text:p/>
            <draw:enhanced-geometry svg:viewBox="0 0 21600 21600" draw:type="rectangle" draw:enhanced-path="M 0 0 L 21600 0 21600 21600 0 21600 0 0 Z N"/>
          </draw:custom-shape>
        </draw:g>
        <draw:g>
          <draw:custom-shape draw:style-name="gr4" draw:text-style-name="P2" draw:layer="layout" svg:width="3.272cm" svg:height="1.124cm" svg:x="15.152cm" svg:y="10.526cm">
            <text:p text:style-name="P14"><text:span text:style-name="T20">0-321-32132-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607cm" svg:height="1.124cm" svg:x="14.984cm" svg:y="10.526cm">
            <text:p/>
            <draw:enhanced-geometry svg:viewBox="0 0 21600 21600" draw:type="rectangle" draw:enhanced-path="M 0 0 L 21600 0 21600 21600 0 21600 0 0 Z N"/>
          </draw:custom-shape>
        </draw:g>
        <draw:g>
          <draw:custom-shape draw:style-name="gr4" draw:text-style-name="P2" draw:layer="layout" svg:width="2.76cm" svg:height="1.124cm" svg:x="18.768cm" svg:y="10.526cm">
            <text:p text:style-name="P14"><text:span text:style-name="T20">Sleepy</text:span></text:p>
            <draw:enhanced-geometry svg:viewBox="0 0 21600 21600" draw:type="rectangle" draw:enhanced-path="M 0 0 L 21600 0 21600 21600 0 21600 0 0 Z N"/>
          </draw:custom-shape>
          <draw:custom-shape draw:style-name="gr5" draw:text-style-name="P2" draw:layer="layout" svg:width="3.086cm" svg:height="1.124cm" svg:x="18.605cm" svg:y="10.526cm">
            <text:p/>
            <draw:enhanced-geometry svg:viewBox="0 0 21600 21600" draw:type="rectangle" draw:enhanced-path="M 0 0 L 21600 0 21600 21600 0 21600 0 0 Z N"/>
          </draw:custom-shape>
        </draw:g>
        <draw:g>
          <draw:custom-shape draw:style-name="gr4" draw:text-style-name="P2" draw:layer="layout" svg:width="3.325cm" svg:height="1.124cm" svg:x="21.877cm" svg:y="10.526cm">
            <text:p text:style-name="P14"><text:span text:style-name="T20">321-321-1111</text:span></text:p>
            <draw:enhanced-geometry svg:viewBox="0 0 21600 21600" draw:type="rectangle" draw:enhanced-path="M 0 0 L 21600 0 21600 21600 0 21600 0 0 Z N"/>
          </draw:custom-shape>
          <draw:custom-shape draw:style-name="gr5" draw:text-style-name="P2" draw:layer="layout" svg:width="3.687cm" svg:height="1.124cm" svg:x="21.7cm" svg:y="10.526cm">
            <text:p/>
            <draw:enhanced-geometry svg:viewBox="0 0 21600 21600" draw:type="rectangle" draw:enhanced-path="M 0 0 L 21600 0 21600 21600 0 21600 0 0 Z N"/>
          </draw:custom-shape>
        </draw:g>
        <anim:par smil:dur="indefinite" smil:fill="hold" presentation:node-type="timing-root">
          <anim:par smil:begin="id6.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6</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15"><text:span text:style-name="T22">1.</text:span><text:span text:style-name="T24"> The designated key</text:span><text:span text:style-name="T22"> will be the primary key of the original table concatenated with one or more data items from the new table.</text:span></text:p>
              <text:list text:style-name="L10">
                <text:list-item>
                  <text:p text:style-name="P15"><text:span text:style-name="T22">For the first table the primary key is ISBN</text:span></text:p>
                </text:list-item>
                <text:list-item>
                  <text:p text:style-name="P15"><text:span text:style-name="T22">For the second table the primary key is ISBN + Author Name</text:span></text:p>
                </text:list-item>
              </text:list>
              <text:p text:style-name="P16"><text:span text:style-name="T22"/></text:p>
            </draw:text-box>
          </draw:frame>
        </presentation:notes>
      </draw:page>
      <draw:page draw:name="page7" draw:style-name="dp1" draw:master-page-name="Title1" presentation:presentation-page-layout-name="AL2T1" draw:id="id7">
        <draw:frame presentation:style-name="pr10" draw:text-style-name="P2" draw:layer="layout" svg:width="22.225cm" svg:height="4.446cm" svg:x="0.846cm" svg:y="3.174cm" presentation:class="outline" presentation:user-transformed="true">
          <draw:text-box>
            <text:list text:style-name="L8">
              <text:list-item>
                <text:p text:style-name="P5"><text:span text:style-name="T22">If one set of attributes in a table determines another set of attributes in the table, then the second set of attributes is said to be functionally dependent on the first set of attributes.</text:span></text:p>
              </text:list-item>
            </text:list>
          </draw:text-box>
        </draw:frame>
        <draw:custom-shape draw:style-name="gr2" draw:text-style-name="P2" draw:layer="layout" svg:width="21.59cm" svg:height="3.175cm" svg:x="1.905cm" svg:y="0.212cm">
          <text:p text:style-name="P6"><text:span text:style-name="T10">Functional Dependencies</text:span></text:p>
          <draw:enhanced-geometry svg:viewBox="0 0 21600 21600" draw:type="rectangle" draw:enhanced-path="M 0 0 L 21600 0 21600 21600 0 21600 0 0 Z N"/>
        </draw:custom-shape>
        <draw:g>
          <draw:custom-shape draw:style-name="gr4" draw:text-style-name="P2" draw:layer="layout" svg:width="3.506cm" svg:height="1.588cm" svg:x="0.692cm" svg:y="9.719cm">
            <text:p text:style-name="P14"><text:span text:style-name="T20">0-321-32132-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67cm" svg:height="1.588cm" svg:x="0.512cm" svg:y="9.719cm">
            <text:p/>
            <draw:enhanced-geometry svg:viewBox="0 0 21600 21600" draw:type="rectangle" draw:enhanced-path="M 0 0 L 21600 0 21600 21600 0 21600 0 0 Z N"/>
          </draw:custom-shape>
        </draw:g>
        <draw:g>
          <draw:custom-shape draw:style-name="gr4" draw:text-style-name="P2" draw:layer="layout" svg:width="2.893cm" svg:height="1.588cm" svg:x="4.542cm" svg:y="9.719cm">
            <text:p text:style-name="P14"><text:span text:style-name="T20">Balloon</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02cm" svg:height="1.588cm" svg:x="4.383cm" svg:y="9.719cm">
            <text:p/>
            <draw:enhanced-geometry svg:viewBox="0 0 21600 21600" draw:type="rectangle" draw:enhanced-path="M 0 0 L 21600 0 21600 21600 0 21600 0 0 Z N"/>
          </draw:custom-shape>
        </draw:g>
        <draw:g>
          <draw:custom-shape draw:style-name="gr4" draw:text-style-name="P2" draw:layer="layout" svg:width="2.174cm" svg:height="1.588cm" svg:x="7.774cm" svg:y="9.719cm">
            <text:p text:style-name="P14"><text:span text:style-name="T20">$34.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567cm" svg:height="1.588cm" svg:x="7.58cm" svg:y="9.719cm">
            <text:p/>
            <draw:enhanced-geometry svg:viewBox="0 0 21600 21600" draw:type="rectangle" draw:enhanced-path="M 0 0 L 21600 0 21600 21600 0 21600 0 0 Z N"/>
          </draw:custom-shape>
        </draw:g>
        <draw:g>
          <draw:custom-shape draw:style-name="gr4" draw:text-style-name="P2" draw:layer="layout" svg:width="3.506cm" svg:height="1.587cm" svg:x="0.692cm" svg:y="11.311cm">
            <text:p text:style-name="P14"><text:span text:style-name="T20">0-55-123456-9</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67cm" svg:height="1.587cm" svg:x="0.512cm" svg:y="11.311cm">
            <text:p/>
            <draw:enhanced-geometry svg:viewBox="0 0 21600 21600" draw:type="rectangle" draw:enhanced-path="M 0 0 L 21600 0 21600 21600 0 21600 0 0 Z N"/>
          </draw:custom-shape>
        </draw:g>
        <draw:g>
          <draw:custom-shape draw:style-name="gr4" draw:text-style-name="P2" draw:layer="layout" svg:width="2.893cm" svg:height="1.587cm" svg:x="4.542cm" svg:y="11.311cm">
            <text:p text:style-name="P14"><text:span text:style-name="T20">Main Street</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02cm" svg:height="1.587cm" svg:x="4.383cm" svg:y="11.311cm">
            <text:p/>
            <draw:enhanced-geometry svg:viewBox="0 0 21600 21600" draw:type="rectangle" draw:enhanced-path="M 0 0 L 21600 0 21600 21600 0 21600 0 0 Z N"/>
          </draw:custom-shape>
        </draw:g>
        <draw:g>
          <draw:custom-shape draw:style-name="gr4" draw:text-style-name="P2" draw:layer="layout" svg:width="2.174cm" svg:height="1.587cm" svg:x="7.774cm" svg:y="11.311cm">
            <text:p text:style-name="P14"><text:span text:style-name="T20">$22.95</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567cm" svg:height="1.587cm" svg:x="7.58cm" svg:y="11.311cm">
            <text:p/>
            <draw:enhanced-geometry svg:viewBox="0 0 21600 21600" draw:type="rectangle" draw:enhanced-path="M 0 0 L 21600 0 21600 21600 0 21600 0 0 Z N"/>
          </draw:custom-shape>
        </draw:g>
        <draw:g>
          <draw:custom-shape draw:style-name="gr4" draw:text-style-name="P2" draw:layer="layout" svg:width="3.506cm" svg:height="1.587cm" svg:x="0.692cm" svg:y="12.903cm">
            <text:p text:style-name="P14"><text:span text:style-name="T20">0-123-45678-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67cm" svg:height="1.587cm" svg:x="0.512cm" svg:y="12.903cm">
            <text:p/>
            <draw:enhanced-geometry svg:viewBox="0 0 21600 21600" draw:type="rectangle" draw:enhanced-path="M 0 0 L 21600 0 21600 21600 0 21600 0 0 Z N"/>
          </draw:custom-shape>
        </draw:g>
        <draw:g>
          <draw:custom-shape draw:style-name="gr4" draw:text-style-name="P2" draw:layer="layout" svg:width="2.893cm" svg:height="1.587cm" svg:x="4.542cm" svg:y="12.903cm">
            <text:p text:style-name="P14"><text:span text:style-name="T20">Ulysse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02cm" svg:height="1.587cm" svg:x="4.383cm" svg:y="12.903cm">
            <text:p/>
            <draw:enhanced-geometry svg:viewBox="0 0 21600 21600" draw:type="rectangle" draw:enhanced-path="M 0 0 L 21600 0 21600 21600 0 21600 0 0 Z N"/>
          </draw:custom-shape>
        </draw:g>
        <draw:g>
          <draw:custom-shape draw:style-name="gr4" draw:text-style-name="P2" draw:layer="layout" svg:width="2.174cm" svg:height="1.587cm" svg:x="7.774cm" svg:y="12.903cm">
            <text:p text:style-name="P14"><text:span text:style-name="T20">$34.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567cm" svg:height="1.587cm" svg:x="7.58cm" svg:y="12.903cm">
            <text:p/>
            <draw:enhanced-geometry svg:viewBox="0 0 21600 21600" draw:type="rectangle" draw:enhanced-path="M 0 0 L 21600 0 21600 21600 0 21600 0 0 Z N"/>
          </draw:custom-shape>
        </draw:g>
        <draw:g>
          <draw:custom-shape draw:style-name="gr4" draw:text-style-name="P2" draw:layer="layout" svg:width="3.506cm" svg:height="1.587cm" svg:x="0.692cm" svg:y="14.495cm">
            <text:p text:style-name="P14"><text:span text:style-name="T20">1-22-23370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867cm" svg:height="1.587cm" svg:x="0.512cm" svg:y="14.495cm">
            <text:p/>
            <draw:enhanced-geometry svg:viewBox="0 0 21600 21600" draw:type="rectangle" draw:enhanced-path="M 0 0 L 21600 0 21600 21600 0 21600 0 0 Z N"/>
          </draw:custom-shape>
        </draw:g>
        <draw:g>
          <draw:custom-shape draw:style-name="gr4" draw:text-style-name="P2" draw:layer="layout" svg:width="2.893cm" svg:height="1.587cm" svg:x="4.542cm" svg:y="14.495cm">
            <text:p text:style-name="P14"><text:span text:style-name="T20">Visual Basic</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202cm" svg:height="1.587cm" svg:x="4.383cm" svg:y="14.495cm">
            <text:p/>
            <draw:enhanced-geometry svg:viewBox="0 0 21600 21600" draw:type="rectangle" draw:enhanced-path="M 0 0 L 21600 0 21600 21600 0 21600 0 0 Z N"/>
          </draw:custom-shape>
        </draw:g>
        <draw:g>
          <draw:custom-shape draw:style-name="gr4" draw:text-style-name="P2" draw:layer="layout" svg:width="2.174cm" svg:height="1.587cm" svg:x="7.774cm" svg:y="14.495cm">
            <text:p text:style-name="P14"><text:span text:style-name="T20">$25.0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2.567cm" svg:height="1.587cm" svg:x="7.58cm" svg:y="14.495cm">
            <text:p/>
            <draw:enhanced-geometry svg:viewBox="0 0 21600 21600" draw:type="rectangle" draw:enhanced-path="M 0 0 L 21600 0 21600 21600 0 21600 0 0 Z N"/>
          </draw:custom-shape>
        </draw:g>
        <draw:g>
          <draw:custom-shape draw:style-name="gr4" draw:text-style-name="P2" draw:layer="layout" svg:width="3.51cm" svg:height="1.588cm" svg:x="0.679cm" svg:y="8.127cm">
            <text:p text:style-name="P14"><text:span text:style-name="T21">ISBN</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868cm" svg:height="1.588cm" svg:x="0.498cm" svg:y="8.127cm">
            <text:p/>
            <draw:enhanced-geometry svg:viewBox="0 0 21600 21600" draw:type="rectangle" draw:enhanced-path="M 0 0 L 21600 0 21600 21600 0 21600 0 0 Z N"/>
          </draw:custom-shape>
        </draw:g>
        <draw:g>
          <draw:custom-shape draw:style-name="gr4" draw:text-style-name="P2" draw:layer="layout" svg:width="2.888cm" svg:height="1.588cm" svg:x="4.529cm" svg:y="8.127cm">
            <text:p text:style-name="P14"><text:span text:style-name="T21">Titl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201cm" svg:height="1.588cm" svg:x="4.37cm" svg:y="8.127cm">
            <text:p/>
            <draw:enhanced-geometry svg:viewBox="0 0 21600 21600" draw:type="rectangle" draw:enhanced-path="M 0 0 L 21600 0 21600 21600 0 21600 0 0 Z N"/>
          </draw:custom-shape>
        </draw:g>
        <draw:g>
          <draw:custom-shape draw:style-name="gr4" draw:text-style-name="P2" draw:layer="layout" svg:width="2.174cm" svg:height="1.588cm" svg:x="7.77cm" svg:y="8.127cm">
            <text:p text:style-name="P14"><text:span text:style-name="T21">Pric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2.566cm" svg:height="1.588cm" svg:x="7.576cm" svg:y="8.127cm">
            <text:p/>
            <draw:enhanced-geometry svg:viewBox="0 0 21600 21600" draw:type="rectangle" draw:enhanced-path="M 0 0 L 21600 0 21600 21600 0 21600 0 0 Z N"/>
          </draw:custom-shape>
        </draw:g>
        <draw:custom-shape draw:style-name="gr4" draw:text-style-name="P2" draw:layer="layout" svg:width="14.817cm" svg:height="3.492cm" svg:x="10.526cm" svg:y="7.682cm">
          <text:p text:style-name="P19"><text:span text:style-name="T25">Relation Scheme: {ISBN, Title, Price}</text:span></text:p>
          <text:p text:style-name="P19"><text:span text:style-name="T25">Functional Dependencies: </text:span></text:p>
          <text:p text:style-name="P19"><text:span text:style-name="T26">{ISBN} </text:span><text:span text:style-name="T27"></text:span><text:span text:style-name="T26"> {Title} <text:s text:c="3"/>{ISBN} </text:span><text:span text:style-name="T27"></text:span><text:span text:style-name="T26"> {Price}</text:span></text:p>
          <draw:enhanced-geometry svg:viewBox="0 0 21600 21600" draw:type="rectangle" draw:enhanced-path="M 0 0 L 21600 0 21600 21600 0 21600 0 0 Z N"/>
        </draw:custom-shape>
        <anim:par smil:dur="indefinite" smil:fill="hold" presentation:node-type="timing-root">
          <anim:par smil:begin="id7.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7</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3"><text:span text:style-name="T3">Notes to Instructor: Need more rigor in the functional dependencies. With a few examples. May be create a class assignment for functional dependencies.</text:span></text:p>
            </draw:text-box>
          </draw:frame>
        </presentation:notes>
      </draw:page>
      <draw:page draw:name="page8" draw:style-name="dp1" draw:master-page-name="Title1" presentation:presentation-page-layout-name="AL2T1" draw:id="id8">
        <draw:custom-shape draw:style-name="gr2" draw:text-style-name="P2" draw:layer="layout" svg:width="21.59cm" svg:height="3.175cm" svg:x="1.905cm" svg:y="0.212cm">
          <text:p text:style-name="P6"><text:span text:style-name="T10">Functional Dependencies</text:span></text:p>
          <draw:enhanced-geometry svg:viewBox="0 0 21600 21600" draw:type="rectangle" draw:enhanced-path="M 0 0 L 21600 0 21600 21600 0 21600 0 0 Z N"/>
        </draw:custom-shape>
        <draw:g>
          <draw:custom-shape draw:style-name="gr4" draw:text-style-name="P2" draw:layer="layout" svg:width="2.884cm" svg:height="1.627cm" svg:x="0.207cm" svg:y="4.423cm">
            <text:p text:style-name="P14"><text:span text:style-name="T20">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18cm" svg:height="1.627cm" svg:x="0.057cm" svg:y="4.423cm">
            <text:p/>
            <draw:enhanced-geometry svg:viewBox="0 0 21600 21600" draw:type="rectangle" draw:enhanced-path="M 0 0 L 21600 0 21600 21600 0 21600 0 0 Z N"/>
          </draw:custom-shape>
        </draw:g>
        <draw:g>
          <draw:custom-shape draw:style-name="gr4" draw:text-style-name="P2" draw:layer="layout" svg:width="4.171cm" svg:height="1.627cm" svg:x="3.44cm" svg:y="4.423cm">
            <text:p text:style-name="P14"><text:span text:style-name="T20">Big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4.626cm" svg:height="1.627cm" svg:x="3.219cm" svg:y="4.423cm">
            <text:p/>
            <draw:enhanced-geometry svg:viewBox="0 0 21600 21600" draw:type="rectangle" draw:enhanced-path="M 0 0 L 21600 0 21600 21600 0 21600 0 0 Z N"/>
          </draw:custom-shape>
        </draw:g>
        <draw:g>
          <draw:custom-shape draw:style-name="gr4" draw:text-style-name="P2" draw:layer="layout" svg:width="4.538cm" svg:height="1.627cm" svg:x="8.255cm" svg:y="4.423cm">
            <text:p text:style-name="P14"><text:span text:style-name="T20">999-999-9999</text:span></text:p>
            <draw:enhanced-geometry svg:viewBox="0 0 21600 21600" draw:type="rectangle" draw:enhanced-path="M 0 0 L 21600 0 21600 21600 0 21600 0 0 Z N"/>
          </draw:custom-shape>
          <draw:custom-shape draw:style-name="gr5" draw:text-style-name="P2" draw:layer="layout" svg:width="5.358cm" svg:height="1.627cm" svg:x="7.845cm" svg:y="4.423cm">
            <text:p/>
            <draw:enhanced-geometry svg:viewBox="0 0 21600 21600" draw:type="rectangle" draw:enhanced-path="M 0 0 L 21600 0 21600 21600 0 21600 0 0 Z N"/>
          </draw:custom-shape>
        </draw:g>
        <draw:g>
          <draw:custom-shape draw:style-name="gr4" draw:text-style-name="P2" draw:layer="layout" svg:width="2.884cm" svg:height="1.627cm" svg:x="0.207cm" svg:y="6.055cm">
            <text:p text:style-name="P14"><text:span text:style-name="T20">2</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18cm" svg:height="1.627cm" svg:x="0.057cm" svg:y="6.055cm">
            <text:p/>
            <draw:enhanced-geometry svg:viewBox="0 0 21600 21600" draw:type="rectangle" draw:enhanced-path="M 0 0 L 21600 0 21600 21600 0 21600 0 0 Z N"/>
          </draw:custom-shape>
        </draw:g>
        <draw:g>
          <draw:custom-shape draw:style-name="gr4" draw:text-style-name="P2" draw:layer="layout" svg:width="4.171cm" svg:height="1.627cm" svg:x="3.44cm" svg:y="6.055cm">
            <text:p text:style-name="P14"><text:span text:style-name="T20">Small Hous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4.626cm" svg:height="1.627cm" svg:x="3.219cm" svg:y="6.055cm">
            <text:p/>
            <draw:enhanced-geometry svg:viewBox="0 0 21600 21600" draw:type="rectangle" draw:enhanced-path="M 0 0 L 21600 0 21600 21600 0 21600 0 0 Z N"/>
          </draw:custom-shape>
        </draw:g>
        <draw:g>
          <draw:custom-shape draw:style-name="gr4" draw:text-style-name="P2" draw:layer="layout" svg:width="4.538cm" svg:height="1.627cm" svg:x="8.255cm" svg:y="6.055cm">
            <text:p text:style-name="P14"><text:span text:style-name="T20">123-456-7890</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5.358cm" svg:height="1.627cm" svg:x="7.845cm" svg:y="6.055cm">
            <text:p/>
            <draw:enhanced-geometry svg:viewBox="0 0 21600 21600" draw:type="rectangle" draw:enhanced-path="M 0 0 L 21600 0 21600 21600 0 21600 0 0 Z N"/>
          </draw:custom-shape>
        </draw:g>
        <draw:g>
          <draw:custom-shape draw:style-name="gr4" draw:text-style-name="P2" draw:layer="layout" svg:width="2.884cm" svg:height="1.623cm" svg:x="0.207cm" svg:y="7.686cm">
            <text:p text:style-name="P14"><text:span text:style-name="T20">3</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18cm" svg:height="1.623cm" svg:x="0.057cm" svg:y="7.686cm">
            <text:p/>
            <draw:enhanced-geometry svg:viewBox="0 0 21600 21600" draw:type="rectangle" draw:enhanced-path="M 0 0 L 21600 0 21600 21600 0 21600 0 0 Z N"/>
          </draw:custom-shape>
        </draw:g>
        <draw:g>
          <draw:custom-shape draw:style-name="gr4" draw:text-style-name="P2" draw:layer="layout" svg:width="4.171cm" svg:height="1.623cm" svg:x="3.44cm" svg:y="7.686cm">
            <text:p text:style-name="P14"><text:span text:style-name="T20">Alpha Pres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4.626cm" svg:height="1.623cm" svg:x="3.219cm" svg:y="7.686cm">
            <text:p/>
            <draw:enhanced-geometry svg:viewBox="0 0 21600 21600" draw:type="rectangle" draw:enhanced-path="M 0 0 L 21600 0 21600 21600 0 21600 0 0 Z N"/>
          </draw:custom-shape>
        </draw:g>
        <draw:g>
          <draw:custom-shape draw:style-name="gr4" draw:text-style-name="P2" draw:layer="layout" svg:width="4.538cm" svg:height="1.623cm" svg:x="8.255cm" svg:y="7.686cm">
            <text:p text:style-name="P14"><text:span text:style-name="T20">111-111-111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5.358cm" svg:height="1.623cm" svg:x="7.845cm" svg:y="7.686cm">
            <text:p/>
            <draw:enhanced-geometry svg:viewBox="0 0 21600 21600" draw:type="rectangle" draw:enhanced-path="M 0 0 L 21600 0 21600 21600 0 21600 0 0 Z N"/>
          </draw:custom-shape>
        </draw:g>
        <draw:g>
          <draw:custom-shape draw:style-name="gr4" draw:text-style-name="P2" draw:layer="layout" svg:width="2.884cm" svg:height="1.623cm" svg:x="0.15cm" svg:y="2.796cm">
            <text:p text:style-name="P14"><text:span text:style-name="T28">PubID</text:span></text:p>
            <text:p text:style-name="P14"><text:span text:style-name="T28"/></text:p>
            <draw:enhanced-geometry svg:viewBox="0 0 21600 21600" draw:type="rectangle" draw:enhanced-path="M 0 0 L 21600 0 21600 21600 0 21600 0 0 Z N"/>
          </draw:custom-shape>
          <draw:custom-shape draw:style-name="gr5" draw:text-style-name="P2" draw:layer="layout" svg:width="3.179cm" svg:height="1.623cm" svg:x="0cm" svg:y="2.796cm">
            <text:p/>
            <draw:enhanced-geometry svg:viewBox="0 0 21600 21600" draw:type="rectangle" draw:enhanced-path="M 0 0 L 21600 0 21600 21600 0 21600 0 0 Z N"/>
          </draw:custom-shape>
        </draw:g>
        <draw:g>
          <draw:custom-shape draw:style-name="gr4" draw:text-style-name="P2" draw:layer="layout" svg:width="4.172cm" svg:height="1.623cm" svg:x="3.426cm" svg:y="2.796cm">
            <text:p text:style-name="P14"><text:span text:style-name="T21">PubNam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4.626cm" svg:height="1.623cm" svg:x="3.201cm" svg:y="2.796cm">
            <text:p/>
            <draw:enhanced-geometry svg:viewBox="0 0 21600 21600" draw:type="rectangle" draw:enhanced-path="M 0 0 L 21600 0 21600 21600 0 21600 0 0 Z N"/>
          </draw:custom-shape>
        </draw:g>
        <draw:g>
          <draw:custom-shape draw:style-name="gr4" draw:text-style-name="P2" draw:layer="layout" svg:width="4.537cm" svg:height="1.623cm" svg:x="8.251cm" svg:y="2.796cm">
            <text:p text:style-name="P14"><text:span text:style-name="T21">PubPhon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5.358cm" svg:height="1.623cm" svg:x="7.84cm" svg:y="2.796cm">
            <text:p/>
            <draw:enhanced-geometry svg:viewBox="0 0 21600 21600" draw:type="rectangle" draw:enhanced-path="M 0 0 L 21600 0 21600 21600 0 21600 0 0 Z N"/>
          </draw:custom-shape>
        </draw:g>
        <draw:custom-shape draw:style-name="gr4" draw:text-style-name="P2" draw:layer="layout" svg:width="11.686cm" svg:height="3.854cm" svg:x="13.489cm" svg:y="4.824cm">
          <text:p text:style-name="P19"><text:span text:style-name="T25">Functional Dependencies:</text:span></text:p>
          <text:p text:style-name="P19"><text:span text:style-name="T26">{PubId} </text:span><text:span text:style-name="T27"></text:span><text:span text:style-name="T26"> {PubPhone}</text:span></text:p>
          <text:p text:style-name="P19"><text:span text:style-name="T26">{PubId} </text:span><text:span text:style-name="T27"></text:span><text:span text:style-name="T26"> {PubName}</text:span></text:p>
          <text:p text:style-name="P19"><text:span text:style-name="T26"/></text:p>
          <draw:enhanced-geometry svg:viewBox="0 0 21600 21600" draw:type="rectangle" draw:enhanced-path="M 0 0 L 21600 0 21600 21600 0 21600 0 0 Z N"/>
        </draw:custom-shape>
        <draw:g>
          <draw:custom-shape draw:style-name="gr4" draw:text-style-name="P2" draw:layer="layout" svg:width="3.03cm" svg:height="1.107cm" svg:x="0.163cm" svg:y="9.904cm">
            <text:p text:style-name="P14"><text:span text:style-name="T21">AuID</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3.342cm" svg:height="1.107cm" svg:x="0.009cm" svg:y="9.904cm">
            <text:p/>
            <draw:enhanced-geometry svg:viewBox="0 0 21600 21600" draw:type="rectangle" draw:enhanced-path="M 0 0 L 21600 0 21600 21600 0 21600 0 0 Z N"/>
          </draw:custom-shape>
        </draw:g>
        <draw:g>
          <draw:custom-shape draw:style-name="gr4" draw:text-style-name="P2" draw:layer="layout" svg:width="4.105cm" svg:height="1.107cm" svg:x="3.603cm" svg:y="9.904cm">
            <text:p text:style-name="P14"><text:span text:style-name="T21">AuNam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4.595cm" svg:height="1.107cm" svg:x="3.365cm" svg:y="9.904cm">
            <text:p/>
            <draw:enhanced-geometry svg:viewBox="0 0 21600 21600" draw:type="rectangle" draw:enhanced-path="M 0 0 L 21600 0 21600 21600 0 21600 0 0 Z N"/>
          </draw:custom-shape>
        </draw:g>
        <draw:g>
          <draw:custom-shape draw:style-name="gr4" draw:text-style-name="P2" draw:layer="layout" svg:width="4.943cm" svg:height="1.107cm" svg:x="8.242cm" svg:y="9.904cm">
            <text:p text:style-name="P14"><text:span text:style-name="T21">AuPhone</text:span></text:p>
            <text:p text:style-name="P14"><text:span text:style-name="T21"/></text:p>
            <draw:enhanced-geometry svg:viewBox="0 0 21600 21600" draw:type="rectangle" draw:enhanced-path="M 0 0 L 21600 0 21600 21600 0 21600 0 0 Z N"/>
          </draw:custom-shape>
          <draw:custom-shape draw:style-name="gr5" draw:text-style-name="P2" draw:layer="layout" svg:width="5.481cm" svg:height="1.107cm" svg:x="7.977cm" svg:y="9.904cm">
            <text:p/>
            <draw:enhanced-geometry svg:viewBox="0 0 21600 21600" draw:type="rectangle" draw:enhanced-path="M 0 0 L 21600 0 21600 21600 0 21600 0 0 Z N"/>
          </draw:custom-shape>
        </draw:g>
        <draw:g>
          <draw:custom-shape draw:style-name="gr4" draw:text-style-name="P2" draw:layer="layout" svg:width="3.03cm" svg:height="1.107cm" svg:x="0.163cm" svg:y="16.576cm">
            <text:p text:style-name="P14"><text:span text:style-name="T20">6</text:span></text:p>
            <draw:enhanced-geometry svg:viewBox="0 0 21600 21600" draw:type="rectangle" draw:enhanced-path="M 0 0 L 21600 0 21600 21600 0 21600 0 0 Z N"/>
          </draw:custom-shape>
          <draw:custom-shape draw:style-name="gr5" draw:text-style-name="P2" draw:layer="layout" svg:width="3.342cm" svg:height="1.107cm" svg:x="0.009cm" svg:y="16.576cm">
            <text:p/>
            <draw:enhanced-geometry svg:viewBox="0 0 21600 21600" draw:type="rectangle" draw:enhanced-path="M 0 0 L 21600 0 21600 21600 0 21600 0 0 Z N"/>
          </draw:custom-shape>
        </draw:g>
        <draw:g>
          <draw:custom-shape draw:style-name="gr4" draw:text-style-name="P2" draw:layer="layout" svg:width="4.101cm" svg:height="1.107cm" svg:x="3.612cm" svg:y="16.576cm">
            <text:p text:style-name="P14"><text:span text:style-name="T20">Joyce</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4.591cm" svg:height="1.107cm" svg:x="3.373cm" svg:y="16.576cm">
            <text:p/>
            <draw:enhanced-geometry svg:viewBox="0 0 21600 21600" draw:type="rectangle" draw:enhanced-path="M 0 0 L 21600 0 21600 21600 0 21600 0 0 Z N"/>
          </draw:custom-shape>
        </draw:g>
        <draw:g>
          <draw:custom-shape draw:style-name="gr4" draw:text-style-name="P2" draw:layer="layout" svg:width="4.943cm" svg:height="1.107cm" svg:x="8.233cm" svg:y="16.576cm">
            <text:p text:style-name="P14"><text:span text:style-name="T20">666-666-6666</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5.482cm" svg:height="1.107cm" svg:x="7.968cm" svg:y="16.576cm">
            <text:p/>
            <draw:enhanced-geometry svg:viewBox="0 0 21600 21600" draw:type="rectangle" draw:enhanced-path="M 0 0 L 21600 0 21600 21600 0 21600 0 0 Z N"/>
          </draw:custom-shape>
        </draw:g>
        <draw:g>
          <draw:custom-shape draw:style-name="gr4" draw:text-style-name="P2" draw:layer="layout" svg:width="3.03cm" svg:height="1.107cm" svg:x="0.163cm" svg:y="17.683cm">
            <text:p text:style-name="P14"><text:span text:style-name="T20">7</text:span></text:p>
            <draw:enhanced-geometry svg:viewBox="0 0 21600 21600" draw:type="rectangle" draw:enhanced-path="M 0 0 L 21600 0 21600 21600 0 21600 0 0 Z N"/>
          </draw:custom-shape>
          <draw:custom-shape draw:style-name="gr5" draw:text-style-name="P2" draw:layer="layout" svg:width="3.342cm" svg:height="1.107cm" svg:x="0.009cm" svg:y="17.683cm">
            <text:p/>
            <draw:enhanced-geometry svg:viewBox="0 0 21600 21600" draw:type="rectangle" draw:enhanced-path="M 0 0 L 21600 0 21600 21600 0 21600 0 0 Z N"/>
          </draw:custom-shape>
        </draw:g>
        <draw:g>
          <draw:custom-shape draw:style-name="gr4" draw:text-style-name="P2" draw:layer="layout" svg:width="4.101cm" svg:height="1.107cm" svg:x="3.612cm" svg:y="17.683cm">
            <text:p text:style-name="P14"><text:span text:style-name="T20">Roman</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4.591cm" svg:height="1.107cm" svg:x="3.373cm" svg:y="17.683cm">
            <text:p/>
            <draw:enhanced-geometry svg:viewBox="0 0 21600 21600" draw:type="rectangle" draw:enhanced-path="M 0 0 L 21600 0 21600 21600 0 21600 0 0 Z N"/>
          </draw:custom-shape>
        </draw:g>
        <draw:g>
          <draw:custom-shape draw:style-name="gr4" draw:text-style-name="P2" draw:layer="layout" svg:width="4.943cm" svg:height="1.107cm" svg:x="8.233cm" svg:y="17.683cm">
            <text:p text:style-name="P14"><text:span text:style-name="T20">444-444-4444</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5.482cm" svg:height="1.107cm" svg:x="7.968cm" svg:y="17.683cm">
            <text:p/>
            <draw:enhanced-geometry svg:viewBox="0 0 21600 21600" draw:type="rectangle" draw:enhanced-path="M 0 0 L 21600 0 21600 21600 0 21600 0 0 Z N"/>
          </draw:custom-shape>
        </draw:g>
        <draw:g>
          <draw:custom-shape draw:style-name="gr4" draw:text-style-name="P2" draw:layer="layout" svg:width="3.03cm" svg:height="1.107cm" svg:x="0.163cm" svg:y="15.465cm">
            <text:p text:style-name="P14"><text:span text:style-name="T20">5</text:span></text:p>
            <draw:enhanced-geometry svg:viewBox="0 0 21600 21600" draw:type="rectangle" draw:enhanced-path="M 0 0 L 21600 0 21600 21600 0 21600 0 0 Z N"/>
          </draw:custom-shape>
          <draw:custom-shape draw:style-name="gr5" draw:text-style-name="P2" draw:layer="layout" svg:width="3.342cm" svg:height="1.107cm" svg:x="0.009cm" svg:y="15.465cm">
            <text:p/>
            <draw:enhanced-geometry svg:viewBox="0 0 21600 21600" draw:type="rectangle" draw:enhanced-path="M 0 0 L 21600 0 21600 21600 0 21600 0 0 Z N"/>
          </draw:custom-shape>
        </draw:g>
        <draw:g>
          <draw:custom-shape draw:style-name="gr4" draw:text-style-name="P2" draw:layer="layout" svg:width="4.101cm" svg:height="1.107cm" svg:x="3.612cm" svg:y="15.465cm">
            <text:p text:style-name="P14"><text:span text:style-name="T20">Smith</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4.591cm" svg:height="1.107cm" svg:x="3.373cm" svg:y="15.465cm">
            <text:p/>
            <draw:enhanced-geometry svg:viewBox="0 0 21600 21600" draw:type="rectangle" draw:enhanced-path="M 0 0 L 21600 0 21600 21600 0 21600 0 0 Z N"/>
          </draw:custom-shape>
        </draw:g>
        <draw:g>
          <draw:custom-shape draw:style-name="gr4" draw:text-style-name="P2" draw:layer="layout" svg:width="4.943cm" svg:height="1.107cm" svg:x="8.233cm" svg:y="15.465cm">
            <text:p text:style-name="P14"><text:span text:style-name="T20">654-223-3455</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5.482cm" svg:height="1.107cm" svg:x="7.968cm" svg:y="15.465cm">
            <text:p/>
            <draw:enhanced-geometry svg:viewBox="0 0 21600 21600" draw:type="rectangle" draw:enhanced-path="M 0 0 L 21600 0 21600 21600 0 21600 0 0 Z N"/>
          </draw:custom-shape>
        </draw:g>
        <draw:g>
          <draw:custom-shape draw:style-name="gr4" draw:text-style-name="P2" draw:layer="layout" svg:width="3.03cm" svg:height="1.106cm" svg:x="0.154cm" svg:y="14.354cm">
            <text:p text:style-name="P14"><text:span text:style-name="T20">4</text:span></text:p>
            <draw:enhanced-geometry svg:viewBox="0 0 21600 21600" draw:type="rectangle" draw:enhanced-path="M 0 0 L 21600 0 21600 21600 0 21600 0 0 Z N"/>
          </draw:custom-shape>
          <draw:custom-shape draw:style-name="gr5" draw:text-style-name="P2" draw:layer="layout" svg:width="3.343cm" svg:height="1.106cm" svg:x="0cm" svg:y="14.354cm">
            <text:p/>
            <draw:enhanced-geometry svg:viewBox="0 0 21600 21600" draw:type="rectangle" draw:enhanced-path="M 0 0 L 21600 0 21600 21600 0 21600 0 0 Z N"/>
          </draw:custom-shape>
        </draw:g>
        <draw:g>
          <draw:custom-shape draw:style-name="gr4" draw:text-style-name="P2" draw:layer="layout" svg:width="4.105cm" svg:height="1.106cm" svg:x="3.603cm" svg:y="14.354cm">
            <text:p text:style-name="P14"><text:span text:style-name="T20">Jones</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4.595cm" svg:height="1.106cm" svg:x="3.365cm" svg:y="14.354cm">
            <text:p/>
            <draw:enhanced-geometry svg:viewBox="0 0 21600 21600" draw:type="rectangle" draw:enhanced-path="M 0 0 L 21600 0 21600 21600 0 21600 0 0 Z N"/>
          </draw:custom-shape>
        </draw:g>
        <draw:g>
          <draw:custom-shape draw:style-name="gr4" draw:text-style-name="P2" draw:layer="layout" svg:width="4.943cm" svg:height="1.106cm" svg:x="8.224cm" svg:y="14.354cm">
            <text:p text:style-name="P14"><text:span text:style-name="T20">123-333-3333</text:span></text:p>
            <draw:enhanced-geometry svg:viewBox="0 0 21600 21600" draw:type="rectangle" draw:enhanced-path="M 0 0 L 21600 0 21600 21600 0 21600 0 0 Z N"/>
          </draw:custom-shape>
          <draw:custom-shape draw:style-name="gr5" draw:text-style-name="P2" draw:layer="layout" svg:width="5.481cm" svg:height="1.106cm" svg:x="7.964cm" svg:y="14.354cm">
            <text:p/>
            <draw:enhanced-geometry svg:viewBox="0 0 21600 21600" draw:type="rectangle" draw:enhanced-path="M 0 0 L 21600 0 21600 21600 0 21600 0 0 Z N"/>
          </draw:custom-shape>
        </draw:g>
        <draw:g>
          <draw:custom-shape draw:style-name="gr4" draw:text-style-name="P2" draw:layer="layout" svg:width="3.03cm" svg:height="1.107cm" svg:x="0.163cm" svg:y="13.238cm">
            <text:p text:style-name="P14"><text:span text:style-name="T20">3</text:span></text:p>
            <draw:enhanced-geometry svg:viewBox="0 0 21600 21600" draw:type="rectangle" draw:enhanced-path="M 0 0 L 21600 0 21600 21600 0 21600 0 0 Z N"/>
          </draw:custom-shape>
          <draw:custom-shape draw:style-name="gr5" draw:text-style-name="P2" draw:layer="layout" svg:width="3.342cm" svg:height="1.107cm" svg:x="0.009cm" svg:y="13.238cm">
            <text:p/>
            <draw:enhanced-geometry svg:viewBox="0 0 21600 21600" draw:type="rectangle" draw:enhanced-path="M 0 0 L 21600 0 21600 21600 0 21600 0 0 Z N"/>
          </draw:custom-shape>
        </draw:g>
        <draw:g>
          <draw:custom-shape draw:style-name="gr4" draw:text-style-name="P2" draw:layer="layout" svg:width="4.101cm" svg:height="1.107cm" svg:x="3.612cm" svg:y="13.238cm">
            <text:p text:style-name="P14"><text:span text:style-name="T20">Grumpy</text:span></text:p>
            <draw:enhanced-geometry svg:viewBox="0 0 21600 21600" draw:type="rectangle" draw:enhanced-path="M 0 0 L 21600 0 21600 21600 0 21600 0 0 Z N"/>
          </draw:custom-shape>
          <draw:custom-shape draw:style-name="gr5" draw:text-style-name="P2" draw:layer="layout" svg:width="4.591cm" svg:height="1.107cm" svg:x="3.373cm" svg:y="13.238cm">
            <text:p/>
            <draw:enhanced-geometry svg:viewBox="0 0 21600 21600" draw:type="rectangle" draw:enhanced-path="M 0 0 L 21600 0 21600 21600 0 21600 0 0 Z N"/>
          </draw:custom-shape>
        </draw:g>
        <draw:g>
          <draw:custom-shape draw:style-name="gr4" draw:text-style-name="P2" draw:layer="layout" svg:width="4.943cm" svg:height="1.107cm" svg:x="8.233cm" svg:y="13.238cm">
            <text:p text:style-name="P14"><text:span text:style-name="T20">665-235-6532</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5.482cm" svg:height="1.107cm" svg:x="7.968cm" svg:y="13.238cm">
            <text:p/>
            <draw:enhanced-geometry svg:viewBox="0 0 21600 21600" draw:type="rectangle" draw:enhanced-path="M 0 0 L 21600 0 21600 21600 0 21600 0 0 Z N"/>
          </draw:custom-shape>
        </draw:g>
        <draw:g>
          <draw:custom-shape draw:style-name="gr4" draw:text-style-name="P2" draw:layer="layout" svg:width="3.03cm" svg:height="1.107cm" svg:x="0.163cm" svg:y="12.131cm">
            <text:p text:style-name="P14"><text:span text:style-name="T20">2</text:span></text:p>
            <draw:enhanced-geometry svg:viewBox="0 0 21600 21600" draw:type="rectangle" draw:enhanced-path="M 0 0 L 21600 0 21600 21600 0 21600 0 0 Z N"/>
          </draw:custom-shape>
          <draw:custom-shape draw:style-name="gr5" draw:text-style-name="P2" draw:layer="layout" svg:width="3.342cm" svg:height="1.107cm" svg:x="0.009cm" svg:y="12.131cm">
            <text:p/>
            <draw:enhanced-geometry svg:viewBox="0 0 21600 21600" draw:type="rectangle" draw:enhanced-path="M 0 0 L 21600 0 21600 21600 0 21600 0 0 Z N"/>
          </draw:custom-shape>
        </draw:g>
        <draw:g>
          <draw:custom-shape draw:style-name="gr4" draw:text-style-name="P2" draw:layer="layout" svg:width="4.101cm" svg:height="1.107cm" svg:x="3.612cm" svg:y="12.131cm">
            <text:p text:style-name="P14"><text:span text:style-name="T20">Snoopy</text:span></text:p>
            <draw:enhanced-geometry svg:viewBox="0 0 21600 21600" draw:type="rectangle" draw:enhanced-path="M 0 0 L 21600 0 21600 21600 0 21600 0 0 Z N"/>
          </draw:custom-shape>
          <draw:custom-shape draw:style-name="gr5" draw:text-style-name="P2" draw:layer="layout" svg:width="4.591cm" svg:height="1.107cm" svg:x="3.373cm" svg:y="12.131cm">
            <text:p/>
            <draw:enhanced-geometry svg:viewBox="0 0 21600 21600" draw:type="rectangle" draw:enhanced-path="M 0 0 L 21600 0 21600 21600 0 21600 0 0 Z N"/>
          </draw:custom-shape>
        </draw:g>
        <draw:g>
          <draw:custom-shape draw:style-name="gr4" draw:text-style-name="P2" draw:layer="layout" svg:width="4.943cm" svg:height="1.107cm" svg:x="8.233cm" svg:y="12.131cm">
            <text:p text:style-name="P14"><text:span text:style-name="T20">232-234-1234</text:span></text:p>
            <draw:enhanced-geometry svg:viewBox="0 0 21600 21600" draw:type="rectangle" draw:enhanced-path="M 0 0 L 21600 0 21600 21600 0 21600 0 0 Z N"/>
          </draw:custom-shape>
          <draw:custom-shape draw:style-name="gr5" draw:text-style-name="P2" draw:layer="layout" svg:width="5.482cm" svg:height="1.107cm" svg:x="7.968cm" svg:y="12.131cm">
            <text:p/>
            <draw:enhanced-geometry svg:viewBox="0 0 21600 21600" draw:type="rectangle" draw:enhanced-path="M 0 0 L 21600 0 21600 21600 0 21600 0 0 Z N"/>
          </draw:custom-shape>
        </draw:g>
        <draw:g>
          <draw:custom-shape draw:style-name="gr4" draw:text-style-name="P2" draw:layer="layout" svg:width="3.03cm" svg:height="1.107cm" svg:x="0.154cm" svg:y="11.02cm">
            <text:p text:style-name="P14"><text:span text:style-name="T20">1</text:span></text:p>
            <text:p text:style-name="P14"><text:span text:style-name="T20"/></text:p>
            <draw:enhanced-geometry svg:viewBox="0 0 21600 21600" draw:type="rectangle" draw:enhanced-path="M 0 0 L 21600 0 21600 21600 0 21600 0 0 Z N"/>
          </draw:custom-shape>
          <draw:custom-shape draw:style-name="gr5" draw:text-style-name="P2" draw:layer="layout" svg:width="3.343cm" svg:height="1.107cm" svg:x="0cm" svg:y="11.02cm">
            <text:p/>
            <draw:enhanced-geometry svg:viewBox="0 0 21600 21600" draw:type="rectangle" draw:enhanced-path="M 0 0 L 21600 0 21600 21600 0 21600 0 0 Z N"/>
          </draw:custom-shape>
        </draw:g>
        <draw:g>
          <draw:custom-shape draw:style-name="gr4" draw:text-style-name="P2" draw:layer="layout" svg:width="4.105cm" svg:height="1.107cm" svg:x="3.603cm" svg:y="11.02cm">
            <text:p text:style-name="P14"><text:span text:style-name="T20">Sleepy</text:span></text:p>
            <draw:enhanced-geometry svg:viewBox="0 0 21600 21600" draw:type="rectangle" draw:enhanced-path="M 0 0 L 21600 0 21600 21600 0 21600 0 0 Z N"/>
          </draw:custom-shape>
          <draw:custom-shape draw:style-name="gr5" draw:text-style-name="P2" draw:layer="layout" svg:width="4.595cm" svg:height="1.107cm" svg:x="3.365cm" svg:y="11.02cm">
            <text:p/>
            <draw:enhanced-geometry svg:viewBox="0 0 21600 21600" draw:type="rectangle" draw:enhanced-path="M 0 0 L 21600 0 21600 21600 0 21600 0 0 Z N"/>
          </draw:custom-shape>
        </draw:g>
        <draw:g>
          <draw:custom-shape draw:style-name="gr4" draw:text-style-name="P2" draw:layer="layout" svg:width="4.943cm" svg:height="1.107cm" svg:x="8.224cm" svg:y="11.02cm">
            <text:p text:style-name="P14"><text:span text:style-name="T20">321-321-1111</text:span></text:p>
            <draw:enhanced-geometry svg:viewBox="0 0 21600 21600" draw:type="rectangle" draw:enhanced-path="M 0 0 L 21600 0 21600 21600 0 21600 0 0 Z N"/>
          </draw:custom-shape>
          <draw:custom-shape draw:style-name="gr5" draw:text-style-name="P2" draw:layer="layout" svg:width="5.481cm" svg:height="1.107cm" svg:x="7.964cm" svg:y="11.02cm">
            <text:p/>
            <draw:enhanced-geometry svg:viewBox="0 0 21600 21600" draw:type="rectangle" draw:enhanced-path="M 0 0 L 21600 0 21600 21600 0 21600 0 0 Z N"/>
          </draw:custom-shape>
        </draw:g>
        <draw:custom-shape draw:style-name="gr4" draw:text-style-name="P2" draw:layer="layout" svg:width="10.416cm" svg:height="4.066cm" svg:x="13.591cm" svg:y="11.43cm">
          <text:p text:style-name="P19"><text:span text:style-name="T25">Functional Dependencies:</text:span></text:p>
          <text:p text:style-name="P19"><text:span text:style-name="T26">{AuId} </text:span><text:span text:style-name="T27"></text:span><text:span text:style-name="T26"> {AuPhone}</text:span></text:p>
          <text:p text:style-name="P19"><text:span text:style-name="T26">{AuId} </text:span><text:span text:style-name="T27"></text:span><text:span text:style-name="T26"> {AuName}</text:span></text:p>
          <draw:enhanced-geometry svg:viewBox="0 0 21600 21600" draw:type="rectangle" draw:enhanced-path="M 0 0 L 21600 0 21600 21600 0 21600 0 0 Z N"/>
        </draw:custom-shape>
        <anim:par smil:dur="indefinite" smil:fill="hold" presentation:node-type="timing-root">
          <anim:par smil:begin="id8.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5" draw:layer="layout" svg:width="15.227cm" svg:height="11.445cm" svg:x="1.904cm" svg:y="12.064cm" presentation:class="notes" presentation:placeholder="true">
            <draw:text-box/>
          </draw:frame>
        </presentation:notes>
      </draw:page>
      <draw:page draw:name="page9" draw:style-name="dp1" draw:master-page-name="Title1" presentation:presentation-page-layout-name="AL2T1" draw:id="id9">
        <draw:frame presentation:style-name="pr11" draw:text-style-name="P2" draw:layer="layout" svg:width="24.509cm" svg:height="14.355cm" svg:x="0.255cm" svg:y="3.175cm" presentation:class="outline" presentation:user-transformed="true">
          <draw:text-box>
            <text:p text:style-name="P20"><text:span text:style-name="T22">For a table to be in 2NF</text:span></text:p>
            <text:list text:style-name="L12">
              <text:list-item>
                <text:list>
                  <text:list-item>
                    <text:p text:style-name="P15"><text:span text:style-name="T29">The database should be in 1NF. </text:span></text:p>
                  </text:list-item>
                  <text:list-item>
                    <text:p text:style-name="P15"><text:span text:style-name="T18">All </text:span><text:span text:style-name="T30">nonkey</text:span><text:span text:style-name="T18"> attributes in the table must be functionally dependent on the entire primary key</text:span></text:p>
                  </text:list-item>
                </text:list>
              </text:list-item>
            </text:list>
            <text:p text:style-name="P20"><text:span text:style-name="T31"/></text:p>
            <text:p text:style-name="P20"><text:span text:style-name="T32">Schema </text:span><text:span text:style-name="T33"></text:span><text:span text:style-name="T32"> </text:span><text:span text:style-name="T34">{</text:span><text:span text:style-name="T35">Title, PubId, AuId</text:span><text:span text:style-name="T34">, Price, AuAddress}</text:span></text:p>
            <text:list text:style-name="L14">
              <text:list-item>
                <text:list>
                  <text:list-item>
                    <text:p text:style-name="P15"><text:span text:style-name="T36">Key </text:span><text:span text:style-name="T33"></text:span><text:span text:style-name="T36"> </text:span><text:span text:style-name="T30">{Title, PubId, AuId}</text:span></text:p>
                  </text:list-item>
                  <text:list-item>
                    <text:p text:style-name="P15"><text:span text:style-name="T30">{Title, PubId, AuID}</text:span><text:span text:style-name="T36"> </text:span><text:span text:style-name="T33"></text:span><text:span text:style-name="T36"> {Price}</text:span></text:p>
                  </text:list-item>
                  <text:list-item>
                    <text:p text:style-name="P15"><text:span text:style-name="T37">{AuID}</text:span><text:span text:style-name="T36"> </text:span><text:span text:style-name="T33"></text:span><text:span text:style-name="T36"> {AuAddress}</text:span></text:p>
                  </text:list-item>
                  <text:list-item>
                    <text:p text:style-name="P15"><text:span text:style-name="T36">AuAddress does not belong to a key</text:span></text:p>
                  </text:list-item>
                  <text:list-item>
                    <text:p text:style-name="P15"><text:span text:style-name="T36">AuAddress functionally depends on </text:span><text:span text:style-name="T37">AuId</text:span><text:span text:style-name="T36"> which is a subset of a key</text:span><text:span text:style-name="T38">.</text:span></text:p>
                  </text:list-item>
                </text:list>
              </text:list-item>
            </text:list>
          </draw:text-box>
        </draw:frame>
        <draw:custom-shape draw:style-name="gr2" draw:text-style-name="P2" draw:layer="layout" svg:width="21.59cm" svg:height="3.175cm" svg:x="1.905cm" svg:y="0.212cm">
          <text:p text:style-name="P6"><text:span text:style-name="T10">Second Normal Form <text:s/>(2NF) </text:span></text:p>
          <draw:enhanced-geometry svg:viewBox="0 0 21600 21600" draw:type="rectangle" draw:enhanced-path="M 0 0 L 21600 0 21600 21600 0 21600 0 0 Z N"/>
        </draw:custom-shape>
        <anim:par smil:dur="indefinite" smil:fill="hold" presentation:node-type="timing-root">
          <anim:par smil:begin="id9.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5" draw:layer="layout" svg:width="15.227cm" svg:height="11.445cm" svg:x="1.904cm" svg:y="12.064cm" presentation:class="notes" presentation:placeholder="true">
            <draw:text-box/>
          </draw:frame>
        </presentation:notes>
      </draw:page>
      <draw:page draw:name="page10" draw:style-name="dp1" draw:master-page-name="Title1" presentation:presentation-page-layout-name="AL2T1" draw:id="id10">
        <draw:frame presentation:style-name="pr12" draw:text-style-name="P2" draw:layer="layout" svg:width="23.918cm" svg:height="14.042cm" svg:x="0.847cm" svg:y="3.174cm" presentation:class="outline" presentation:user-transformed="true">
          <draw:text-box>
            <text:p text:style-name="P21"><text:span text:style-name="T39"/></text:p>
            <text:p text:style-name="P22"><text:span text:style-name="T40">Schema </text:span><text:span text:style-name="T41"></text:span><text:span text:style-name="T40"> </text:span><text:span text:style-name="T42">{City, Street, HouseNumber, HouseColor, CityPopulation}</text:span></text:p>
            <text:list text:style-name="L14">
              <text:list-item>
                <text:list>
                  <text:list-item>
                    <text:p text:style-name="P23"><text:span text:style-name="T43">key </text:span><text:span text:style-name="T41"></text:span><text:span text:style-name="T43"> </text:span><text:span text:style-name="T44">{</text:span><text:span text:style-name="T45">City, Street, HouseNumber</text:span><text:span text:style-name="T44">}</text:span></text:p>
                  </text:list-item>
                  <text:list-item>
                    <text:p text:style-name="P23"><text:span text:style-name="T44">{City, Street, HouseNumber}</text:span><text:span text:style-name="T43"> </text:span><text:span text:style-name="T41"></text:span><text:span text:style-name="T43"> {HouseColor}</text:span></text:p>
                  </text:list-item>
                  <text:list-item>
                    <text:p text:style-name="P23"><text:span text:style-name="T46">{City} </text:span><text:span text:style-name="T41"></text:span><text:span text:style-name="T43"> {CityPopulation} </text:span></text:p>
                  </text:list-item>
                  <text:list-item>
                    <text:p text:style-name="P23"><text:span text:style-name="T43">CityPopulation does not belong to any key.</text:span></text:p>
                  </text:list-item>
                  <text:list-item>
                    <text:p text:style-name="P24"><text:span text:style-name="T43">CityPopulation is functionally dependent on the </text:span><text:span text:style-name="T46">City </text:span><text:span text:style-name="T43">which is a proper subset of <text:s/>the key.</text:span><text:span text:style-name="T39"> </text:span></text:p>
                  </text:list-item>
                </text:list>
              </text:list-item>
            </text:list>
            <text:p text:style-name="P22"><text:span text:style-name="T39"/></text:p>
          </draw:text-box>
        </draw:frame>
        <draw:custom-shape draw:style-name="gr2" draw:text-style-name="P2" draw:layer="layout" svg:width="21.59cm" svg:height="3.175cm" svg:x="1.905cm" svg:y="0.212cm">
          <text:p text:style-name="P6"><text:span text:style-name="T10">Second Normal Form <text:s/>(2NF) </text:span></text:p>
          <draw:enhanced-geometry svg:viewBox="0 0 21600 21600" draw:type="rectangle" draw:enhanced-path="M 0 0 L 21600 0 21600 21600 0 21600 0 0 Z N"/>
        </draw:custom-shape>
        <anim:par smil:dur="indefinite" smil:fill="hold" presentation:node-type="timing-root">
          <anim:par smil:begin="id10.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13" draw:text-style-name="P2" draw:layer="layout" svg:width="13.97cm" svg:height="18.156cm" svg:x="2.54cm" svg:y="12.064cm" presentation:class="notes" presentation:user-transformed="true">
            <draw:text-box>
              <text:p text:style-name="P25"><text:span text:style-name="T22">Let us consider the problems with the movie studio database:</text:span></text:p>
              <text:list text:style-name="L17">
                <text:list-item>
                  <text:p text:style-name="P15"><text:span text:style-name="T3">Redundancy – City Population is repeated many times</text:span></text:p>
                </text:list-item>
                <text:list-item>
                  <text:p text:style-name="P15"><text:span text:style-name="T3">Insertion anomaly – Whenever we add a new record we have to add unnecessary information. We can not add record until we know information about the city population</text:span></text:p>
                </text:list-item>
                <text:list-item>
                  <text:p text:style-name="P15"><text:span text:style-name="T3">Deletion anomaly – Whenever we delete a record, useful information is deleted.</text:span></text:p>
                </text:list-item>
              </text:list>
              <text:p text:style-name="P25"><text:span text:style-name="T24">Update anomaly – The City Population needs to be updated in more than one location if it changes.</text:span><text:span text:style-name="T3"> </text:span></text:p>
            </draw:text-box>
          </draw:frame>
        </presentation:notes>
      </draw:page>
      <draw:page draw:name="page11" draw:style-name="dp1" draw:master-page-name="Title1" presentation:presentation-page-layout-name="AL2T1" draw:id="id11">
        <draw:frame presentation:style-name="pr14" draw:text-style-name="P2" draw:layer="layout" svg:width="22.225cm" svg:height="15.876cm" svg:x="0.846cm" svg:y="3.174cm" presentation:class="outline" presentation:user-transformed="true">
          <draw:text-box>
            <text:list text:style-name="L8">
              <text:list-item>
                <text:p text:style-name="P9"><text:span text:style-name="T47">If a data item is fully functionally dependent on only a part of the primary key, move that data item and that part of the primary key to a new table.</text:span></text:p>
              </text:list-item>
              <text:list-item>
                <text:p text:style-name="P9"><text:span text:style-name="T48">If other data items are functionally dependent on the same part of the key, place them in the new table also.</text:span></text:p>
              </text:list-item>
            </text:list>
            <text:p text:style-name="P26"><text:span text:style-name="T49"/></text:p>
            <text:p text:style-name="P27"><text:span text:style-name="T50">Old Scheme </text:span><text:span text:style-name="T51"></text:span><text:span text:style-name="T50"> {</text:span><text:span text:style-name="T52">Title, PubId, AuId</text:span><text:span text:style-name="T50">, Price, AuAddress}</text:span></text:p>
            <text:p text:style-name="P27"><text:span text:style-name="T53">New Scheme </text:span><text:span text:style-name="T54"></text:span><text:span text:style-name="T53"> {</text:span><text:span text:style-name="T55">Title, PubId, AuId</text:span><text:span text:style-name="T53">, Price}</text:span></text:p>
            <text:p text:style-name="P27"><text:span text:style-name="T53">New Scheme </text:span><text:span text:style-name="T54"></text:span><text:span text:style-name="T53"> {</text:span><text:span text:style-name="T55">AuId</text:span><text:span text:style-name="T53">, AuAddress}</text:span></text:p>
            <text:p text:style-name="P27"><text:span text:style-name="T53"/></text:p>
            <text:p text:style-name="P28"><text:span text:style-name="T50">Old Scheme </text:span><text:span text:style-name="T51"></text:span><text:span text:style-name="T50"> {</text:span><text:span text:style-name="T52">City, Street, HouseNumber</text:span><text:span text:style-name="T50">, HouseColor,CityPopulation}</text:span></text:p>
            <text:p text:style-name="P28"><text:span text:style-name="T56">New Scheme </text:span><text:span text:style-name="T57"></text:span><text:span text:style-name="T56"> {</text:span><text:span text:style-name="T58">City,</text:span><text:span text:style-name="T56"> </text:span><text:span text:style-name="T58">Street</text:span><text:span text:style-name="T56">, </text:span><text:span text:style-name="T58">HouseNumber</text:span><text:span text:style-name="T56">, HouseColor}</text:span></text:p>
            <text:p text:style-name="P28"><text:span text:style-name="T56">New Scheme </text:span><text:span text:style-name="T57"></text:span><text:span text:style-name="T56"> {</text:span><text:span text:style-name="T58">City</text:span><text:span text:style-name="T56">, CityPopulation}</text:span></text:p>
          </draw:text-box>
        </draw:frame>
        <draw:custom-shape draw:style-name="gr2" draw:text-style-name="P2" draw:layer="layout" svg:width="21.59cm" svg:height="3.175cm" svg:x="1.905cm" svg:y="0.212cm">
          <text:p text:style-name="P6"><text:span text:style-name="T10">2NF - Decomposition</text:span></text:p>
          <draw:enhanced-geometry svg:viewBox="0 0 21600 21600" draw:type="rectangle" draw:enhanced-path="M 0 0 L 21600 0 21600 21600 0 21600 0 0 Z N"/>
        </draw:custom-shape>
        <anim:par smil:dur="indefinite" smil:fill="hold" presentation:node-type="timing-root">
          <anim:par smil:begin="id11.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15"><text:span text:style-name="T22">If there is a table with columns A,B,C,D with Primary Key (A,B) &amp; D is dependant on A (alone) then to be 2NF, you should reduce (split) tables as:</text:span></text:p>
              <text:list text:style-name="L1">
                <text:list-item>
                  <text:list>
                    <text:list-item>
                      <text:p text:style-name="P15"><text:span text:style-name="T59">Table with columns A,D with <text:s/>Primary Key (A)</text:span></text:p>
                    </text:list-item>
                    <text:list-item>
                      <text:p text:style-name="P16"><text:span text:style-name="T60">Table with columns A,B,C with <text:s/>Primary Key (A,B)</text:span><text:span text:style-name="T61"> </text:span></text:p>
                    </text:list-item>
                  </text:list>
                </text:list-item>
              </text:list>
            </draw:text-box>
          </draw:frame>
        </presentation:notes>
      </draw:page>
      <draw:page draw:name="page12" draw:style-name="dp1" draw:master-page-name="Title1" presentation:presentation-page-layout-name="AL2T1" draw:id="id12">
        <draw:frame presentation:style-name="pr15" draw:text-style-name="P2" draw:layer="layout" svg:width="23.918cm" svg:height="9.134cm" svg:x="0.847cm" svg:y="5.974cm" presentation:class="outline" presentation:user-transformed="true">
          <draw:text-box>
            <text:list text:style-name="L21">
              <text:list-item>
                <text:p text:style-name="P29"><text:span text:style-name="T47">All </text:span><text:span text:style-name="T62">non-key</text:span><text:span text:style-name="T47"> attributes of a table must be functionally dependent on a candidate key.</text:span></text:p>
              </text:list-item>
            </text:list>
            <text:p text:style-name="P30"><text:span text:style-name="T47"/></text:p>
            <text:list text:continue-numbering="true" text:style-name="L21">
              <text:list-item>
                <text:p text:style-name="P29"><text:span text:style-name="T47">There can be no inter-dependencies among non-key attributes.</text:span></text:p>
              </text:list-item>
            </text:list>
            <text:p text:style-name="P30"><text:span text:style-name="T47"/></text:p>
            <text:list text:continue-numbering="true" text:style-name="L21">
              <text:list-item>
                <text:p text:style-name="P29"><text:span text:style-name="T47">For a table to be in 3NF, there are two requirements</text:span></text:p>
              </text:list-item>
            </text:list>
            <text:list text:style-name="L12">
              <text:list-item>
                <text:list>
                  <text:list-item>
                    <text:p text:style-name="P24"><text:span text:style-name="T63">The table should be in 2NF</text:span></text:p>
                  </text:list-item>
                  <text:list-item>
                    <text:p text:style-name="P24"><text:span text:style-name="T64">No attribute is transitively dependent on the primary key</text:span></text:p>
                  </text:list-item>
                </text:list>
              </text:list-item>
            </text:list>
            <text:p text:style-name="P30"><text:span text:style-name="T26"/></text:p>
            <text:p text:style-name="P30"><text:span text:style-name="T26"/></text:p>
          </draw:text-box>
        </draw:frame>
        <draw:custom-shape draw:style-name="gr2" draw:text-style-name="P2" draw:layer="layout" svg:width="21.59cm" svg:height="3.175cm" svg:x="1.905cm" svg:y="0.212cm">
          <text:p text:style-name="P6"><text:span text:style-name="T10">Third Normal Form <text:s/>(3NF)</text:span><text:span text:style-name="T16"> </text:span></text:p>
          <draw:enhanced-geometry svg:viewBox="0 0 21600 21600" draw:type="rectangle" draw:enhanced-path="M 0 0 L 21600 0 21600 21600 0 21600 0 0 Z N"/>
        </draw:custom-shape>
        <anim:par smil:dur="indefinite" smil:fill="hold" presentation:node-type="timing-root">
          <anim:par smil:begin="id12.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3"><text:span text:style-name="T24">In the Book Schema Third Normal Form is violated since a non-key field is dependent on another non-key field and is transitively dependent on the primary key.</text:span><text:span text:style-name="T3"> </text:span></text:p>
            </draw:text-box>
          </draw:frame>
        </presentation:notes>
      </draw:page>
      <draw:page draw:name="page13" draw:style-name="dp1" draw:master-page-name="Title1" presentation:presentation-page-layout-name="AL2T1" draw:id="id13">
        <draw:frame presentation:style-name="pr16" draw:text-style-name="P2" draw:layer="layout" svg:width="23.918cm" svg:height="13.385cm" svg:x="0.847cm" svg:y="3.175cm" presentation:class="outline" presentation:user-transformed="true">
          <draw:text-box>
            <text:p text:style-name="P31"><text:span text:style-name="T32"/></text:p>
            <text:p text:style-name="P31"><text:span text:style-name="T32">Scheme </text:span><text:span text:style-name="T33"></text:span><text:span text:style-name="T32"> </text:span><text:span text:style-name="T65">{</text:span><text:span text:style-name="T66">Title, PubID</text:span><text:span text:style-name="T67">, PageCount, Price</text:span><text:span text:style-name="T65"> }</text:span></text:p>
            <text:list text:style-name="L25">
              <text:list-item>
                <text:p text:style-name="P32"><text:span text:style-name="T30">Key </text:span><text:span text:style-name="T68"></text:span><text:span text:style-name="T30"> {Title, PubId}</text:span></text:p>
              </text:list-item>
              <text:list-item>
                <text:p text:style-name="P32"><text:span text:style-name="T30">{Title, PubId} </text:span><text:span text:style-name="T68"></text:span><text:span text:style-name="T30"> {PageCount}</text:span></text:p>
              </text:list-item>
              <text:list-item>
                <text:p text:style-name="P32"><text:span text:style-name="T30">{PageCount} </text:span><text:span text:style-name="T68"></text:span><text:span text:style-name="T30"> {Price}</text:span></text:p>
              </text:list-item>
              <text:list-item>
                <text:p text:style-name="P32"><text:span text:style-name="T36">Transitively {Title, PubID} </text:span><text:span text:style-name="T33"></text:span><text:span text:style-name="T36"> {Price} hence not in 3NF</text:span></text:p>
              </text:list-item>
            </text:list>
            <text:p text:style-name="P33"><text:span text:style-name="T32">Scheme </text:span><text:span text:style-name="T33"></text:span><text:span text:style-name="T32"> </text:span><text:span text:style-name="T69">{</text:span><text:span text:style-name="T70">BuildingID</text:span><text:span text:style-name="T69">, Contractor, Fee}</text:span></text:p>
            <text:list text:style-name="L14">
              <text:list-item>
                <text:list>
                  <text:list-item>
                    <text:p text:style-name="P23"><text:span text:style-name="T30">Primary Key </text:span><text:span text:style-name="T68"></text:span><text:span text:style-name="T30"> {BuildingID}</text:span></text:p>
                  </text:list-item>
                  <text:list-item>
                    <text:p text:style-name="P23"><text:span text:style-name="T30">{BuildingID} </text:span><text:span text:style-name="T68"></text:span><text:span text:style-name="T30"> {Contractor}</text:span></text:p>
                  </text:list-item>
                  <text:list-item>
                    <text:p text:style-name="P23"><text:span text:style-name="T30">{Contractor} </text:span><text:span text:style-name="T68"></text:span><text:span text:style-name="T30"> {Fee} </text:span></text:p>
                  </text:list-item>
                  <text:list-item>
                    <text:p text:style-name="P23"><text:span text:style-name="T36">Fee transitively depends on the BuildingID</text:span></text:p>
                  </text:list-item>
                </text:list>
              </text:list-item>
            </text:list>
          </draw:text-box>
        </draw:frame>
        <draw:custom-shape draw:style-name="gr2" draw:text-style-name="P2" draw:layer="layout" svg:width="22.86cm" svg:height="3.175cm" svg:x="1.905cm" svg:y="0.212cm">
          <text:p text:style-name="P6"><text:span text:style-name="T71">Third Normal Form <text:s/>(3NF) </text:span></text:p>
          <draw:enhanced-geometry svg:viewBox="0 0 21600 21600" draw:type="rectangle" draw:enhanced-path="M 0 0 L 21600 0 21600 21600 0 21600 0 0 Z N"/>
        </draw:custom-shape>
        <anim:par smil:dur="indefinite" smil:fill="hold" presentation:node-type="timing-root">
          <anim:par smil:begin="id13.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13" draw:text-style-name="P2" draw:layer="layout" svg:width="13.97cm" svg:height="18.156cm" svg:x="2.54cm" svg:y="12.064cm" presentation:class="notes" presentation:user-transformed="true">
            <draw:text-box>
              <text:p text:style-name="P25"><text:span text:style-name="T22">Let us consider the problems with the movie studio database:</text:span></text:p>
              <text:list text:style-name="L17">
                <text:list-item>
                  <text:p text:style-name="P15"><text:span text:style-name="T3">Redundancy – City Population is repeated many times</text:span></text:p>
                </text:list-item>
                <text:list-item>
                  <text:p text:style-name="P15"><text:span text:style-name="T3">Insertion anomaly – Whenever we add a new record we have to add unnecessary information. We can not add record until we know information about the city population</text:span></text:p>
                </text:list-item>
                <text:list-item>
                  <text:p text:style-name="P15"><text:span text:style-name="T3">Deletion anomaly – Whenever we delete a record, useful information is deleted.</text:span></text:p>
                </text:list-item>
              </text:list>
              <text:p text:style-name="P25"><text:span text:style-name="T24">Update anomaly – The City Population needs to be updated in more than one location if it changes.</text:span><text:span text:style-name="T3"> </text:span></text:p>
            </draw:text-box>
          </draw:frame>
        </presentation:notes>
      </draw:page>
      <draw:page draw:name="page14" draw:style-name="dp1" draw:master-page-name="Title1" presentation:presentation-page-layout-name="AL2T1" draw:id="id14">
        <draw:frame presentation:style-name="pr17" draw:text-style-name="P2" draw:layer="layout" svg:width="24.13cm" svg:height="15.669cm" svg:x="0.635cm" svg:y="3.175cm" presentation:class="outline" presentation:user-transformed="true">
          <draw:text-box>
            <text:list text:style-name="L8">
              <text:list-item>
                <text:p text:style-name="P9"><text:span text:style-name="T47">Move all items involved in transitive dependencies to a new entity.</text:span></text:p>
              </text:list-item>
              <text:list-item>
                <text:p text:style-name="P9"><text:span text:style-name="T47">Identify a primary key for the new entity.</text:span></text:p>
              </text:list-item>
              <text:list-item>
                <text:p text:style-name="P9"><text:span text:style-name="T47">Place the primary key for the new entity as a foreign key on the original entity. </text:span></text:p>
              </text:list-item>
            </text:list>
            <text:p text:style-name="P34"><text:span text:style-name="T38"/></text:p>
            <text:p text:style-name="P35"><text:span text:style-name="T72">Old Scheme </text:span><text:span text:style-name="T27"></text:span><text:span text:style-name="T72"> {</text:span><text:span text:style-name="T73">Title, PubID</text:span><text:span text:style-name="T26">, PageCount, Price</text:span><text:span text:style-name="T72"> }</text:span></text:p>
            <text:p text:style-name="P35"><text:span text:style-name="T74">New Scheme </text:span><text:span text:style-name="T75"></text:span><text:span text:style-name="T74"> {</text:span><text:span text:style-name="T76">Title, PubID</text:span><text:span text:style-name="T77">, PageCount</text:span><text:span text:style-name="T74">}</text:span></text:p>
            <text:p text:style-name="P35"><text:span text:style-name="T74">New Scheme </text:span><text:span text:style-name="T75"></text:span><text:span text:style-name="T74"> {</text:span><text:span text:style-name="T76">PageCount</text:span><text:span text:style-name="T77">, Price</text:span><text:span text:style-name="T74">}</text:span></text:p>
            <text:p text:style-name="P35"><text:span text:style-name="T74"/></text:p>
            <text:p text:style-name="P35"><text:span text:style-name="T72">Old Scheme </text:span><text:span text:style-name="T27"></text:span><text:span text:style-name="T72"> {</text:span><text:span text:style-name="T78">BuildingID</text:span><text:span text:style-name="T72">, Contractor, Fee}</text:span></text:p>
            <text:p text:style-name="P36"><text:span text:style-name="T74">New Scheme </text:span><text:span text:style-name="T75"></text:span><text:span text:style-name="T74"> {</text:span><text:span text:style-name="T79">BuildingID</text:span><text:span text:style-name="T74">, Contractor}</text:span></text:p>
            <text:p text:style-name="P36"><text:span text:style-name="T74">New Scheme </text:span><text:span text:style-name="T75"></text:span><text:span text:style-name="T74"> {</text:span><text:span text:style-name="T79">Contractor</text:span><text:span text:style-name="T74">, Fee}</text:span></text:p>
            <text:p text:style-name="P35"><text:span text:style-name="T74"/></text:p>
          </draw:text-box>
        </draw:frame>
        <draw:custom-shape draw:style-name="gr2" draw:text-style-name="P2" draw:layer="layout" svg:width="21.59cm" svg:height="3.175cm" svg:x="1.905cm" svg:y="0.212cm">
          <text:p text:style-name="P6"><text:span text:style-name="T71">3NF - Decomposition</text:span></text:p>
          <draw:enhanced-geometry svg:viewBox="0 0 21600 21600" draw:type="rectangle" draw:enhanced-path="M 0 0 L 21600 0 21600 21600 0 21600 0 0 Z N"/>
        </draw:custom-shape>
        <anim:par smil:dur="indefinite" smil:fill="hold" presentation:node-type="timing-root">
          <anim:par smil:begin="id14.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15"><text:span text:style-name="T80">If there is a table with columns A,B,C with Primary Key (A) and C is dependant on B (B </text:span><text:span text:style-name="T81"></text:span><text:span text:style-name="T80"> C) then to be 3NF, the tables become</text:span></text:p>
              <text:list text:style-name="L1">
                <text:list-item>
                  <text:list>
                    <text:list-item>
                      <text:p text:style-name="P15"><text:span text:style-name="T80">Table with columns B,C with Primary Key (B)</text:span></text:p>
                    </text:list-item>
                    <text:list-item>
                      <text:p text:style-name="P15"><text:span text:style-name="T82">Table with fields A,B with Primary Key ( A), and Foreign Key (B)</text:span><text:span text:style-name="T80"> </text:span></text:p>
                    </text:list-item>
                  </text:list>
                </text:list-item>
              </text:list>
            </draw:text-box>
          </draw:frame>
        </presentation:notes>
      </draw:page>
      <draw:page draw:name="page15" draw:style-name="dp1" draw:master-page-name="Title1" presentation:presentation-page-layout-name="AL2T1" draw:id="id15">
        <draw:frame presentation:style-name="pr18" draw:text-style-name="P2" draw:layer="layout" svg:width="24.13cm" svg:height="14.994cm" svg:x="0.635cm" svg:y="3.174cm" presentation:class="outline" presentation:user-transformed="true">
          <draw:text-box>
            <text:list text:style-name="L29">
              <text:list-item>
                <text:p text:style-name="P37"><text:span text:style-name="T83">Refinement of 3NF.</text:span></text:p>
              </text:list-item>
              <text:list-item>
                <text:p text:style-name="P37"><text:span text:style-name="T83">BCNF does not allow dependencies between attributes that belong to candidate keys.</text:span></text:p>
              </text:list-item>
              <text:list-item>
                <text:p text:style-name="P37"><text:span text:style-name="T83">Third normal form and BCNF are not same if the following conditions are true:</text:span></text:p>
              </text:list-item>
            </text:list>
            <text:list text:style-name="L12">
              <text:list-item>
                <text:list>
                  <text:list-item>
                    <text:p text:style-name="P38"><text:span text:style-name="T63">The table has two or more candidate keys</text:span></text:p>
                  </text:list-item>
                  <text:list-item>
                    <text:p text:style-name="P38"><text:span text:style-name="T63">At least two of the candidate keys are composed of more than one attribute</text:span></text:p>
                  </text:list-item>
                  <text:list-item>
                    <text:p text:style-name="P38"><text:span text:style-name="T63">The keys are not disjoint i.e. The composite candidate keys share some attributes</text:span></text:p>
                  </text:list-item>
                </text:list>
              </text:list-item>
            </text:list>
            <text:p text:style-name="P39"><text:span text:style-name="T84"/></text:p>
            <text:p text:style-name="P39"><text:span text:style-name="T85">Scheme </text:span><text:span text:style-name="T86"></text:span><text:span text:style-name="T85"> {</text:span><text:span text:style-name="T87">City, Street, ZipCode </text:span><text:span text:style-name="T85">}</text:span></text:p>
            <text:list text:style-name="L14">
              <text:list-item>
                <text:list>
                  <text:list-item>
                    <text:p text:style-name="P37"><text:span text:style-name="T88">Key1 </text:span><text:span text:style-name="T89"></text:span><text:span text:style-name="T88"> {City, Street }</text:span></text:p>
                  </text:list-item>
                  <text:list-item>
                    <text:p text:style-name="P37"><text:span text:style-name="T90">Key2 </text:span><text:span text:style-name="T51"></text:span><text:span text:style-name="T90"> {ZipCode, Street}</text:span></text:p>
                  </text:list-item>
                  <text:list-item>
                    <text:p text:style-name="P37"><text:span text:style-name="T87">No non-key attribute hence 3NF</text:span></text:p>
                  </text:list-item>
                  <text:list-item>
                    <text:p text:style-name="P37"><text:span text:style-name="T88">{City, Street} </text:span><text:span text:style-name="T89"></text:span><text:span text:style-name="T88"> {ZipCode}</text:span></text:p>
                  </text:list-item>
                  <text:list-item>
                    <text:p text:style-name="P37"><text:span text:style-name="T90">{ZipCode} </text:span><text:span text:style-name="T51"></text:span><text:span text:style-name="T90"> {City}</text:span></text:p>
                  </text:list-item>
                  <text:list-item>
                    <text:p text:style-name="P37"><text:span text:style-name="T87">Dependency between attributes belonging to a key</text:span></text:p>
                  </text:list-item>
                </text:list>
              </text:list-item>
            </text:list>
          </draw:text-box>
        </draw:frame>
        <draw:custom-shape draw:style-name="gr2" draw:text-style-name="P2" draw:layer="layout" svg:width="21.59cm" svg:height="3.175cm" svg:x="1.905cm" svg:y="0.212cm">
          <text:p text:style-name="P6"><text:span text:style-name="T91">Boyce-Codd Normal Form <text:s/>(BCNF)</text:span><text:span text:style-name="T71"> </text:span></text:p>
          <draw:enhanced-geometry svg:viewBox="0 0 21600 21600" draw:type="rectangle" draw:enhanced-path="M 0 0 L 21600 0 21600 21600 0 21600 0 0 Z N"/>
        </draw:custom-shape>
        <anim:par smil:dur="indefinite" smil:fill="hold" presentation:node-type="timing-root">
          <anim:par smil:begin="id15.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19" draw:text-style-name="P2" draw:layer="layout" svg:width="13.97cm" svg:height="26.847cm" svg:x="2.54cm" svg:y="12.065cm" presentation:class="notes" presentation:user-transformed="true">
            <draw:text-box>
              <text:p text:style-name="P3"><text:span text:style-name="T24">The second and third normal forms assume that all attributes not part of the candidate keys depend on the candidate keys but does not deal with dependencies </text:span><text:span text:style-name="T92">within</text:span><text:span text:style-name="T24"> the keys. BCNF deals with such dependencies. </text:span></text:p>
              <text:p text:style-name="P3"><text:span text:style-name="T24"/></text:p>
              <text:p text:style-name="P40"><text:span text:style-name="T93">Under third normal form all non-key columns must be functionally dependent on a candidate key. Under BCNF, even columns that are part of a candidate key must be dependent on another candidate key, if they have a dependency at all. </text:span></text:p>
              <text:p text:style-name="P16"><text:span text:style-name="T94"/></text:p>
              <text:p text:style-name="P16"><text:span text:style-name="T22">For most tables third normal form and BCNF are the same. Third normal form does not cover some specific cases for which BCNF was created. Third normal form and BCNF are not same if the following conditions are true:</text:span></text:p>
              <text:list text:style-name="L10">
                <text:list-item>
                  <text:p text:style-name="P15"><text:span text:style-name="T22">The table has two or more candidate keys</text:span></text:p>
                </text:list-item>
                <text:list-item>
                  <text:p text:style-name="P15"><text:span text:style-name="T22">At least two of the candidate keys are composed of more than one attribute</text:span></text:p>
                </text:list-item>
                <text:list-item>
                  <text:p text:style-name="P15"><text:span text:style-name="T22">The keys are not disjoint i.e. The composite candidate keys share some attributes </text:span></text:p>
                </text:list-item>
              </text:list>
            </draw:text-box>
          </draw:frame>
        </presentation:notes>
      </draw:page>
      <draw:page draw:name="page16" draw:style-name="dp1" draw:master-page-name="Title1" presentation:presentation-page-layout-name="AL2T1" draw:id="id16">
        <draw:frame presentation:style-name="pr20" draw:text-style-name="P2" draw:layer="layout" svg:width="25.4cm" svg:height="14.452cm" svg:x="0.635cm" svg:y="3.174cm" presentation:class="outline" presentation:user-transformed="true">
          <draw:text-box>
            <text:p text:style-name="P20"><text:span text:style-name="T95"/></text:p>
            <text:p text:style-name="P41"><text:span text:style-name="T50">Scheme </text:span><text:span text:style-name="T51"></text:span><text:span text:style-name="T50"> {Client, Problem, Consultant}</text:span></text:p>
            <text:list text:style-name="L14">
              <text:list-item>
                <text:list>
                  <text:list-item>
                    <text:p text:style-name="P37"><text:span text:style-name="T96">Key1 </text:span><text:span text:style-name="T97"></text:span><text:span text:style-name="T96"> {Client, Problem}</text:span></text:p>
                  </text:list-item>
                  <text:list-item>
                    <text:p text:style-name="P37"><text:span text:style-name="T98">Key2 </text:span><text:span text:style-name="T99"></text:span><text:span text:style-name="T98"> {Client, Consultant} </text:span></text:p>
                  </text:list-item>
                  <text:list-item>
                    <text:p text:style-name="P37"><text:span text:style-name="T87">No non-key attribute hence 3NF</text:span></text:p>
                  </text:list-item>
                  <text:list-item>
                    <text:p text:style-name="P37"><text:span text:style-name="T100">{Client, Problem} </text:span><text:span text:style-name="T101"></text:span><text:span text:style-name="T100"> {Consultant}</text:span></text:p>
                  </text:list-item>
                  <text:list-item>
                    <text:p text:style-name="P37"><text:span text:style-name="T100">{Client, Consultant} </text:span><text:span text:style-name="T101"></text:span><text:span text:style-name="T100"> {Problem}</text:span></text:p>
                  </text:list-item>
                  <text:list-item>
                    <text:p text:style-name="P37"><text:span text:style-name="T87">Dependency between attributess belonging to keys violates BCNF </text:span></text:p>
                  </text:list-item>
                </text:list>
              </text:list-item>
            </text:list>
          </draw:text-box>
        </draw:frame>
        <draw:custom-shape draw:style-name="gr2" draw:text-style-name="P2" draw:layer="layout" svg:width="21.59cm" svg:height="3.175cm" svg:x="1.905cm" svg:y="0.212cm">
          <text:p text:style-name="P6"><text:span text:style-name="T91">Boyce Codd Normal Form <text:s/>(BCNF)</text:span></text:p>
          <draw:enhanced-geometry svg:viewBox="0 0 21600 21600" draw:type="rectangle" draw:enhanced-path="M 0 0 L 21600 0 21600 21600 0 21600 0 0 Z N"/>
        </draw:custom-shape>
        <anim:par smil:dur="indefinite" smil:fill="hold" presentation:node-type="timing-root">
          <anim:par smil:begin="id16.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15"><text:span text:style-name="T31">A management consulting firm has several clients and consultants. <text:s/>A client can have several problems and the same problem can be an issue for several clients. <text:s/>Each consultant specializes in only one problem type (e. g marketing, production) but several consultants could advise on one problem. <text:s/>For each problem, the client is advised by only one consultant.</text:span><text:span text:style-name="T22"> </text:span></text:p>
            </draw:text-box>
          </draw:frame>
        </presentation:notes>
      </draw:page>
      <draw:page draw:name="page17" draw:style-name="dp1" draw:master-page-name="Title1" presentation:presentation-page-layout-name="AL2T1" draw:id="id17">
        <draw:frame presentation:style-name="pr21" draw:text-style-name="P2" draw:layer="layout" svg:width="22.225cm" svg:height="14.901cm" svg:x="0.846cm" svg:y="3.175cm" presentation:class="outline" presentation:user-transformed="true">
          <draw:text-box>
            <text:list text:style-name="L8">
              <text:list-item>
                <text:p text:style-name="P42"><text:span text:style-name="T22">Place the two candidate primary keys in separate entities</text:span></text:p>
              </text:list-item>
              <text:list-item>
                <text:p text:style-name="P42"><text:span text:style-name="T31">Place each of the remaining data items in one of the resulting entities according to its dependency on the primary key.</text:span><text:span text:style-name="T22"> </text:span></text:p>
              </text:list-item>
            </text:list>
            <text:p text:style-name="P43"><text:span text:style-name="T38"/></text:p>
            <text:p text:style-name="P44"><text:span text:style-name="T72">Old Scheme </text:span><text:span text:style-name="T27"></text:span><text:span text:style-name="T72"> {City, Street, ZipCode }</text:span></text:p>
            <text:p text:style-name="P44"><text:span text:style-name="T102">New Scheme1 </text:span><text:span text:style-name="T103"></text:span><text:span text:style-name="T102"> {ZipCode, Street}</text:span></text:p>
            <text:p text:style-name="P44"><text:span text:style-name="T102">New Scheme2 </text:span><text:span text:style-name="T103"></text:span><text:span text:style-name="T102"> {City, Street}</text:span></text:p>
            <text:list text:style-name="L29">
              <text:list-item>
                <text:p text:style-name="P45"><text:span text:style-name="T62">Loss of relation {ZipCode} </text:span><text:span text:style-name="T104"></text:span><text:span text:style-name="T62"> {City}</text:span></text:p>
              </text:list-item>
            </text:list>
            <text:p text:style-name="P44"><text:span text:style-name="T105">Alternate New Scheme1 </text:span><text:span text:style-name="T106"></text:span><text:span text:style-name="T105"> {ZipCode, Street }</text:span></text:p>
            <text:p text:style-name="P44"><text:span text:style-name="T105">Alternate New Scheme2 </text:span><text:span text:style-name="T106"></text:span><text:span text:style-name="T105"> {ZipCode, City}</text:span></text:p>
            <text:p text:style-name="P44"><text:span text:style-name="T105"/></text:p>
          </draw:text-box>
        </draw:frame>
        <draw:custom-shape draw:style-name="gr2" draw:text-style-name="P2" draw:layer="layout" svg:width="21.59cm" svg:height="3.175cm" svg:x="1.905cm" svg:y="0.212cm">
          <text:p text:style-name="P6"><text:span text:style-name="T71">BCNF - Decomposition</text:span></text:p>
          <draw:enhanced-geometry svg:viewBox="0 0 21600 21600" draw:type="rectangle" draw:enhanced-path="M 0 0 L 21600 0 21600 21600 0 21600 0 0 Z N"/>
        </draw:custom-shape>
        <anim:par smil:dur="indefinite" smil:fill="hold" presentation:node-type="timing-root">
          <anim:par smil:begin="id17.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15"><text:span text:style-name="T80">If there is a table with columns A,B,C with Primary Key (A) and C is dependant on B (B </text:span><text:span text:style-name="T81"></text:span><text:span text:style-name="T80"> C) then to be 3NF, the tables become</text:span></text:p>
              <text:list text:style-name="L1">
                <text:list-item>
                  <text:list>
                    <text:list-item>
                      <text:p text:style-name="P15"><text:span text:style-name="T80">Table with columns B,C with Primary Key (B)</text:span></text:p>
                    </text:list-item>
                    <text:list-item>
                      <text:p text:style-name="P15"><text:span text:style-name="T82">Table with fields A,B with Primary Key ( A), and Foreign Key (B)</text:span><text:span text:style-name="T80"> </text:span></text:p>
                    </text:list-item>
                  </text:list>
                </text:list-item>
              </text:list>
            </draw:text-box>
          </draw:frame>
        </presentation:notes>
      </draw:page>
      <draw:page draw:name="page18" draw:style-name="dp1" draw:master-page-name="Title1" presentation:presentation-page-layout-name="AL2T1" draw:id="id18">
        <draw:frame presentation:style-name="pr22" draw:text-style-name="P2" draw:layer="layout" svg:width="23.918cm" svg:height="14.483cm" svg:x="0.847cm" svg:y="3.175cm" presentation:class="outline" presentation:user-transformed="true">
          <draw:text-box>
            <text:p text:style-name="P46"><text:span text:style-name="T95"/></text:p>
            <text:p text:style-name="P46"><text:span text:style-name="T107"/></text:p>
            <text:p text:style-name="P47"><text:span text:style-name="T108">Old Scheme </text:span><text:span text:style-name="T109"></text:span><text:span text:style-name="T108"> {Client, Problem, Consultant}</text:span></text:p>
            <text:p text:style-name="P47"><text:span text:style-name="T110">New Scheme </text:span><text:span text:style-name="T111"></text:span><text:span text:style-name="T110"> {Client, Consultant}</text:span></text:p>
            <text:p text:style-name="P47"><text:span text:style-name="T110">New Scheme </text:span><text:span text:style-name="T111"></text:span><text:span text:style-name="T110"> {Client, Problem}</text:span></text:p>
            <text:p text:style-name="P47"><text:span text:style-name="T110"/></text:p>
          </draw:text-box>
        </draw:frame>
        <draw:custom-shape draw:style-name="gr2" draw:text-style-name="P2" draw:layer="layout" svg:width="21.59cm" svg:height="3.175cm" svg:x="1.905cm" svg:y="0.212cm">
          <text:p text:style-name="P6"><text:span text:style-name="T71">BCNF - Decomposition</text:span></text:p>
          <draw:enhanced-geometry svg:viewBox="0 0 21600 21600" draw:type="rectangle" draw:enhanced-path="M 0 0 L 21600 0 21600 21600 0 21600 0 0 Z N"/>
        </draw:custom-shape>
        <anim:par smil:dur="indefinite" smil:fill="hold" presentation:node-type="timing-root">
          <anim:par smil:begin="id18.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5" draw:layer="layout" svg:width="15.227cm" svg:height="11.445cm" svg:x="1.904cm" svg:y="12.064cm" presentation:class="notes" presentation:placeholder="true">
            <draw:text-box/>
          </draw:frame>
        </presentation:notes>
      </draw:page>
      <draw:page draw:name="page19" draw:style-name="dp1" draw:master-page-name="Title1" presentation:presentation-page-layout-name="AL2T1" draw:id="id19">
        <draw:custom-shape draw:style-name="gr4" draw:text-style-name="P2" draw:layer="layout" svg:width="23.918cm" svg:height="16.726cm" svg:x="0.847cm" svg:y="3.175cm">
          <text:list text:style-name="">
            <text:list-item>
              <text:p text:style-name="P9"><text:span text:style-name="T112">4NF eliminates independent many-to-one relationships between columns. </text:span></text:p>
            </text:list-item>
          </text:list>
          <text:list text:style-name="L29">
            <text:list-item>
              <text:p text:style-name="P5"><text:span text:style-name="T112">To be in 4NF,</text:span><text:span text:style-name="T113"> </text:span></text:p>
            </text:list-item>
          </text:list>
          <text:list text:style-name="L1">
            <text:list-item>
              <text:list>
                <text:list-item>
                  <text:p text:style-name="P48"><text:span text:style-name="T114">a relation must first be in Boyce-Codd Normal Form. </text:span></text:p>
                </text:list-item>
                <text:list-item>
                  <text:p text:style-name="P48"><text:span text:style-name="T114">a given relation may not contain more than one multi-valued attribute.</text:span></text:p>
                </text:list-item>
              </text:list>
            </text:list-item>
          </text:list>
          <text:p text:style-name="P26"><text:span text:style-name="T115"/></text:p>
          <text:p text:style-name="P49"><text:span text:style-name="T116">Scheme </text:span><text:span text:style-name="T117"></text:span><text:span text:style-name="T116"> {MovieName, ScreeningCity, Genre)</text:span></text:p>
          <text:p text:style-name="P49"><text:span text:style-name="T50">Primary Key: {MovieName, ScreeningCity, Genre)</text:span></text:p>
          <text:list text:continue-numbering="true" text:style-name="L1">
            <text:list-item>
              <text:list>
                <text:list-item>
                  <text:p text:style-name="P48"><text:span text:style-name="T118">All columns are a part of the only candidate key, hence BCNF</text:span></text:p>
                </text:list-item>
                <text:list-item>
                  <text:p text:style-name="P48"><text:span text:style-name="T118">Many Movies can have the same Genre </text:span></text:p>
                </text:list-item>
                <text:list-item>
                  <text:p text:style-name="P48"><text:span text:style-name="T118">Many Cities can have the same movie</text:span></text:p>
                </text:list-item>
                <text:list-item>
                  <text:p text:style-name="P48"><text:span text:style-name="T118">Violates 4NF</text:span><text:span text:style-name="T119"> </text:span></text:p>
                </text:list-item>
              </text:list>
            </text:list-item>
          </text:list>
          <text:p text:style-name="P26"><text:span text:style-name="T112"/></text:p>
          <text:p text:style-name="P18"><text:span text:style-name="T113"> </text:span></text:p>
          <text:p text:style-name="P18"><text:span text:style-name="T113"/></text:p>
          <draw:enhanced-geometry svg:viewBox="0 0 21600 21600" draw:type="mso-spt202" draw:enhanced-path="M 0 0 L 21600 0 21600 21600 0 21600 0 0 Z N"/>
        </draw:custom-shape>
        <draw:custom-shape draw:style-name="gr2" draw:text-style-name="P2" draw:layer="layout" svg:width="21.59cm" svg:height="3.175cm" svg:x="1.905cm" svg:y="0.212cm">
          <text:p text:style-name="P6"><text:span text:style-name="T120">Fourth Normal Form <text:s/>(4NF) </text:span></text:p>
          <draw:enhanced-geometry svg:viewBox="0 0 21600 21600" draw:type="rectangle" draw:enhanced-path="M 0 0 L 21600 0 21600 21600 0 21600 0 0 Z N"/>
        </draw:custom-shape>
        <anim:par smil:dur="indefinite" smil:fill="hold" presentation:node-type="timing-root">
          <anim:par smil:begin="id19.begin">
            <anim:transitionFilter smil:dur="1s" smil:type="dissolve"/>
          </anim:par>
          <anim:seq smil:fill="hold" presentation:node-type="main-sequence"/>
        </anim:par>
        <presentation:notes draw:style-name="dp3">
          <draw:page-thumbnail draw:layer="layout" svg:width="13.458cm" svg:height="9.517cm" svg:x="2.787cm" svg:y="1.931cm" draw:page-number="19"/>
          <draw:frame presentation:style-name="pr4" draw:layer="layout" svg:width="15.227cm" svg:height="11.419cm" svg:x="1.904cm" svg:y="12.064cm" presentation:class="notes" presentation:placeholder="true">
            <draw:text-box/>
          </draw:frame>
        </presentation:notes>
      </draw:page>
      <draw:page draw:name="page20" draw:style-name="dp1" draw:master-page-name="Title1" presentation:presentation-page-layout-name="AL2T1" draw:id="id20">
        <draw:frame presentation:style-name="pr23" draw:text-style-name="P2" draw:layer="layout" svg:width="23.918cm" svg:height="13.124cm" svg:x="0.847cm" svg:y="3.174cm" presentation:class="outline" presentation:user-transformed="true">
          <draw:text-box>
            <text:p text:style-name="P20"><text:span text:style-name="T121"/></text:p>
            <text:p text:style-name="P50"><text:span text:style-name="T122"/></text:p>
            <text:p text:style-name="P20"><text:span text:style-name="T107"><text:s/></text:span></text:p>
            <text:p text:style-name="P20"><text:span text:style-name="T62">Scheme </text:span><text:span text:style-name="T104"></text:span><text:span text:style-name="T62"> {</text:span><text:span text:style-name="T123">Employee, Skill, ForeignLanguage</text:span><text:span text:style-name="T62">}</text:span></text:p>
            <text:list text:style-name="L14">
              <text:list-item>
                <text:list>
                  <text:list-item>
                    <text:p text:style-name="P37"><text:span text:style-name="T124">Primary Key </text:span><text:span text:style-name="T125"></text:span><text:span text:style-name="T124"> {Employee, Skill, Language }</text:span></text:p>
                  </text:list-item>
                  <text:list-item>
                    <text:p text:style-name="P37"><text:span text:style-name="T126">Each employee can speak multiple languages</text:span></text:p>
                  </text:list-item>
                  <text:list-item>
                    <text:p text:style-name="P37"><text:span text:style-name="T126">Each employee can have multiple skills</text:span></text:p>
                  </text:list-item>
                  <text:list-item>
                    <text:p text:style-name="P37"><text:span text:style-name="T122">Thus violates 4NF</text:span></text:p>
                  </text:list-item>
                </text:list>
              </text:list-item>
            </text:list>
            <text:p text:style-name="P50"><text:span text:style-name="T122"/></text:p>
          </draw:text-box>
        </draw:frame>
        <draw:custom-shape draw:style-name="gr2" draw:text-style-name="P2" draw:layer="layout" svg:width="21.59cm" svg:height="3.175cm" svg:x="1.905cm" svg:y="0.212cm">
          <text:p text:style-name="P6"><text:span text:style-name="T120">Fourth Normal Form <text:s/>(4NF) </text:span></text:p>
          <draw:enhanced-geometry svg:viewBox="0 0 21600 21600" draw:type="rectangle" draw:enhanced-path="M 0 0 L 21600 0 21600 21600 0 21600 0 0 Z N"/>
        </draw:custom-shape>
        <anim:par smil:dur="indefinite" smil:fill="hold" presentation:node-type="timing-root">
          <anim:par smil:begin="id20.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8" draw:text-style-name="P2" draw:layer="layout" svg:width="13.97cm" svg:height="11.431cm" svg:x="2.54cm" svg:y="12.065cm" presentation:class="notes" presentation:user-transformed="true">
            <draw:text-box>
              <text:p text:style-name="P25"><text:span text:style-name="T22">These cause update, addition and deletion anomalies. <text:s/></text:span></text:p>
              <text:list text:style-name="L36">
                <text:list-item>
                  <text:p text:style-name="P15"><text:span text:style-name="T22">Insertion anomaly is that entity integrity would be violated if you tried to add a new employee who did not speak a foreign language. <text:s/></text:span></text:p>
                </text:list-item>
                <text:list-item>
                  <text:p text:style-name="P15"><text:span text:style-name="T22">Update anomalies would occur if you tried to change Cooking to Chef.</text:span></text:p>
                </text:list-item>
              </text:list>
            </draw:text-box>
          </draw:frame>
        </presentation:notes>
      </draw:page>
      <draw:page draw:name="page21" draw:style-name="dp1" draw:master-page-name="Title1" presentation:presentation-page-layout-name="AL2T1" draw:id="id21">
        <draw:frame presentation:style-name="pr9" draw:text-style-name="P2" draw:layer="layout" svg:width="22.225cm" svg:height="14.394cm" svg:x="0.846cm" svg:y="3.174cm" presentation:class="outline" presentation:user-transformed="true">
          <draw:text-box>
            <text:list text:style-name="L8">
              <text:list-item>
                <text:p text:style-name="P9"><text:span text:style-name="T47">Move the two multi-valued relations to separate tables</text:span></text:p>
              </text:list-item>
              <text:list-item>
                <text:p text:style-name="P9"><text:span text:style-name="T47">Identify a primary key for each of the new entity.</text:span></text:p>
              </text:list-item>
            </text:list>
            <text:p text:style-name="P26"><text:span text:style-name="T47"/></text:p>
            <text:p text:style-name="P35"><text:span text:style-name="T107"/></text:p>
            <text:p text:style-name="P28"><text:span text:style-name="T50">Old Scheme </text:span><text:span text:style-name="T51"></text:span><text:span text:style-name="T50"> {MovieName, ScreeningCity, Genre}</text:span></text:p>
            <text:p text:style-name="P28"><text:span text:style-name="T127">New Scheme </text:span><text:span text:style-name="T128"></text:span><text:span text:style-name="T127"> {</text:span><text:span text:style-name="T129">MovieName</text:span><text:span text:style-name="T127">, ScreeningCity}</text:span></text:p>
            <text:p text:style-name="P28"><text:span text:style-name="T127">New Scheme </text:span><text:span text:style-name="T128"></text:span><text:span text:style-name="T127"> {</text:span><text:span text:style-name="T130">MovieName</text:span><text:span text:style-name="T131">, Genre</text:span><text:span text:style-name="T127">}</text:span></text:p>
          </draw:text-box>
        </draw:frame>
        <draw:custom-shape draw:style-name="gr2" draw:text-style-name="P2" draw:layer="layout" svg:width="21.59cm" svg:height="3.175cm" svg:x="1.905cm" svg:y="0.212cm">
          <text:p text:style-name="P6"><text:span text:style-name="T71">4NF - Decomposition</text:span></text:p>
          <draw:enhanced-geometry svg:viewBox="0 0 21600 21600" draw:type="rectangle" draw:enhanced-path="M 0 0 L 21600 0 21600 21600 0 21600 0 0 Z N"/>
        </draw:custom-shape>
        <anim:par smil:dur="indefinite" smil:fill="hold" presentation:node-type="timing-root">
          <anim:par smil:begin="id21.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5" draw:layer="layout" svg:width="15.227cm" svg:height="11.445cm" svg:x="1.904cm" svg:y="12.064cm" presentation:class="notes" presentation:placeholder="true">
            <draw:text-box/>
          </draw:frame>
        </presentation:notes>
      </draw:page>
      <draw:page draw:name="page22" draw:style-name="dp1" draw:master-page-name="Title1" presentation:presentation-page-layout-name="AL2T1" draw:id="id22">
        <draw:frame presentation:style-name="pr9" draw:text-style-name="P2" draw:layer="layout" svg:width="23.918cm" svg:height="14.394cm" svg:x="0.847cm" svg:y="3.174cm" presentation:class="outline" presentation:user-transformed="true">
          <draw:text-box>
            <text:p text:style-name="P46"><text:span text:style-name="T132"/></text:p>
            <text:p text:style-name="P51"><text:span text:style-name="T122"/></text:p>
            <text:p text:style-name="P46"><text:span text:style-name="T107"/></text:p>
            <text:p text:style-name="P47"><text:span text:style-name="T50">Old Scheme </text:span><text:span text:style-name="T51"></text:span><text:span text:style-name="T50"> {</text:span><text:span text:style-name="T90">Employee, Skill, ForeignLanguage</text:span><text:span text:style-name="T50">}</text:span></text:p>
            <text:p text:style-name="P47"><text:span text:style-name="T127">New Scheme </text:span><text:span text:style-name="T128"></text:span><text:span text:style-name="T127"> {</text:span><text:span text:style-name="T130">Employee</text:span><text:span text:style-name="T131">, Skill</text:span><text:span text:style-name="T127">}</text:span></text:p>
            <text:p text:style-name="P47"><text:span text:style-name="T127">New Scheme </text:span><text:span text:style-name="T128"></text:span><text:span text:style-name="T127"> {</text:span><text:span text:style-name="T130">Employee</text:span><text:span text:style-name="T131">, ForeignLanguage</text:span><text:span text:style-name="T127">}</text:span></text:p>
            <text:p text:style-name="P47"><text:span text:style-name="T127"/></text:p>
          </draw:text-box>
        </draw:frame>
        <draw:custom-shape draw:style-name="gr2" draw:text-style-name="P2" draw:layer="layout" svg:width="21.59cm" svg:height="3.175cm" svg:x="1.905cm" svg:y="0.212cm">
          <text:p text:style-name="P6"><text:span text:style-name="T71">4NF - Decomposition</text:span></text:p>
          <draw:enhanced-geometry svg:viewBox="0 0 21600 21600" draw:type="rectangle" draw:enhanced-path="M 0 0 L 21600 0 21600 21600 0 21600 0 0 Z N"/>
        </draw:custom-shape>
        <anim:par smil:dur="indefinite" smil:fill="hold" presentation:node-type="timing-root">
          <anim:par smil:begin="id22.begin">
            <anim:transitionFilter smil:dur="1s" smil:type="dissolve"/>
          </anim:par>
          <anim:seq smil:dur="indefinite" smil:fill="hold" presentation:node-type="main-sequence"/>
        </anim:par>
        <presentation:notes draw:style-name="dp3">
          <draw:custom-shape draw:style-name="gr3" draw:text-style-name="P2" draw:layer="layout" svg:width="8.255cm" svg:height="1.27cm" svg:x="10.795cm" svg:y="24.13cm">
            <text:p text:style-name="P7"><text:span text:style-name="T11"><text:page-number>8</text:page-number></text:span></text:p>
            <draw:enhanced-geometry svg:viewBox="0 0 21600 21600" draw:type="mso-spt202" draw:enhanced-path="M 0 0 L 21600 0 21600 21600 0 21600 0 0 Z N"/>
          </draw:custom-shape>
          <draw:custom-shape draw:style-name="gr3" draw:text-style-name="P2" draw:layer="layout" svg:width="8.255cm" svg:height="1.27cm" svg:x="0cm" svg:y="24.13cm">
            <text:p text:style-name="P8"><text:span text:style-name="T11"><presentation:footer/></text:span></text:p>
            <draw:enhanced-geometry svg:viewBox="0 0 21600 21600" draw:type="mso-spt202" draw:enhanced-path="M 0 0 L 21600 0 21600 21600 0 21600 0 0 Z N"/>
          </draw:custom-shape>
          <draw:custom-shape draw:style-name="gr4" draw:text-style-name="P2" draw:layer="layout" svg:width="8.255cm" svg:height="1.27cm" svg:x="0cm" svg:y="0cm">
            <text:p text:style-name="P8"><text:span text:style-name="T11"><presentation:header/></text:span></text:p>
            <draw:enhanced-geometry svg:viewBox="0 0 21600 21600" draw:type="mso-spt202" draw:enhanced-path="M 0 0 L 21600 0 21600 21600 0 21600 0 0 Z N"/>
          </draw:custom-shape>
          <draw:custom-shape draw:style-name="gr4" draw:text-style-name="P2" draw:layer="layout" svg:width="8.255cm" svg:height="1.27cm" svg:x="10.795cm" svg:y="0cm">
            <text:p text:style-name="P7"><text:span text:style-name="T11"><presentation:date-time/></text:span></text:p>
            <draw:enhanced-geometry svg:viewBox="0 0 21600 21600" draw:type="mso-spt202" draw:enhanced-path="M 0 0 L 21600 0 21600 21600 0 21600 0 0 Z N"/>
          </draw:custom-shape>
          <draw:custom-shape draw:style-name="gr1" draw:text-style-name="P2" draw:layer="layout" svg:width="0.005cm" svg:height="0.004cm" svg:x="9.344cm" svg:y="6.575cm">
            <text:p/>
            <draw:enhanced-geometry svg:viewBox="0 0 21600 21600" draw:type="mso-spt202" draw:enhanced-path="M 0 0 L 21600 0 21600 21600 0 21600 0 0 Z N"/>
          </draw:custom-shape>
          <draw:frame presentation:style-name="pr5" draw:layer="layout" svg:width="15.227cm" svg:height="11.445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3200000025809C7EF3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cm" fo:padding-right="0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fo:padding-top="0.051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54cm" fo:line-height="95%" fo:text-align="start" fo:text-indent="-0.952cm" style:punctuation-wrap="simple"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Times New Roman'" style:font-family-generic="roman" style:font-pitch="variable" fo:font-size="29pt" fo:font-style="normal" fo:text-shadow="none" style:text-underline-style="none" fo:font-weight="normal" style:letter-kerning="true" style:font-family-asian="'Arial Unicode MS'" style:font-pitch-asian="variable" style:font-size-asian="29pt" style:font-style-asian="normal" style:font-weight-asian="normal" style:font-family-complex="'Arial Unicode MS'" style:font-pitch-complex="variable" style:font-size-complex="29pt" style:font-style-complex="normal" style:font-weight-complex="normal" style:text-emphasize="none" style:font-relief="none"/>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361cm" fo:line-height="95%" fo:text-align="start" fo:text-indent="-0.793cm" style:punctuation-wrap="simple" style:line-break="strict" style:writing-mode="lr-tb">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Times New Roman'" style:font-family-generic="roman" style:font-pitch="variable" fo:font-size="25pt" fo:font-style="normal" fo:text-shadow="none" style:text-underline-style="none" fo:font-weight="normal" style:font-family-asian="'Arial Unicode MS'" style:font-pitch-asian="variable" style:font-size-asian="25pt" style:font-style-asian="normal" style:font-weight-asian="normal" style:font-family-complex="'Arial Unicode MS'" style:font-pitch-complex="variable" style:font-size-complex="25pt" style:font-style-complex="normal" style:font-weight-complex="normal" style:font-relief="none"/>
    </style:style>
    <style:style style:name="Title1-outline3" style:family="presentation" style:parent-style-name="Title1-outline2">
      <style:paragraph-properties fo:margin-left="3.175cm" fo:margin-right="0cm" fo:margin-top="0cm" fo:margin-bottom="0.273cm" fo:line-height="95%" fo:text-align="start" fo:text-indent="-0.635cm" style:punctuation-wrap="simple"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Times New Roman'" style:font-family-generic="roman" style:font-pitch="variable" fo:font-size="22pt" fo:font-style="normal" fo:text-shadow="none" style:text-underline-style="none" fo:font-weight="normal" style:font-family-asian="'Arial Unicode MS'" style:font-pitch-asian="variable" style:font-size-asian="22pt" style:font-style-asian="normal" style:font-weight-asian="normal" style:font-family-complex="'Arial Unicode MS'" style:font-pitch-complex="variable" style:font-size-complex="22pt" style:font-style-complex="normal" style:font-weight-complex="normal" style:font-relief="none"/>
    </style:style>
    <style:style style:name="Title1-outline4" style:family="presentation" style:parent-style-name="Title1-outline3">
      <style:paragraph-properties fo:margin-left="4.445cm" fo:margin-right="0cm" fo:margin-top="0cm" fo:margin-bottom="0.18cm" fo:line-height="95%" fo:text-align="start" fo:text-indent="-0.635cm" style:punctuation-wrap="simple"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Times New Roman'"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Title1-outline5" style:family="presentation" style:parent-style-name="Title1-outline4">
      <style:paragraph-properties fo:margin-left="5.715cm" fo:margin-right="0cm" fo:margin-top="0cm" fo:margin-bottom="0.092cm" fo:line-height="95%" fo:text-align="start" fo:text-indent="-0.635cm" style:punctuation-wrap="simple"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imes New Roman'"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cm" fo:margin-bottom="0.092cm" fo:line-height="95%" fo:text-align="start" fo:text-indent="-0.635cm" style:punctuation-wrap="simple"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imes New Roman'"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cm" fo:margin-bottom="0.092cm" fo:line-height="95%" fo:text-align="start" fo:text-indent="-0.635cm" style:punctuation-wrap="simple"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imes New Roman'"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cm" fo:margin-bottom="0.092cm" fo:line-height="95%" fo:text-align="start" fo:text-indent="-0.635cm" style:punctuation-wrap="simple"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imes New Roman'"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cm" fo:margin-bottom="0.092cm" fo:line-height="95%" fo:text-align="start" fo:text-indent="-0.635cm" style:punctuation-wrap="simple" style:line-break="strict" style:writing-mode="lr-tb">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Times New Roman'"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Arial Unicode MS'"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ffffff" style:text-outline="false" style:text-line-through-style="none" style:text-position="0% 100%" fo:font-family="Arial" style:font-family-generic="roman" style:font-pitch="variable" fo:font-size="32pt" fo:font-style="normal" fo:text-shadow="none" style:text-underline-style="none" fo:font-weight="normal"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center"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34pt" fo:font-style="italic" fo:text-shadow="none" style:text-underline-style="none" fo:font-weight="bold" style:letter-kerning="true" style:font-family-asian="'Arial Unicode MS'" style:font-pitch-asian="variable" style:font-size-asian="34pt" style:font-style-asian="italic" style:font-weight-asian="bold" style:font-family-complex="'Arial Unicode MS'" style:font-pitch-complex="variable" style:font-size-complex="34pt" style:font-style-complex="italic"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59cm" fo:min-width="0cm" fo:padding-top="0cm" fo:padding-bottom="0cm" fo:padding-left="0cm" fo:padding-right="0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59cm" fo:min-width="0cm" fo:padding-top="0cm" fo:padding-bottom="0cm" fo:padding-left="0cm" fo:padding-right="0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59cm" fo:min-width="0cm" fo:padding-top="0cm" fo:padding-bottom="0cm" fo:padding-left="0cm" fo:padding-right="0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59cm" fo:min-width="0cm" fo:padding-top="0cm" fo:padding-bottom="0cm" fo:padding-left="0cm" fo:padding-right="0cm" fo:wrap-option="wrap" draw:shadow="hidden"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03cm" fo:min-width="0cm" fo:padding-top="0cm" fo:padding-bottom="0cm" fo:padding-left="0cm" fo:padding-right="0cm" fo:wrap-option="wrap" draw:shadow="hidden"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03cm" fo:min-width="0cm" fo:padding-top="0cm" fo:padding-bottom="0cm" fo:padding-left="0cm" fo:padding-right="0cm" fo:wrap-option="wrap" draw:shadow="hidden"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03cm" fo:min-width="0cm" fo:padding-top="0cm" fo:padding-bottom="0cm" fo:padding-left="0cm" fo:padding-right="0cm" fo:wrap-option="wrap" draw:shadow="hidden"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59cm" fo:min-width="0cm" fo:padding-top="0cm" fo:padding-bottom="0cm" fo:padding-left="0cm" fo:padding-right="0cm" fo:wrap-option="wrap" draw:shadow="hidden"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59cm" fo:min-width="0cm" fo:padding-top="0cm" fo:padding-bottom="0cm" fo:padding-left="0cm" fo:padding-right="0cm" fo:wrap-option="wrap" draw:shadow="hidden" draw:shadow-color="#808080"/>
    </style:style>
    <style:style style:name="Mpr1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59cm" fo:min-width="0cm" fo:padding-top="0cm" fo:padding-bottom="0cm" fo:padding-left="0cm" fo:padding-right="0cm" fo:wrap-option="wrap" draw:shadow="hidden" draw:shadow-color="#808080"/>
    </style:style>
    <style:style style:name="Mpr1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59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punctuation-wrap="hanging" style:line-break="strict"/>
    </style:style>
    <style:style style:name="MP4" style:family="paragraph">
      <style:paragraph-properties fo:margin-left="0cm" fo:margin-right="0cm" fo:text-indent="0cm" style:punctuation-wrap="hanging" style:line-break="strict" style:writing-mode="lr-tb"/>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margin-left="0cm" fo:margin-right="0cm" fo:line-height="95%" fo:text-indent="0cm" style:line-break="strict"/>
    </style:style>
    <style:style style:name="MP8" style:family="paragraph">
      <style:paragraph-properties fo:margin-left="0cm" fo:margin-right="0cm" fo:line-height="95%" fo:text-indent="0cm" style:line-break="strict" style:writing-mode="lr-tb"/>
    </style:style>
    <style:style style:name="MP9" style:family="paragraph">
      <style:paragraph-properties fo:margin-left="0cm" fo:margin-right="0cm" fo:line-height="95%" fo:text-align="end" fo:text-indent="0cm" style:line-break="strict"/>
    </style:style>
    <style:style style:name="MP10" style:family="paragraph">
      <style:paragraph-properties fo:margin-left="0cm" fo:margin-right="0cm" fo:line-height="95%" fo:text-align="end" fo:text-indent="0cm" style:line-break="strict" style:writing-mode="lr-tb"/>
    </style:style>
    <style:style style:name="MP11" style:family="paragraph">
      <style:paragraph-properties fo:margin-left="0cm" fo:margin-right="0cm" fo:line-height="95%" fo:text-align="center" fo:text-indent="0cm" style:line-break="strict"/>
    </style:style>
    <style:style style:name="MP12" style:family="paragraph">
      <style:paragraph-properties fo:margin-left="0cm" fo:margin-right="0cm" fo:line-height="95%" fo:text-align="center" fo:text-indent="0cm" style:line-break="strict" style:writing-mode="lr-tb"/>
    </style:style>
    <style:style style:name="MT1" style:family="text">
      <style:text-properties fo:language="en" fo:country="US"/>
    </style:style>
    <style:style style:name="MT2" style:family="text">
      <style:text-properties fo:color="#ffffff" fo:font-size="14pt" fo:language="en" fo:country="US" style:font-family-asian="'Arial Unicode MS'" style:font-pitch-asian="variable" style:font-size-asian="14pt" style:font-family-complex="'Arial Unicode MS'" style:font-pitch-complex="variable"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72cm" svg:height="3.159cm" svg:x="1.905cm" svg:y="1.693cm" presentation:class="title" presentation:placeholder="true">
        <draw:text-box/>
      </draw:frame>
      <draw:frame presentation:style-name="Default-outline1" draw:layer="backgroundobjects" svg:width="21.572cm" svg:height="11.414cm" svg:x="1.905cm" svg:y="5.502cm" presentation:class="outline" presentation:placeholder="true">
        <draw:text-box/>
      </draw:frame>
      <draw:frame presentation:style-name="Mpr1" draw:text-style-name="MP4" draw:layer="backgroundobjects" svg:width="5.274cm" svg:height="1.277cm" svg:x="1.905cm" svg:y="17.357cm" presentation:class="date-time">
        <draw:text-box>
          <text:p text:style-name="MP3"><text:span text:style-name="MT1"><presentation:date-time/></text:span></text:p>
        </draw:text-box>
      </draw:frame>
      <draw:frame presentation:style-name="Mpr2" draw:text-style-name="MP4" draw:layer="backgroundobjects" svg:width="8.026cm" svg:height="1.277cm" svg:x="8.678cm" svg:y="17.357cm" presentation:class="footer">
        <draw:text-box>
          <text:p text:style-name="MP3"><text:span text:style-name="MT1"><presentation:footer/></text:span></text:p>
        </draw:text-box>
      </draw:frame>
      <draw:frame presentation:style-name="Mpr3" draw:text-style-name="MP4" draw:layer="backgroundobjects" svg:width="5.274cm" svg:height="1.277cm" svg:x="18.203cm" svg:y="17.357cm" presentation:class="page-number">
        <draw:text-box>
          <text:p text:style-name="MP3"><text:span text:style-name="MT1"><text:page-number>&lt;number&gt;</text:page-number></text:span></text:p>
        </draw:text-box>
      </draw:frame>
      <presentation:notes style:page-layout-name="PM0">
        <office:forms form:automatic-focus="false" form:apply-design-mode="false"/>
        <draw:rect draw:style-name="Mgr3" draw:text-style-name="MP5" draw:layer="backgroundobjects" svg:width="19.05cm" svg:height="25.4cm" svg:x="0cm" svg:y="0cm">
          <text:p/>
        </draw:rect>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454cm" svg:height="9.513cm" svg:x="2.787cm" svg:y="1.931cm" presentation:class="page"/>
        <draw:frame presentation:style-name="Default-notes" draw:layer="backgroundobjects" svg:width="15.227cm" svg:height="11.418cm" svg:x="1.904cm" svg:y="12.064cm" presentation:class="notes" presentation:placeholder="true">
          <draw:text-box/>
        </draw:frame>
        <draw:frame presentation:style-name="Mpr4" draw:text-style-name="MP8" draw:layer="backgroundobjects" svg:width="8.255cm" svg:height="1.258cm" svg:x="-0.001cm" svg:y="-0.001cm" presentation:class="header">
          <draw:text-box>
            <text:p text:style-name="MP7"><text:span text:style-name="MT2"><presentation:header/></text:span></text:p>
          </draw:text-box>
        </draw:frame>
        <draw:frame presentation:style-name="Mpr5" draw:text-style-name="MP10" draw:layer="backgroundobjects" svg:width="8.255cm" svg:height="1.258cm" svg:x="10.781cm" svg:y="-0.001cm" presentation:class="date-time">
          <draw:text-box>
            <text:p text:style-name="MP9"><text:span text:style-name="MT2"><presentation:date-time/></text:span></text:p>
          </draw:text-box>
        </draw:frame>
        <draw:frame presentation:style-name="Mpr6" draw:text-style-name="MP8" draw:layer="backgroundobjects" svg:width="8.255cm" svg:height="1.258cm" svg:x="-0.001cm" svg:y="24.128cm" presentation:class="footer">
          <draw:text-box>
            <text:p text:style-name="MP7"><text:span text:style-name="MT2"><presentation:footer/></text:span></text:p>
          </draw:text-box>
        </draw:frame>
        <draw:frame presentation:style-name="Mpr7" draw:text-style-name="MP10" draw:layer="backgroundobjects" svg:width="8.255cm" svg:height="1.258cm" svg:x="10.781cm" svg:y="24.128cm" presentation:class="page-number">
          <draw:text-box>
            <text:p text:style-name="MP9"><text:span text:style-name="MT2"><text:page-number>&lt;number&gt;</text:page-number></text:span></text:p>
          </draw:text-box>
        </draw:frame>
      </presentation:notes>
    </style:master-page>
    <style:master-page style:name="Title1" style:page-layout-name="PM1" draw:style-name="Mdp2">
      <draw:frame presentation:style-name="Title1-title" draw:layer="backgroundobjects" svg:width="22.847cm" svg:height="3.168cm" svg:x="1.269cm" svg:y="0.757cm" presentation:class="title" presentation:placeholder="true">
        <draw:text-box/>
      </draw:frame>
      <draw:frame presentation:style-name="Title1-outline1" draw:layer="backgroundobjects" svg:width="22.847cm" svg:height="12.56cm" svg:x="1.269cm" svg:y="4.457cm" presentation:class="outline" presentation:placeholder="true">
        <draw:text-box/>
      </draw:frame>
      <draw:frame presentation:style-name="Mpr8" draw:text-style-name="MP8" draw:layer="backgroundobjects" svg:width="5.905cm" svg:height="1.302cm" svg:x="1.269cm" svg:y="17.351cm" presentation:class="date-time">
        <draw:text-box>
          <text:p text:style-name="MP7"><text:span text:style-name="MT2"><presentation:date-time/></text:span></text:p>
        </draw:text-box>
      </draw:frame>
      <draw:frame presentation:style-name="Mpr9" draw:text-style-name="MP12" draw:layer="backgroundobjects" svg:width="8.039cm" svg:height="1.302cm" svg:x="8.686cm" svg:y="17.351cm" presentation:class="footer">
        <draw:text-box>
          <text:p text:style-name="MP11"><text:span text:style-name="MT2"><presentation:footer/></text:span></text:p>
        </draw:text-box>
      </draw:frame>
      <draw:frame presentation:style-name="Mpr10" draw:text-style-name="MP10" draw:layer="backgroundobjects" svg:width="5.905cm" svg:height="1.302cm" svg:x="18.211cm" svg:y="17.351cm" presentation:class="page-number">
        <draw:text-box>
          <text:p text:style-name="MP9"><text:span text:style-name="MT2"><text:page-number>&lt;number&gt;</text:page-number></text:span></text:p>
        </draw:text-box>
      </draw:frame>
      <presentation:notes style:page-layout-name="PM0">
        <office:forms form:automatic-focus="false" form:apply-design-mode="false"/>
        <draw:rect draw:style-name="Mgr3" draw:text-style-name="MP5" draw:layer="backgroundobjects" svg:width="19.05cm" svg:height="25.4cm" svg:x="0cm" svg:y="0cm">
          <text:p/>
        </draw:rect>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454cm" svg:height="9.513cm" svg:x="2.787cm" svg:y="1.931cm" presentation:class="page"/>
        <draw:frame presentation:style-name="Title1-notes" draw:layer="backgroundobjects" svg:width="15.227cm" svg:height="11.418cm" svg:x="1.904cm" svg:y="12.064cm" presentation:class="notes" presentation:placeholder="true">
          <draw:text-box/>
        </draw:frame>
        <draw:frame presentation:style-name="Mpr11" draw:text-style-name="MP8" draw:layer="backgroundobjects" svg:width="8.255cm" svg:height="1.258cm" svg:x="-0.001cm" svg:y="-0.001cm" presentation:class="header">
          <draw:text-box>
            <text:p text:style-name="MP7"><text:span text:style-name="MT2"><presentation:header/></text:span></text:p>
          </draw:text-box>
        </draw:frame>
        <draw:frame presentation:style-name="Mpr12" draw:text-style-name="MP10" draw:layer="backgroundobjects" svg:width="8.255cm" svg:height="1.258cm" svg:x="10.781cm" svg:y="-0.001cm" presentation:class="date-time">
          <draw:text-box>
            <text:p text:style-name="MP9"><text:span text:style-name="MT2"><presentation:date-time/></text:span></text:p>
          </draw:text-box>
        </draw:frame>
        <draw:frame presentation:style-name="Mpr13" draw:text-style-name="MP8" draw:layer="backgroundobjects" svg:width="8.255cm" svg:height="1.258cm" svg:x="-0.001cm" svg:y="24.128cm" presentation:class="footer">
          <draw:text-box>
            <text:p text:style-name="MP7"><text:span text:style-name="MT2"><presentation:footer/></text:span></text:p>
          </draw:text-box>
        </draw:frame>
        <draw:frame presentation:style-name="Mpr14" draw:text-style-name="MP10" draw:layer="backgroundobjects" svg:width="8.255cm" svg:height="1.258cm" svg:x="10.781cm" svg:y="24.128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owerPoint Presentation</dc:title>
    <meta:creation-date>2015-01-17T11:06:11.42</meta:creation-date>
    <meta:editing-cycles>1</meta:editing-cycles>
    <meta:editing-duration>PT00H00M00S</meta:editing-duration>
    <meta:document-statistic meta:object-count="612"/>
    <meta:generator>OpenOffice.org/3.0$Win32 OpenOffice.org_project/300m15$Build-9379</meta:generator>
  </office:meta>
</office:document-meta>
</file>